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automatic-styles>
    <style:style style:name="Table1" style:family="table">
      <style:table-properties style:width="17.201cm" table:align="margins" style:writing-mode="lr-tb"/>
    </style:style>
    <style:style style:name="Table1.A" style:family="table-column">
      <style:table-column-properties style:column-width="5.734cm" style:rel-column-width="21845*"/>
    </style:style>
    <style:style style:name="Table1.A1" style:family="table-cell">
      <style:table-cell-properties fo:padding="0.049cm" fo:border-left="0.75pt solid #000000" fo:border-right="none" fo:border-top="0.75pt solid #000000" fo:border-bottom="0.5pt solid #000000" style:writing-mode="page"/>
    </style:style>
    <style:style style:name="Table1.B1" style:family="table-cell">
      <style:table-cell-properties fo:padding="0.049cm" fo:border-left="0.5pt solid #000000" fo:border-right="none" fo:border-top="0.75pt solid #000000" fo:border-bottom="0.5pt solid #000000" style:writing-mode="page"/>
    </style:style>
    <style:style style:name="Table1.C1" style:family="table-cell">
      <style:table-cell-properties fo:padding="0.049cm" fo:border-left="0.5pt solid #000000" fo:border-right="0.75pt solid #000000" fo:border-top="0.75pt solid #000000" fo:border-bottom="0.5pt solid #000000" style:writing-mode="page"/>
    </style:style>
    <style:style style:name="Table1.A2" style:family="table-cell">
      <style:table-cell-properties fo:padding="0.049cm" fo:border-left="0.75pt solid #000000" fo:border-right="none" fo:border-top="none" fo:border-bottom="0.5pt solid #000000" style:writing-mode="page"/>
    </style:style>
    <style:style style:name="Table1.B2" style:family="table-cell">
      <style:table-cell-properties fo:padding="0.049cm" fo:border-left="0.5pt solid #000000" fo:border-right="none" fo:border-top="none" fo:border-bottom="0.5pt solid #000000" style:writing-mode="page"/>
    </style:style>
    <style:style style:name="Table1.C2" style:family="table-cell">
      <style:table-cell-properties fo:padding="0.049cm" fo:border-left="0.5pt solid #000000" fo:border-right="0.75pt solid #000000" fo:border-top="none" fo:border-bottom="0.5pt solid #000000" style:writing-mode="page"/>
    </style:style>
    <style:style style:name="Table1.A4" style:family="table-cell">
      <style:table-cell-properties fo:padding="0.049cm" fo:border-left="0.75pt solid #000000" fo:border-right="none" fo:border-top="none" fo:border-bottom="0.75pt solid #000000" style:writing-mode="page"/>
    </style:style>
    <style:style style:name="Table1.B4" style:family="table-cell">
      <style:table-cell-properties fo:padding="0.049cm" fo:border-left="0.5pt solid #000000" fo:border-right="none" fo:border-top="none" fo:border-bottom="0.75pt solid #000000" style:writing-mode="page"/>
    </style:style>
    <style:style style:name="Table1.C4" style:family="table-cell">
      <style:table-cell-properties fo:padding="0.049cm" fo:border-left="0.5pt solid #000000" fo:border-right="0.75pt solid #000000" fo:border-top="none" fo:border-bottom="0.75pt solid #000000" style:writing-mode="page"/>
    </style:style>
    <style:style style:name="P1" style:family="paragraph" style:parent-style-name="Header">
      <style:text-properties officeooo:paragraph-rsid="0261e9c1"/>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cm" fo:margin-right="0cm" fo:text-indent="0cm" style:auto-text-indent="false" fo:padding="0cm" fo:border="none" style:writing-mode="lr-tb"/>
      <style:text-properties officeooo:paragraph-rsid="046b6273" fo:background-color="transparent"/>
    </style:style>
    <style:style style:name="P4" style:family="paragraph" style:parent-style-name="Normal_20__28_Web_29_">
      <style:text-properties officeooo:rsid="036d7c84" officeooo:paragraph-rsid="036d7c84"/>
    </style:style>
    <style:style style:name="P5" style:family="paragraph" style:parent-style-name="Standard">
      <style:text-properties officeooo:paragraph-rsid="046f2753"/>
    </style:style>
    <style:style style:name="P6" style:family="paragraph" style:parent-style-name="Normal_20__28_Web_29_">
      <style:text-properties officeooo:rsid="046f9764" officeooo:paragraph-rsid="046f9764"/>
    </style:style>
    <style:style style:name="P7" style:family="paragraph" style:parent-style-name="Standard">
      <style:text-properties officeooo:rsid="00b986a9" officeooo:paragraph-rsid="046f2753" fo:background-color="#00ffff"/>
    </style:style>
    <style:style style:name="P8" style:family="paragraph" style:parent-style-name="Text_20_body">
      <style:text-properties officeooo:rsid="046f9764" officeooo:paragraph-rsid="046f9764" fo:background-color="#00ffff"/>
    </style:style>
    <style:style style:name="P9" style:family="paragraph" style:parent-style-name="Normal_20__28_Web_29_">
      <style:text-properties officeooo:rsid="04739b1c" officeooo:paragraph-rsid="04739b1c"/>
    </style:style>
    <style:style style:name="P10" style:family="paragraph" style:parent-style-name="Standard">
      <style:text-properties officeooo:rsid="04713aae" officeooo:paragraph-rsid="04713aae"/>
    </style:style>
    <style:style style:name="P11" style:family="paragraph" style:parent-style-name="Standard">
      <style:text-properties officeooo:paragraph-rsid="047b6bf8"/>
    </style:style>
    <style:style style:name="P12" style:family="paragraph" style:parent-style-name="Table_20_Contents">
      <style:text-properties officeooo:rsid="04729f0c" officeooo:paragraph-rsid="04729f0c"/>
    </style:style>
    <style:style style:name="P13" style:family="paragraph" style:parent-style-name="Standard">
      <style:text-properties fo:font-style="italic" officeooo:rsid="04713aae" officeooo:paragraph-rsid="04713aae" style:font-style-asian="italic" style:font-style-complex="italic"/>
    </style:style>
    <style:style style:name="P14" style:family="paragraph" style:parent-style-name="Standard">
      <style:text-properties officeooo:rsid="03424954" officeooo:paragraph-rsid="03424954"/>
    </style:style>
    <style:style style:name="P15" style:family="paragraph" style:parent-style-name="Standard">
      <style:text-properties officeooo:rsid="0480eec0" officeooo:paragraph-rsid="0480eec0"/>
    </style:style>
    <style:style style:name="P16" style:family="paragraph" style:parent-style-name="Standard">
      <style:text-properties officeooo:rsid="04823b1b" officeooo:paragraph-rsid="04823b1b"/>
    </style:style>
    <style:style style:name="P17" style:family="paragraph" style:parent-style-name="Text_20_body">
      <style:text-properties fo:font-style="normal" officeooo:rsid="04739b1c" officeooo:paragraph-rsid="04739b1c" fo:background-color="transparent" style:font-style-asian="normal" style:font-style-complex="normal"/>
    </style:style>
    <style:style style:name="P18" style:family="paragraph" style:parent-style-name="Table_20_Contents">
      <style:text-properties officeooo:rsid="048bf20e" officeooo:paragraph-rsid="048bf20e"/>
    </style:style>
    <style:style style:name="P19" style:family="paragraph" style:parent-style-name="Standard">
      <style:paragraph-properties fo:text-align="center" style:justify-single-word="false" fo:orphans="2" fo:widows="2"/>
    </style:style>
    <style:style style:name="P20" style:family="paragraph" style:parent-style-name="Standard">
      <style:text-properties fo:language="en" fo:country="GB"/>
    </style:style>
    <style:style style:name="P21" style:family="paragraph" style:parent-style-name="Standard">
      <style:paragraph-properties fo:text-align="end" style:justify-single-word="false" fo:orphans="2" fo:widows="2"/>
    </style:style>
    <style:style style:name="P22" style:family="paragraph" style:parent-style-name="Standard">
      <style:text-properties style:font-name="Times New Roman" fo:font-size="12pt" style:font-size-asian="12pt" style:font-name-complex="Times New Roman1"/>
    </style:style>
    <style:style style:name="P23" style:family="paragraph" style:parent-style-name="Standard">
      <style:paragraph-properties fo:orphans="2" fo:widows="2"/>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P24" style:family="paragraph" style:parent-style-name="Standard">
      <style:paragraph-properties fo:orphans="2" fo:widows="2"/>
    </style:style>
    <style:style style:name="P25" style:family="paragraph" style:parent-style-name="Standard">
      <style:paragraph-properties fo:orphans="2" fo:widows="2"/>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P26" style:family="paragraph" style:parent-style-name="Standard">
      <style:text-properties officeooo:paragraph-rsid="046f2753"/>
    </style:style>
    <style:style style:name="P27" style:family="paragraph" style:parent-style-name="NOTE">
      <style:paragraph-properties fo:margin-top="0.494cm" fo:margin-bottom="0.494cm" style:contextual-spacing="false"/>
      <style:text-properties officeooo:paragraph-rsid="046f2753"/>
    </style:style>
    <style:style style:name="P28" style:family="paragraph" style:parent-style-name="Footer">
      <style:paragraph-properties fo:text-align="center" style:justify-single-word="false"/>
    </style:style>
    <style:style style:name="P29" style:family="paragraph" style:parent-style-name="Heading_20_1">
      <style:paragraph-properties fo:margin-left="0cm" fo:margin-right="0cm" fo:text-indent="0cm" style:auto-text-indent="false" fo:break-before="page"/>
      <style:text-properties style:font-name="Times New Roman" fo:font-size="14pt" fo:font-weight="bold" officeooo:rsid="0024e1d4" officeooo:paragraph-rsid="009146a0" style:font-name-asian="SimSun" style:font-size-asian="14pt" style:language-asian="zh" style:country-asian="CN" style:font-weight-asian="bold" style:font-name-complex="Times New Roman1" style:font-size-complex="12pt"/>
    </style:style>
    <style:style style:name="P30" style:family="paragraph" style:parent-style-name="Heading_20_3">
      <style:text-properties officeooo:paragraph-rsid="046f2753"/>
    </style:style>
    <style:style style:name="T1" style:family="text">
      <style:text-properties style:font-name="Times New Roman" fo:font-size="14pt" fo:language="fr" fo:country="FR" fo:font-weight="bold" style:font-name-asian="SimSun" style:font-size-asian="14pt" style:language-asian="zh" style:country-asian="CN" style:font-weight-asian="bold" style:font-name-complex="Times New Roman1" style:font-size-complex="12pt"/>
    </style:style>
    <style:style style:name="T2" style:family="text">
      <style:text-properties style:font-name="Times New Roman" fo:font-size="14pt" fo:language="en" fo:country="GB" fo:font-weight="bold" style:font-name-asian="SimSun" style:font-size-asian="14pt" style:language-asian="zh" style:country-asian="CN" style:font-weight-asian="bold" style:font-name-complex="Times New Roman1" style:font-size-complex="12pt"/>
    </style:style>
    <style:style style:name="T3" style:family="text">
      <style:text-properties style:font-name="Times New Roman" fo:font-size="14pt" fo:language="en" fo:country="GB" fo:font-weight="bold" officeooo:rsid="03424954" style:font-name-asian="SimSun" style:font-size-asian="14pt" style:language-asian="zh" style:country-asian="CN" style:font-weight-asian="bold" style:font-name-complex="Times New Roman1" style:font-size-complex="12pt"/>
    </style:style>
    <style:style style:name="T4" style:family="text">
      <style:text-properties style:font-name="Times New Roman" fo:font-size="14pt" fo:language="en" fo:country="GB" fo:font-weight="bold" officeooo:rsid="04473574" style:font-name-asian="SimSun" style:font-size-asian="14pt" style:language-asian="zh" style:country-asian="CN" style:font-weight-asian="bold" style:font-name-complex="Times New Roman1" style:font-size-complex="12pt"/>
    </style:style>
    <style:style style:name="T5" style:family="text">
      <style:text-properties style:font-name="Times New Roman" fo:font-size="14pt" fo:language="en" fo:country="GB" fo:font-weight="bold" officeooo:rsid="048630df" style:font-name-asian="SimSun" style:font-size-asian="14pt" style:language-asian="zh" style:country-asian="CN" style:font-weight-asian="bold" style:font-name-complex="Times New Roman1" style:font-size-complex="12pt"/>
    </style:style>
    <style:style style:name="T6" style:family="text">
      <style:text-properties style:font-name="Times New Roman" fo:font-size="14pt" fo:language="en" fo:country="GB" fo:font-weight="bold" officeooo:rsid="0491562f" style:font-name-asian="SimSun" style:font-size-asian="14pt" style:language-asian="zh" style:country-asian="CN" style:font-weight-asian="bold" style:font-name-complex="Times New Roman1" style:font-size-complex="12pt"/>
    </style:style>
    <style:style style:name="T7" style:family="text">
      <style:text-properties style:font-name="Times New Roman" fo:font-size="14pt" fo:font-weight="bold" style:font-name-asian="SimSun" style:font-size-asian="14pt" style:language-asian="zh" style:country-asian="CN" style:font-weight-asian="bold" style:font-name-complex="Times New Roman1" style:font-size-complex="12pt"/>
    </style:style>
    <style:style style:name="T8" style:family="text">
      <style:text-properties style:font-name="Times New Roman" fo:font-size="14pt" fo:font-weight="bold" officeooo:rsid="0045f4a6" style:font-name-asian="SimSun" style:font-size-asian="14pt" style:language-asian="zh" style:country-asian="CN" style:font-weight-asian="bold" style:font-name-complex="Times New Roman1" style:font-size-complex="12pt"/>
    </style:style>
    <style:style style:name="T9" style:family="text">
      <style:text-properties style:font-name="Times New Roman" fo:font-size="14pt" fo:font-weight="bold" officeooo:rsid="0480eec0" style:font-name-asian="SimSun" style:font-size-asian="14pt" style:language-asian="zh" style:country-asian="CN" style:font-weight-asian="bold" style:font-name-complex="Times New Roman1" style:font-size-complex="12pt"/>
    </style:style>
    <style:style style:name="T10" style:family="text">
      <style:text-properties style:font-name="Times New Roman" fo:font-size="24pt" fo:language="en" fo:country="GB" fo:font-weight="bold" style:font-name-asian="SimSun" style:font-size-asian="24pt" style:language-asian="zh" style:country-asian="CN" style:font-weight-asian="bold" style:font-name-complex="Times New Roman1" style:font-size-complex="12pt"/>
    </style:style>
    <style:style style:name="T11" style:family="text">
      <style:text-properties style:font-name="Times New Roman" fo:font-size="24pt" fo:language="en" fo:country="GB" fo:font-weight="bold" officeooo:rsid="0469a7ea" style:font-name-asian="SimSun" style:font-size-asian="24pt" style:language-asian="zh" style:country-asian="CN" style:font-weight-asian="bold" style:font-name-complex="Times New Roman1" style:font-size-complex="12pt"/>
    </style:style>
    <style:style style:name="T12" style:family="text">
      <style:text-properties style:font-name="Times New Roman" fo:language="en" fo:country="GB" style:font-name-complex="Times New Roman1"/>
    </style:style>
    <style:style style:name="T13" style:family="text">
      <style:text-properties style:font-name="Times New Roman" fo:font-size="12pt" style:font-size-asian="12pt" style:font-name-complex="Times New Roman1"/>
    </style:style>
    <style:style style:name="T14" style:family="text">
      <style:text-properties fo:language="en" fo:country="GB"/>
    </style:style>
    <style:style style:name="T15" style:family="text">
      <style:text-properties fo:language="en" fo:country="GB" officeooo:rsid="00bbae62"/>
    </style:style>
    <style:style style:name="T16" style:family="text">
      <style:text-properties fo:color="#202124" loext:opacity="100%" style:font-name="Times New Roman" fo:font-size="14pt" fo:font-weight="bold" style:font-name-asian="SimSun" style:font-size-asian="14pt" style:language-asian="zh" style:country-asian="CN" style:font-weight-asian="bold" style:font-name-complex="Times New Roman1" style:font-size-complex="12pt"/>
    </style:style>
    <style:style style:name="T17" style:family="text">
      <style:text-properties fo:color="#202124" loext:opacity="100%" style:font-name="Times New Roman" fo:font-size="14pt" fo:font-weight="bold" officeooo:rsid="0469a7ea" style:font-name-asian="SimSun" style:font-size-asian="14pt" style:language-asian="zh" style:country-asian="CN" style:font-weight-asian="bold" style:font-name-complex="Times New Roman1" style:font-size-complex="12pt"/>
    </style:style>
    <style:style style:name="T18" style:family="text">
      <style:text-properties fo:font-weight="bold" style:font-weight-asian="bold" style:font-weight-complex="bold"/>
    </style:style>
    <style:style style:name="T19" style:family="text">
      <style:text-properties officeooo:rsid="03f56c9b"/>
    </style:style>
    <style:style style:name="T20" style:family="text">
      <style:text-properties style:font-name-asian="Calibri1"/>
    </style:style>
    <style:style style:name="T21" style:family="text">
      <style:text-properties officeooo:rsid="03f73c69"/>
    </style:style>
    <style:style style:name="T22" style:family="text">
      <style:text-properties officeooo:rsid="04739b1c"/>
    </style:style>
    <style:style style:name="T23" style:family="text">
      <style:text-properties fo:font-style="italic" style:font-style-asian="italic" style:font-style-complex="italic"/>
    </style:style>
    <style:style style:name="T24" style:family="text">
      <style:text-properties fo:font-style="italic" officeooo:rsid="0483fac0"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4766383" style:font-style-asian="normal" style:font-style-complex="normal"/>
    </style:style>
    <style:style style:name="T27" style:family="text">
      <style:text-properties officeooo:rsid="047b6bf8"/>
    </style:style>
    <style:style style:name="T28" style:family="text">
      <style:text-properties officeooo:rsid="0480eec0"/>
    </style:style>
    <style:style style:name="T29" style:family="text">
      <style:text-properties officeooo:rsid="04818f77"/>
    </style:style>
    <style:style style:name="T30" style:family="text">
      <style:text-properties officeooo:rsid="0483fac0"/>
    </style:style>
    <style:style style:name="T31" style:family="text">
      <style:text-properties officeooo:rsid="04852c7b"/>
    </style:style>
    <style:style style:name="T32" style:family="text">
      <style:text-properties officeooo:rsid="048bcea0"/>
    </style:style>
    <style:style style:name="T33" style:family="text">
      <style:text-properties officeooo:rsid="048bf20e"/>
    </style:style>
    <style:style style:name="T34" style:family="text">
      <style:text-properties officeooo:rsid="048cebb4"/>
    </style:style>
    <style:style style:name="T35" style:family="text">
      <style:text-properties officeooo:rsid="048d40b5"/>
    </style:style>
    <style:style style:name="T36" style:family="text">
      <style:text-properties officeooo:rsid="048d93be"/>
    </style:style>
    <style:style style:name="T37" style:family="text">
      <style:text-properties officeooo:rsid="048ec3d5"/>
    </style:style>
    <style:style style:name="T38" style:family="text">
      <style:text-properties officeooo:rsid="049072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loext:marker-style-name="T1"><text:span text:style-name="T1">INTERNATIONAL ORGANISATION FOR STANDARDISATION</text:span></text:p>
      <text:p text:style-name="P19" loext:marker-style-name="T1"><text:span text:style-name="T1">ORGANISATION INTERNATIONALE DE NORMALISATION</text:span></text:p>
      <text:p text:style-name="P19" loext:marker-style-name="T1"><text:span text:style-name="T1">ISO/IEC JTC 1/SC 29/WG 3</text:span></text:p>
      <text:p text:style-name="P19" loext:marker-style-name="T1"><text:span text:style-name="T1">CODING OF MOVING PICTURES AND AUDIO</text:span></text:p>
      <text:p text:style-name="P20" loext:marker-style-name="T14"/>
      <text:p text:style-name="P21" loext:marker-style-name="T10"><text:span text:style-name="T2">ISO/IEC JTC 1/SC 29/WG 3 </text:span><text:span text:style-name="T10">m</text:span><text:span text:style-name="T12"> </text:span><text:span text:style-name="T11">yyyy</text:span></text:p>
      <text:p text:style-name="P21" loext:marker-style-name="T2"><text:span text:style-name="T3">Milford, Ontario, Canada</text:span><text:span text:style-name="T2"> – </text:span><text:span text:style-name="T6">March</text:span><text:span text:style-name="T2"> 202</text:span><text:span text:style-name="T4">4</text:span></text:p>
      <text:p text:style-name="P22" loext:marker-style-name="T13"/>
      <text:p text:style-name="P24" loext:marker-style-name="T7"><text:span text:style-name="T7">Title: </text:span><text:span text:style-name="T17">Increasing file-size and bandwidth efficiency, and improving internationalization support, of OpenFont files using delta tables (DMAP)</text:span></text:p>
      <text:p text:style-name="P25" loext:marker-style-name="T16"/>
      <text:p text:style-name="P24" loext:marker-style-name="T7"><text:span text:style-name="T7">Author: </text:span><text:span text:style-name="T9">Peter Constable (Microsoft, Inc., pconstable@microsoft.com), </text:span><text:span text:style-name="T7">Dave Crossland (Google Inc., dcrossland@google.com), Behdad Esfahbod (behdad@behdad.org), Laurence Penn</text:span><text:span text:style-name="T8">e</text:span><text:span text:style-name="T7">y (lorp@lorp.org), Liam Quin (Delightful Computing, liam@delightfulcomputing.com), Rod Sheeter (Google Inc., rsheeter@google.com)</text:span></text:p>
      <text:p text:style-name="P23" loext:marker-style-name="T7"/>
      <text:p text:style-name="P23" loext:marker-style-name="T7"/>
      <text:h text:style-name="P29" text:outline-level="1" text:is-list-header="true"><text:bookmark-start text:name="__RefHeading___Toc117689_1712311476"/>Introduction<text:bookmark-end text:name="__RefHeading___Toc117689_1712311476"/></text:h>
      <text:p text:style-name="P14"><text:span text:style-name="T28">(</text:span>This <text:span text:style-name="T28">introduction is not part of the proposal)</text:span></text:p>
      <text:p text:style-name="P16">The purpose of a DMAP table in a Collection is to avoid duplication of the <text:span text:style-name="T30">cmap</text:span> table, which for a CJK font can be large. <text:span text:style-name="T30">It is a per-subfont table that is consulted </text:span><text:span text:style-name="T24">before</text:span><text:span text:style-name="T30"> cmap, overriding cmap.</text:span></text:p>
      <text:p text:style-name="P15">The ‘DMAP’ table <text:span text:style-name="T29">was </text:span>previously proposed by <text:span text:style-name="T29">Ned Holbrook, Ken Lund</text:span><text:span text:style-name="T36">e</text:span><text:span text:style-name="T29">, Dwayne Robinson, and Peter Constable.</text:span></text:p>
      <text:p text:style-name="P15"/>
      <text:p text:style-name="Change"><text:bookmark-start text:name="__RefHeading___Toc167458_4187903474 Copy 1"/><text:bookmark text:name="docs-internal-guid-ebad9169-7fff-912b-dd01-f919687f0faf Copy 1"/>DMAP—Delta map table<text:bookmark text:name="docs-internal-guid-54563ae6-7fff-a9e4-fa58-cae11317811a Copy 1"/> [5.6.1<text:span text:style-name="T37">5</text:span>] [add at end of optional tables section, before 6 Advanced Open Font layout tables]<text:bookmark-end text:name="__RefHeading___Toc167458_4187903474 Copy 1"/></text:p>
      <text:p text:style-name="P11">An optional ‘DMAP’ table, if present, shall take priority over ‘cmap’—that is, the character-to-glyph lookup shall first look in the ‘DMAP’ table (including any variation-selectors). If a match is not found, ‘cmap’ <text:span text:style-name="T27">shall</text:span> be consulted. The ‘DMAP’ table is identical in structure to the ‘cmap’ table.</text:p>
      <text:p text:style-name="P3">This allows individual members of a TTC collection to override or supply parts of <text:span text:style-name="T27">a shared</text:span> characte<text:span text:style-name="T27">r</text:span> map, <text:span text:style-name="T27">saving space in the font</text:span>.</text:p>
      <text:p text:style-name="P13">‘DMAP’ <text:span text:style-name="T33">Header</text:span></text:p>
      <table:table table:name="Table1" table:style-name="Table1">
        <table:table-column table:style-name="Table1.A" table:number-columns-repeated="3"/>
        <table:table-row>
          <table:table-cell table:style-name="Table1.A1" office:value-type="string">
            <text:p text:style-name="Table_20_Heading">Type</text:p>
          </table:table-cell>
          <table:table-cell table:style-name="Table1.B1" office:value-type="string">
            <text:p text:style-name="Table_20_Heading">Name</text:p>
          </table:table-cell>
          <table:table-cell table:style-name="Table1.C1" office:value-type="string">
            <text:p text:style-name="Table_20_Heading">Description</text:p>
          </table:table-cell>
        </table:table-row>
        <table:table-row>
          <table:table-cell table:style-name="Table1.A2" office:value-type="string">
            <text:p text:style-name="P12">uint16</text:p>
          </table:table-cell>
          <table:table-cell table:style-name="Table1.B2" office:value-type="string">
            <text:p text:style-name="P12">version</text:p>
          </table:table-cell>
          <table:table-cell table:style-name="Table1.C2" office:value-type="string">
            <text:p text:style-name="P12">Set to zero</text:p>
          </table:table-cell>
        </table:table-row>
        <table:table-row>
          <table:table-cell table:style-name="Table1.A2" office:value-type="string">
            <text:p text:style-name="P12"><text:span text:style-name="T31">u</text:span>int16</text:p>
          </table:table-cell>
          <table:table-cell table:style-name="Table1.B2" office:value-type="string">
            <text:p text:style-name="P12">NumTables</text:p>
          </table:table-cell>
          <table:table-cell table:style-name="Table1.C2" office:value-type="string">
            <text:p text:style-name="P12">Number of <text:span text:style-name="T33">encoding tables that</text:span> follow</text:p>
          </table:table-cell>
        </table:table-row>
        <table:table-row>
          <table:table-cell table:style-name="Table1.A4" office:value-type="string">
            <text:p text:style-name="P18">EncodingRecord</text:p>
          </table:table-cell>
          <table:table-cell table:style-name="Table1.B4" office:value-type="string">
            <text:p text:style-name="P12"><text:span text:style-name="T33">encodingRecords</text:span>[numTables]</text:p>
          </table:table-cell>
          <table:table-cell table:style-name="Table1.C4" office:value-type="string">
            <text:p text:style-name="P12">Array of <text:span text:style-name="T35">cmap</text:span><text:span text:style-name="T32">-</text:span><text:span text:style-name="T34">format</text:span> subtables, measured from the beg<text:span text:style-name="T22">inn</text:span>ing of the DMAP table.</text:p>
          </table:table-cell>
        </table:table-row>
      </table:table>
      <text:p text:style-name="P10"/>
      <text:p text:style-name="P9">The DMAP subtables are in the same formats as CMAP subtables.</text:p>
      <text:p text:style-name="P9">The <text:span text:style-name="T23">language</text:span><text:span text:style-name="T25"> field for a format 4, 12, or 13 </text:span><text:span text:style-name="T26">DMAP </text:span><text:span text:style-name="T25">subtable shall be set to zero.</text:span></text:p>
      <text:p text:style-name="P17"><text:bookmark text:name="docs-internal-guid-6df3570f-7fff-bc07-0d8b-34d2050c43d4"/>Any subtables in a DMAP table, including Format 14 and Format 15, shall supersede any such subtables in the corresponding ‘cmap’ table in entirety: all character processing, including for Format 14 lookups, shall first consult DMAP.</text:p>
      <text:p text:style-name="Text_20_body"/>
      <text:p text:style-name="Change"><text:span text:style-name="T19">Near the end of </text:span><text:bookmark-start text:name="_Toc518658222"/><text:bookmark-start text:name="_Toc521662468"/><text:bookmark-start text:name="_Toc133507301"/><text:bookmark-start text:name="_Toc534817004"/><text:bookmark-start text:name="_Toc224979100"/><text:bookmark-start text:name="_Toc113348375"/><text:bookmark-start text:name="_Toc113087971"/><text:bookmark text:name="_Toc112944904"/><text:span text:style-name="T18">The Font Collection file structure</text:span><text:bookmark-end text:name="_Toc518658222"/><text:bookmark-end text:name="_Toc521662468"/><text:bookmark-end text:name="_Toc133507301"/><text:bookmark-end text:name="_Toc534817004"/><text:bookmark-end text:name="_Toc224979100"/><text:bookmark-end text:name="_Toc113348375"/><text:bookmark-end text:name="_Toc113087971"/> <text:span text:style-name="T19">[4.6.2] we add a </text:span><text:span text:style-name="T21">paragraph</text:span><text:span text:style-name="T19">:</text:span></text:p>
      <text:h text:style-name="P30" text:outline-level="3" text:is-list-header="true"><text:bookmark-start text:name="_Toc113087971 Copy 1"/><text:bookmark-start text:name="_Toc113348375 Copy 1"/><text:bookmark-start text:name="_Toc224979100 Copy 1"/><text:bookmark-start text:name="_Toc534817004 Copy 1"/><text:bookmark-start text:name="_Toc133507301 Copy 1"/><text:bookmark-start text:name="_Toc521662468 Copy 1"/><text:bookmark-start text:name="_Toc518658222 Copy 1"/><text:span text:style-name="T18">The Font Collection file structure</text:span><text:bookmark-end text:name="_Toc113087971 Copy 1"/><text:bookmark-end text:name="_Toc113348375 Copy 1"/><text:bookmark-end text:name="_Toc224979100 Copy 1"/><text:bookmark-end text:name="_Toc534817004 Copy 1"/><text:bookmark-end text:name="_Toc133507301 Copy 1"/><text:bookmark-end text:name="_Toc521662468 Copy 1"/><text:bookmark-end text:name="_Toc518658222 Copy 1"/> <text:span text:style-name="T19">[4.6.2]</text:span></text:h>
      <text:p text:style-name="P5" loext:marker-style-name="T14"><text:span text:style-name="T14">A font collection file consists of a single TTC header table, one or more table directories (each corresponding to a different font resource), and a number of OFF tables. The TTC header shall be located at the beginning of the TTC file.</text:span></text:p>
      <text:p text:style-name="P5" loext:marker-style-name="T14"><text:soft-page-break/><text:span text:style-name="T14">The TTC file shall contain a complete table directory for each font resource. The same TableDirectory format is used for each font resource in a collection file as is used in a non-collection file. The table offsets in all table directories within a TTC file are measured from the beginning of the TTC file.</text:span></text:p>
      <text:p text:style-name="P5" loext:marker-style-name="T14"><text:span text:style-name="T14">Each OFF table in a TTC file is referenced through the table directory of each font which uses that table. Some of the OFF tables must appear multiple times, once for each font included in the TTC; while other tables may be shared by multiple fonts in the TTC.</text:span></text:p>
      <text:p text:style-name="P5" loext:marker-style-name="T14"><text:span text:style-name="T14">As an example, consider a TTC file which combines two Japanese fonts (Font1 and Font2). The fonts have different kana designs (Kana1 and Kana2) but use the same design for kanji. The TTC file contains a single 'glyf' table which includes both designs of kana together with the kanji; both fonts' table directories point to this 'glyf' table. But each font's table directory points to a different 'cmap' table, which identifies the glyph set to use. Font1's 'cmap' table points to the Kana1 region of the 'loca' and 'glyf' tables for kana glyphs, and to the kanji region for the kanji. Font2's 'cmap' table points to the Kana2 region of the 'loca' and 'glyf' tables for kana glyphs, and to the same kanji region for the kanji.</text:span></text:p>
      <text:p text:style-name="P5" loext:marker-style-name="T14"><text:span text:style-name="T14">The tables that should have a unique copy per font are those that are used by the system in identifying the font and its character mapping, including 'cmap', 'name', and 'OS/2'. The tables that should be shared by fonts in the TTC are those that define glyph and instruction data or use glyph indices to access data: 'glyf', 'loca', 'hmtx', 'hdmx', 'LTSH', 'cvt ', 'fpgm', 'prep', 'EBLC', 'EBDT', 'EBSC', 'maxp', and so on. In practice, any tables which have identical data for two or more fonts may be shared.</text:span></text:p>
      <text:p text:style-name="P7"><text:span text:style-name="T14">Each font in the TTC may contain its own DMAP table. </text:span><text:span text:style-name="T15"><text:s/>In addition, a font using CMAP may support characters and GlyphIDs also defined by another font; in the case of overlapping coverage the order of precedence is first DMAP, then CMAP, and then finally cmap.</text:span></text:p>
      <text:p text:style-name="P27" loext:marker-style-name="T20"><text:span text:style-name="T20">NOTE<text:tab/>When building a collection file from separate font files, close attention needs to be paid to the issue of glyph renumbering in a font and the side effects that can result in the 'cmap' table and elsewhere. The fonts to be merged also need to have compatible TrueType instructions; that is, their preprograms, function definitions, and control values cannot conflict.</text:span></text:p>
      <text:p text:style-name="P5">Collection files containing TrueType glyph outlines should use the filename suffix .TTC. Collection files containing CFF or CFF2 outlines should use the file extension .OTC.</text:p>
      <text:p text:style-name="P4"/>
      <text:p text:style-name="Change">In CMAP just before the cmap header (5.1.<text:span text:style-name="T38">2.1</text:span>)</text:p>
      <text:p text:style-name="P8"><text:bookmark text:name="docs-internal-guid-13591dcd-7fff-5674-424b-ca6d59f298db"/>An optional ‘DMAP’ table, if present, shall take priority over ‘cmap’—that is, the character-to-glyph lookup shall first look in the ‘DMAP’ table (including any variation-selectors). If a match is not found, ‘cmap’ is to be consulted. The ‘DMAP’ table is identical in structure to the ‘cmap’ table.</text:p>
      <text:p text:style-name="Text_20_body"><text:line-break/></text:p>
      <text:p text:style-name="P6"/>
      <text:p text:style-name="P4">[end]</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gsana New" svg:font-family="'Angsana New'" style:font-family-generic="system" style:font-pitch="variable"/>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BatangChe" svg:font-family="BatangChe"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Consolas" svg:font-family="Consolas" style:font-family-generic="roman" style:font-pitch="variable"/>
    <style:font-face style:name="Cordia New" svg:font-family="'Cordia New'"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ranklin Gothic Heavy" svg:font-family="'Franklin Gothic Heavy'"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Noto Sans SC" svg:font-family="'Noto Sans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MS Mincho"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cm" style:contextual-spacing="false" style:line-height-at-least="0.42cm" fo:text-align="start" style:justify-single-word="false" fo:orphans="0" fo:widows="0" fo:hyphenation-ladder-count="no-limit" style:page-number="auto" style:writing-mode="lr-tb"/>
      <style:text-properties style:font-name="Cambria2" fo:font-family="Cambria" style:font-style-name="Regular" style:font-family-generic="roman" style:font-pitch="variable" style:letter-kerning="tru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SC" style:font-family-asian="'Noto Sans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42cm" style:contextual-spacing="false" style:line-height-at-least="0.42cm"/>
      <style:text-properties style:font-name="Cambria2" fo:font-family="Cambria" style:font-style-name="Regular" style:font-family-generic="roman" style:font-pitch="variable" fo:font-size="11pt" style:font-size-asian="12pt" style:font-size-complex="12pt"/>
    </style:style>
    <style:style style:name="List" style:family="paragraph" style:parent-style-name="Text_20_body" style:class="list">
      <style:text-properties style:font-name-complex="Mangal1"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font-family-generic-complex="system" style:font-pitch-complex="variable"/>
    </style:style>
    <style:style style:name="Heading_20_1" style:display-name="Heading 1" style:family="paragraph" style:parent-style-name="Standard" style:default-outline-level="1" style:class="text">
      <style:paragraph-properties fo:margin-left="0cm" fo:margin-right="0cm" fo:margin-top="0.63cm" fo:margin-bottom="0cm" style:contextual-spacing="false" fo:line-height="115%" fo:text-indent="0cm" style:auto-text-indent="false"/>
      <style:text-properties fo:font-size="14pt" fo:font-weight="bold" style:font-size-asian="18pt" style:font-weight-asian="bold" style:font-size-complex="12pt"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76cm" fo:margin-right="0cm" fo:margin-top="0.49cm" fo:margin-bottom="0.42cm" style:contextual-spacing="false" style:line-height-at-least="0.439cm" fo:text-indent="-0.76cm" style:auto-text-indent="false" style:page-number="auto">
        <style:tab-stops>
          <style:tab-stop style:position="1.27cm"/>
        </style:tab-stops>
      </style:paragraph-properties>
      <style:text-properties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1" fo:font-family="Cambria" style:font-style-name="Bold" style:font-family-generic="roman" style:font-pitch="variable" fo:font-size="12pt"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left="1.91cm" fo:margin-right="0cm" fo:margin-top="0.49cm" fo:margin-bottom="0.42cm" style:contextual-spacing="false" style:line-height-at-least="0.42cm" fo:text-indent="-1.91cm" style:auto-text-indent="false" style:page-number="auto">
        <style:tab-stops/>
      </style:paragraph-properties>
      <style:text-properties style:font-name="Cambria1" fo:font-family="Cambria" style:font-style-name="Bold" style:font-family-generic="roman" style:font-pitch="variable" fo:font-size="11pt" fo:font-weight="bold" style:letter-kerning="true" style:font-name-asian="Segoe UI1"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Title" style:family="paragraph" style:parent-style-name="Standard" style:class="chapter">
      <style:paragraph-properties fo:margin-left="2.106cm" fo:margin-right="0cm" fo:margin-top="0.159cm" fo:margin-bottom="0cm" style:contextual-spacing="false" fo:text-indent="0cm" style:auto-text-indent="false"/>
      <style:text-properties fo:font-size="14.5pt" style:text-underline-style="solid" style:text-underline-width="auto" style:text-underline-color="#000000" fo:font-weight="bold" style:font-size-asian="14.5pt" style:font-weight-asian="bold" style:font-size-complex="14.5pt" style:font-weight-complex="bold"/>
    </style:style>
    <style:style style:name="List_20_Paragraph" style:display-name="List Paragraph" style:family="paragraph" style:parent-style-name="Standard"/>
    <style:style style:name="Table_20_Paragraph" style:display-name="Table Paragraph" style:family="paragraph" style:parent-style-name="Standard"/>
    <style:style style:name="Normal_20__28_Web_29_" style:display-name="Normal (Web)" style:family="paragraph" style:parent-style-name="Standard">
      <style:paragraph-properties fo:margin-top="0.494cm" fo:margin-bottom="0.494cm" style:contextual-spacing="false" fo:line-height="115%"/>
      <style:text-properties style:font-name="Times New Roman2" fo:font-family="'Times New Roman'" style:font-style-name="Regular" style:font-family-generic="roman" style:font-pitch="variable" fo:font-size="12pt" style:font-name-asian="Times New Roman1" style:font-family-asian="'Times New Roman'" style:font-family-generic-asian="system" style:font-pitch-asian="variable" style:language-asian="zh" style:country-asian="TW"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font-weight="bold"/>
    </style:style>
    <style:style style:name="List_20_3" style:display-name="List 3"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left" style:display-name="Header left" style:family="paragraph" style:parent-style-name="Header" style:class="extra">
      <style:paragraph-properties text:number-lines="false" text:line-number="0">
        <style:tab-stops>
          <style:tab-stop style:position="7.96cm" style:type="center"/>
          <style:tab-stop style:position="15.921cm" style:type="right"/>
        </style:tab-stops>
      </style:paragraph-properties>
    </style:style>
    <style:style style:name="Heading_20_5" style:display-name="Heading 5" style:family="paragraph" style:parent-style-name="Heading_20_4" style:next-style-name="Standard" loext:linked-style-name="Heading_20_5_20_Char" style:default-outline-level="5" style:class="text">
      <style:paragraph-properties>
        <style:tab-stops>
          <style:tab-stop style:position="1.905cm"/>
        </style:tab-stops>
      </style:paragraph-properties>
    </style:style>
    <style:style style:name="Heading_20_6" style:display-name="Heading 6" style:family="paragraph" style:parent-style-name="Heading_20_5" style:next-style-name="Standard" loext:linked-style-name="Heading_20_6_20_Char" style:default-outline-level="6" style:class="text">
      <style:paragraph-properties fo:margin-left="2.54cm" fo:margin-right="0cm" fo:text-indent="-2.54cm" style:auto-text-indent="false">
        <style:tab-stops>
          <style:tab-stop style:position="2.54cm"/>
        </style:tab-stops>
      </style:paragraph-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353cm" fo:margin-bottom="0cm" style:contextual-spacing="false" fo:line-height="100%" fo:text-align="start" style:justify-single-word="false" fo:keep-together="always" fo:keep-with-next="always">
        <style:tab-stops/>
      </style:paragraph-properties>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a2" style:family="paragraph" style:parent-style-name="Standard" style:next-style-name="Standard" style:default-outline-level="1" style:list-style-name="WWNum3" style:list-level="2">
      <style:paragraph-properties fo:margin-top="0.476cm" fo:margin-bottom="0.423cm" style:contextual-spacing="false" style:line-height-at-least="0.476cm" fo:text-align="start" style:justify-single-word="false" fo:keep-with-next="always">
        <style:tab-stops>
          <style:tab-stop style:position="1cm"/>
          <style:tab-stop style:position="1.27cm"/>
        </style:tab-stops>
      </style:paragraph-properties>
      <style:text-properties fo:font-size="13pt" fo:font-weight="bold" style:font-name-asian="MS Mincho" style:font-family-asian="'MS Mincho'" style:font-family-generic-asian="system" style:font-pitch-asian="variable" style:font-size-asian="13pt" style:language-asian="ja" style:country-asian="JP" style:font-weight-asian="bold"/>
    </style:style>
    <style:style style:name="a3" style:family="paragraph" style:parent-style-name="Standard" style:next-style-name="Standard" style:default-outline-level="1" style:list-style-name="WWNum3" style:list-level="3">
      <style:paragraph-properties fo:margin-top="0.106cm" fo:margin-bottom="0.423cm" style:contextual-spacing="false" style:line-height-at-least="0.441cm" fo:text-align="start" style:justify-single-word="false" fo:keep-with-next="always"/>
      <style:text-properties fo:font-size="12pt" fo:font-weight="bold" style:font-name-asian="MS Mincho" style:font-family-asian="'MS Mincho'" style:font-family-generic-asian="system" style:font-pitch-asian="variable" style:font-size-asian="12pt" style:language-asian="ja" style:country-asian="JP" style:font-weight-asian="bold"/>
    </style:style>
    <style:style style:name="a4" style:family="paragraph" style:parent-style-name="Standard" style:next-style-name="Standard" style:default-outline-level="1" style:list-style-name="WWNum3" style:list-level="4">
      <style:paragraph-properties fo:margin-top="0.106cm" fo:margin-bottom="0.423cm" style:contextual-spacing="false" fo:text-align="start" style:justify-single-word="false" fo:keep-with-next="always">
        <style:tab-stops>
          <style:tab-stop style:position="0.711cm"/>
          <style:tab-stop style:position="1.552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5" style:family="paragraph" style:parent-style-name="Standard" style:next-style-name="Standard" style:default-outline-level="1" style:list-style-name="WWNum3" style:list-level="5">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style-complex="italic" style:font-weight-complex="bold"/>
    </style:style>
    <style:style style:name="a6" style:family="paragraph" style:parent-style-name="Standard" style:next-style-name="Standard" style:default-outline-level="1" style:list-style-name="WWNum3" style:list-level="6">
      <style:paragraph-properties fo:margin-top="0.106cm" fo:margin-bottom="0.423cm" style:contextual-spacing="false" fo:text-align="start" style:justify-single-word="false" fo:keep-with-next="always">
        <style:tab-stops>
          <style:tab-stop style:position="0.711cm"/>
          <style:tab-stop style:position="2.2cm"/>
          <style:tab-stop style:position="2.399cm"/>
        </style:tab-stops>
      </style:paragraph-properties>
      <style:text-properties fo:font-weight="bold" style:font-name-asian="MS Mincho" style:font-family-asian="'MS Mincho'" style:font-family-generic-asian="system" style:font-pitch-asian="variable" style:language-asian="ja" style:country-asian="JP" style:font-weight-asian="bold" style:font-weight-complex="bold"/>
    </style:style>
    <style:style style:name="ANNEX" style:family="paragraph" style:parent-style-name="Standard" style:next-style-name="Standard" style:default-outline-level="1" style:list-style-name="">
      <style:paragraph-properties fo:margin-top="0cm" fo:margin-bottom="0.847cm" style:contextual-spacing="false" fo:line-height="0.547cm" fo:text-align="center" style:justify-single-word="false" fo:break-before="page" fo:keep-with-next="always"/>
      <style:text-properties fo:font-size="14pt" fo:font-weight="bold" style:font-name-asian="MS Mincho" style:font-family-asian="'MS Mincho'" style:font-family-generic-asian="system" style:font-pitch-asian="variable" style:font-size-asian="14pt" style:language-asian="ja" style:country-asian="JP" style:font-weight-asian="bold"/>
    </style:style>
    <style:style style:name="Biblio_20_Title" style:display-name="Biblio Title" style:family="paragraph" style:parent-style-name="Standard" style:default-outline-level="1" style:list-style-name="">
      <style:paragraph-properties fo:margin-top="0cm" fo:margin-bottom="0.547cm" style:contextual-spacing="false" style:line-height-at-least="0.547cm" fo:text-align="center" style:justify-single-word="false"/>
      <style:text-properties fo:font-size="14pt" fo:font-weight="bold" style:font-size-asian="14pt" style:font-weight-asian="bold"/>
    </style:style>
    <style:style style:name="Definition" style:family="paragraph" style:parent-style-name="Standard"/>
    <style:style style:name="Foreword_20_Title" style:display-name="Foreword Title" style:family="paragraph" style:parent-style-name="Standard" style:default-outline-level="1" style:list-style-name="">
      <style:paragraph-properties fo:margin-top="0cm" fo:margin-bottom="0.547cm" style:contextual-spacing="false" style:line-height-at-least="0.547cm"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Intro_20_Title" style:display-name="Intro Title" style:family="paragraph" style:parent-style-name="Foreword_20_Title">
      <style:paragraph-properties fo:break-before="auto" fo:break-after="auto"/>
    </style:style>
    <style:style style:name="Term_28_s_29_" style:display-name="Term(s)" style:family="paragraph" style:parent-style-name="Standard" style:next-style-name="Definition">
      <style:paragraph-properties fo:margin-top="0cm" fo:margin-bottom="0cm" style:contextual-spacing="false" fo:text-align="start" style:justify-single-word="false" fo:hyphenation-ladder-count="no-limit" fo:keep-with-next="always"/>
      <style:text-properties fo:font-weight="bold" style:font-weight-asian="bold" fo:hyphenate="false" fo:hyphenation-remain-char-count="2" fo:hyphenation-push-char-count="2" loext:hyphenation-no-caps="false" loext:hyphenation-no-last-word="false" loext:hyphenation-word-char-count="5" loext:hyphenation-zone="no-limit"/>
    </style:style>
    <style:style style:name="TermNum" style:family="paragraph" style:parent-style-name="Standard" style:next-style-name="Term_28_s_29_">
      <style:paragraph-properties fo:margin-top="0cm" fo:margin-bottom="0cm" style:contextual-spacing="false" fo:text-align="start" style:justify-single-word="false" fo:keep-with-next="always"/>
      <style:text-properties fo:font-weight="bold" style:font-weight-asian="bold"/>
    </style:style>
    <style:style style:name="zzContents" style:family="paragraph" style:parent-style-name="Standard" style:next-style-name="Contents_20_1">
      <style:paragraph-properties fo:margin-top="1.693cm" fo:margin-bottom="0.547cm" style:contextual-spacing="false" fo:line-height="0.547cm" fo:text-align="start" style:justify-single-word="false" fo:hyphenation-ladder-count="no-limit" fo:break-before="page" fo:keep-with-next="always"/>
      <style:text-properties fo:font-size="14pt" fo:font-weight="bold" style:font-size-asian="14pt" style:font-weight-asian="bold" fo:hyphenate="false" fo:hyphenation-remain-char-count="2" fo:hyphenation-push-char-count="2" loext:hyphenation-no-caps="false" loext:hyphenation-no-last-word="false" loext:hyphenation-word-char-count="5" loext:hyphenation-zone="no-limit"/>
    </style:style>
    <style:style style:name="zzCopyright" style:family="paragraph" style:parent-style-name="Standard" style:next-style-name="Standard">
      <style:paragraph-properties fo:margin-left="0.501cm" fo:margin-right="0.501cm" fo:text-indent="0cm" style:auto-text-indent="false" fo:padding-left="0.141cm" fo:padding-right="0.141cm" fo:padding-top="0.035cm" fo:padding-bottom="0.035cm" fo:border="0.51pt solid #0000ff" style:shadow="none">
        <style:tab-stops>
          <style:tab-stop style:position="0.711cm"/>
          <style:tab-stop style:position="0.907cm"/>
          <style:tab-stop style:position="16.974cm"/>
        </style:tab-stops>
      </style:paragraph-properties>
      <style:text-properties fo:color="#0000ff" loext:opacity="100%"/>
    </style:style>
    <style:style style:name="zzSTDTitle" style:family="paragraph" style:parent-style-name="Standard" style:next-style-name="Standard">
      <style:paragraph-properties fo:margin-top="0.706cm" fo:margin-bottom="1.341cm" style:contextual-spacing="false" fo:line-height="0.617cm" fo:text-align="start" style:justify-single-word="false" fo:hyphenation-ladder-count="no-limit"/>
      <style:text-properties fo:color="#0000ff" loext:opacity="100%" fo:font-size="16pt" fo:font-weight="bold" style:font-size-asian="16pt" style:font-weight-asian="bold" fo:hyphenate="false" fo:hyphenation-remain-char-count="2" fo:hyphenation-push-char-count="2" loext:hyphenation-no-caps="false" loext:hyphenation-no-last-word="false" loext:hyphenation-word-char-count="5" loext:hyphenation-zone="no-limit"/>
    </style:style>
    <style:style style:name="Code" style:family="paragraph" style:parent-style-name="Standard">
      <style:paragraph-properties fo:margin-top="0cm" fo:margin-bottom="0cm" style:contextual-spacing="false" style:line-height-at-least="0.353cm" fo:text-align="start" style:justify-single-word="false"/>
      <style:text-properties style:font-name="Courier New" fo:font-family="'Courier New'" style:font-family-generic="roman" style:font-pitch="variable" fo:font-size="10pt" style:font-size-asian="10pt"/>
    </style:style>
    <style:style style:name="Formula" style:family="paragraph" style:parent-style-name="Standard">
      <style:paragraph-properties fo:margin-left="0.711cm" fo:margin-right="0cm" fo:margin-top="0cm" fo:margin-bottom="0.388cm" style:contextual-spacing="false" fo:text-align="start" style:justify-single-word="false" fo:text-indent="0cm" style:auto-text-indent="false">
        <style:tab-stops>
          <style:tab-stop style:position="17.196cm" style:type="right"/>
        </style:tab-stops>
      </style:paragraph-properties>
      <style:text-properties style:font-name-asian="Times New Roman1" style:font-family-asian="'Times New Roman'" style:font-family-generic-asian="system" style:font-pitch-asian="variable"/>
    </style:style>
    <style:style style:name="Table_20_body" style:display-name="Table body" style:family="paragraph" style:parent-style-name="Standard">
      <style:paragraph-properties fo:margin-top="0.106cm" fo:margin-bottom="0.106cm" style:contextual-spacing="false" style:line-height-at-least="0.37cm" fo:text-align="start" style:justify-single-word="false">
        <style:tab-stops/>
      </style:paragraph-properties>
      <style:text-properties fo:font-size="10pt" style:font-name-asian="Times New Roman1" style:font-family-asian="'Times New Roman'" style:font-family-generic-asian="system" style:font-pitch-asian="variable" style:font-size-asian="10pt"/>
    </style:style>
    <style:style style:name="Foreword_20_Text" style:display-name="Foreword Text" style:family="paragraph" style:parent-style-name="Standard" loext:linked-style-name="Foreword_20_Text_20_Char">
      <style:paragraph-properties>
        <style:tab-stops/>
      </style:paragraph-properties>
      <style:text-properties fo:language="fr" fo:country="FR"/>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irst_20_Paragraph" style:display-name="First Paragraph" style:family="paragraph" style:parent-style-name="Standard" style:next-style-name="Text_20_body">
      <style:paragraph-properties fo:margin-top="0.494cm" fo:margin-bottom="0.423cm" style:contextual-spacing="false"/>
    </style:style>
    <style:style style:name="Captioned_20_Figure" style:display-name="Captioned Figure" style:family="paragraph" style:parent-style-name="Standard">
      <style:paragraph-properties fo:margin-top="0cm" fo:margin-bottom="0.353cm" style:contextual-spacing="false" fo:line-height="100%" fo:text-align="start" style:justify-single-word="false" fo:keep-with-next="always">
        <style:tab-stops/>
      </style:paragraph-properties>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Compact" style:family="paragraph" style:parent-style-name="Text_20_body">
      <style:paragraph-properties fo:margin-top="0.064cm" fo:margin-bottom="0.064cm" style:contextual-spacing="false" fo:line-height="100%" fo:text-align="start" style:justify-single-word="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line-height="100%" fo:text-align="start" style:justify-single-word="false" fo:text-indent="0cm" style:auto-text-indent="false"/>
      <style:text-propertie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Source_20_Code" style:display-name="Source Code" style:family="paragraph" style:parent-style-name="Standard" loext:linked-style-name="Verbatim_20_Char">
      <style:paragraph-properties fo:margin-top="0cm" fo:margin-bottom="0.353cm" style:contextual-spacing="false" fo:line-height="100%" fo:text-align="start" style:justify-single-word="false">
        <style:tab-stops/>
      </style:paragraph-properties>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text" style:display-name="annotation text" style:family="paragraph" style:parent-style-name="Standard" loext:linked-style-name="Comment_20_Text_20_Char">
      <style:paragraph-properties fo:margin-top="0cm" fo:margin-bottom="0cm" style:contextual-spacing="false" fo:line-height="100%" fo:text-align="start" style:justify-single-word="false" fo:orphans="0" fo:widows="0">
        <style:tab-stops/>
      </style:paragraph-properties>
      <style:text-properties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Subtitle" style:family="paragraph" style:parent-style-name="Title" style:next-style-name="Text_20_body" loext:linked-style-name="Subtitle_20_Char" style:class="chapter">
      <style:paragraph-properties fo:margin-left="0cm" fo:margin-right="0cm" fo:margin-top="0.423cm" fo:margin-bottom="0.423cm" style:contextual-spacing="false" fo:text-align="center" style:justify-single-word="false" fo:keep-together="always" fo:orphans="2" fo:widows="2" fo:text-indent="0cm" style:auto-text-indent="false" fo:keep-with-next="always"/>
      <style:text-properties fo:color="#2c6eab" loext:opacity="100%" style:font-name="Calibri Light" fo:font-family="'Calibri Light'" style:font-family-generic="roman" style:font-pitch="variable" fo:font-size="15pt" fo:language="en" fo:country="US" style:text-underline-style="none" style:font-name-asian="宋体" style:font-family-asian="宋体" style:font-family-generic-asian="system" style:font-pitch-asian="variable" style:font-size-asian="15pt" style:font-name-complex="Angsana New" style:font-family-complex="'Angsana New'" style:font-family-generic-complex="system" style:font-pitch-complex="variable"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Date" style:family="paragraph" style:next-style-name="Text_20_body" loext:linked-style-name="Date_20_Char">
      <style:paragraph-properties fo:margin-top="0cm" fo:margin-bottom="0.353cm" style:contextual-spacing="false" fo:text-align="center" style:justify-single-word="false" fo:keep-together="always" fo:orphans="2" fo:widows="2" fo:keep-with-next="always" style:writing-mode="lr-tb"/>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Abstract" style:family="paragraph" style:parent-style-name="Standard" style:next-style-name="Text_20_body">
      <style:paragraph-properties fo:margin-top="0.529cm" fo:margin-bottom="0.529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font-name-complex="Cordia New" style:font-family-complex="'Cordia New'" style:font-family-generic-complex="system" style:font-pitch-complex="variable" style:font-size-complex="10pt"/>
    </style:style>
    <style:style style:name="Bibliography" style:family="paragraph" style:parent-style-name="Standard">
      <style:paragraph-properties fo:margin-top="0cm" fo:margin-bottom="0.353cm" style:contextual-spacing="false" fo:line-height="100%" fo:text-align="start" style:justify-single-word="false">
        <style:tab-stops/>
      </style:paragraph-properties>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Definition_20_Term" style:display-name="Definition Term" style:family="paragraph" style:parent-style-name="Standard" style:next-style-name="Definition">
      <style:paragraph-properties fo:margin-top="0cm" fo:margin-bottom="0cm" style:contextual-spacing="false" fo:line-height="100%" fo:text-align="start" style:justify-single-word="false" fo:keep-together="always" fo:keep-with-next="always">
        <style:tab-stops/>
      </style:paragraph-properties>
      <style:text-properties style:font-name="Calibri" fo:font-family="Calibri" style:font-family-generic="roman" style:font-pitch="variable" fo:font-size="12pt" fo:language="en" fo:country="US" fo:font-weight="bold" style:font-name-asian="Calibri1" style:font-family-asian="Calibri" style:font-family-generic-asian="system" style:font-pitch-asian="variable" style:font-size-asian="12pt" style:font-weight-asian="bold" style:font-name-complex="Cordia New" style:font-family-complex="'Cordia New'" style:font-family-generic-complex="system" style:font-pitch-complex="variable" style:font-size-complex="12pt"/>
    </style:style>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paragraph-properties fo:margin-top="0cm" fo:margin-bottom="0.353cm" style:contextual-spacing="false" fo:line-height="100%" fo:text-align="start" style:justify-single-word="false">
        <style:tab-stops/>
      </style:paragraph-properties>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Cordia New" style:font-family-complex="'Cordia New'" style:font-family-generic-complex="system" style:font-pitch-complex="variable" style:font-size-complex="12pt"/>
    </style:style>
    <style:style style:name="Revision" style:family="paragraph">
      <style:paragraph-properties fo:margin-top="0cm" fo:margin-bottom="0cm" style:contextual-spacing="false" fo:text-align="start" style:justify-single-word="false" fo:orphans="2" fo:widows="2" style:writing-mode="lr-tb"/>
      <style:text-properties fo:font-size="11pt" style:font-size-asian="11pt" style:font-size-complex="11pt"/>
    </style:style>
    <style:style style:name="Foreword" style:family="paragraph" style:parent-style-name="Standard" style:next-style-name="Standard">
      <style:paragraph-properties style:line-height-at-least="0.406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1" style:display-name="List Continue 1" style:family="paragraph" style:parent-style-name="Standard">
      <style:paragraph-properties fo:margin-left="0.711cm" fo:margin-right="0cm" fo:text-indent="-0.711cm" style:auto-text-indent="false">
        <style:tab-stops/>
      </style:paragraph-properties>
      <style:text-properties fo:language="en" fo:country="GB" style:font-name-asian="Times New Roman1" style:font-family-asian="'Times New Roman'" style:font-family-generic-asian="system" style:font-pitch-asian="variable"/>
    </style:style>
    <style:style style:name="ANNEXN"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ANNEXZ" style:family="paragraph" style:parent-style-name="ANNEX" style:next-style-name="Standard">
      <style:paragraph-properties fo:margin-top="0cm" fo:margin-bottom="1.341cm" style:contextual-spacing="false">
        <style:tab-stops/>
      </style:paragraph-properties>
      <style:text-properties style:font-name="Arial" fo:font-family="Arial" style:font-family-generic="roman" style:font-pitch="variable" fo:language="en" fo:country="GB" style:font-size-complex="10pt"/>
    </style:style>
    <style:style style:name="Bibliography1" style:family="paragraph" style:parent-style-name="Standard" style:list-style-name="WWNum5">
      <style:paragraph-properties fo:margin-left="1.164cm" fo:margin-right="0cm" style:line-height-at-least="0.406cm" fo:text-indent="-1.164cm" style:auto-text-indent="false">
        <style:tab-stops>
          <style:tab-stop style:position="1.16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2" style:display-name="Body Text 2" style:family="paragraph" style:parent-style-name="Standard" loext:linked-style-name="Body_20_Text_20_2_20_Char">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Body_20_Text_20_3" style:display-name="Body Text 3" style:family="paragraph" style:parent-style-name="Standard" loext:linked-style-name="Body_20_Text_20_3_20_Char">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Body_20_Text_20_Indent" style:display-name="Body Text Indent" style:family="paragraph" style:parent-style-name="Text_20_body" loext:linked-style-name="Body_20_Text_20_First_20_Indent_20_Char">
      <style:paragraph-properties fo:margin-left="0cm" fo:margin-right="0cm" style:line-height-at-least="0.37cm" fo:text-indent="0.37cm" style:auto-text-indent="false"/>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ext_20_body_20_indent" style:display-name="Text body indent" style:family="paragraph" style:parent-style-name="Standard" loext:linked-style-name="Body_20_Text_20_Indent_20_Char" style:class="text">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First_20_Indent_20_2" style:display-name="Body Text First Indent 2" style:family="paragraph" style:parent-style-name="Standard" loext:linked-style-name="Body_20_Text_20_First_20_Indent_20_2_20_Char">
      <style:paragraph-properties fo:margin-left="0cm" fo:margin-right="0cm" style:line-height-at-least="0.406cm" fo:text-indent="0.37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2" style:display-name="Body Text Indent 2" style:family="paragraph" style:parent-style-name="Standard" loext:linked-style-name="Body_20_Text_20_Indent_20_2_20_Char">
      <style:paragraph-properties fo:margin-left="0.499cm" fo:margin-right="0cm" fo:margin-top="0cm" fo:margin-bottom="0.212cm" style:contextual-spacing="false" fo:line-height="200%"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Body_20_Text_20_Indent_20_3" style:display-name="Body Text Indent 3" style:family="paragraph" style:parent-style-name="Standard" loext:linked-style-name="Body_20_Text_20_Indent_20_3_20_Char">
      <style:paragraph-properties fo:margin-left="0.499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Closing" style:family="paragraph" style:parent-style-name="Standard" loext:linked-style-name="Closing_20_Char">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l" style:family="paragraph" style:parent-style-name="Standard">
      <style:paragraph-properties fo:margin-left="1.411cm" fo:margin-right="0cm" style:line-height-at-least="0.406cm" fo:text-indent="-0.706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Document_20_Map" style:display-name="Document Map" style:family="paragraph" style:parent-style-name="Standard" loext:linked-style-name="Document_20_Map_20_Char">
      <loext:graphic-properties draw:fill="solid" draw:fill-color="#000080"/>
      <style:paragraph-properties style:line-height-at-least="0.406cm" fo:background-color="#000080">
        <style:tab-stops/>
      </style:paragraph-properties>
      <style:text-properties style:font-name="Tahoma" fo:font-family="Tahoma"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dnote" style:family="paragraph" style:parent-style-name="Standard" loext:linked-style-name="Endnote_20_Text_20_Char" style:class="extra">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nvelope_20_address" style:display-name="envelope address" style:family="paragraph" style:parent-style-name="Standard">
      <style:paragraph-properties fo:margin-left="5.001cm" fo:margin-right="0cm" style:line-height-at-least="0.406cm" fo:text-indent="0cm" style:auto-text-indent="fals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envelope_20_return" style:display-name="envelope return"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Example" style:family="paragraph" style:parent-style-name="Standard" style:next-style-name="Standard">
      <style:paragraph-properties style:line-height-at-least="0.37cm">
        <style:tab-stops>
          <style:tab-stop style:position="2.399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footnote" style:display-name="Figure footnote" style:family="paragraph" style:parent-style-name="Standard">
      <style:paragraph-properties fo:margin-top="0cm" fo:margin-bottom="0.106cm" style:contextual-spacing="false" style:line-height-at-least="0.37cm" fo:keep-with-next="always">
        <style:tab-stops>
          <style:tab-stop style:position="0.6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Figure_20_title" style:display-name="Figure title" style:family="paragraph" style:parent-style-name="Standard" style:next-style-name="Standard">
      <style:paragraph-properties fo:margin-top="0.388cm" fo:margin-bottom="0.388cm" style:contextual-spacing="false" style:line-height-at-least="0.406cm" fo:text-align="center" style:justify-single-word="false" fo:hyphenation-ladder-count="no-limit">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Introduction" style:family="paragraph" style:parent-style-name="Standard" style:next-style-name="Standard">
      <style:paragraph-properties fo:margin-top="1.693cm" fo:margin-bottom="0.547cm" style:contextual-spacing="false" fo:line-height="0.547cm" fo:text-align="start" style:justify-single-word="false" fo:hyphenation-ladder-count="no-limit" fo:break-before="page" fo:keep-with-next="always">
        <style:tab-stops>
          <style:tab-stop style:position="0.706cm"/>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List_20_2" style:display-name="List 2" style:family="paragraph" style:parent-style-name="Standard" style:class="list">
      <style:paragraph-properties fo:margin-left="0.998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4" style:display-name="List 4" style:family="paragraph" style:parent-style-name="Standard" style:class="list">
      <style:paragraph-properties fo:margin-left="1.997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5" style:display-name="List 5" style:family="paragraph" style:parent-style-name="Standard" style:class="list">
      <style:paragraph-properties fo:margin-left="2.496cm" fo:margin-right="0cm" style:line-height-at-least="0.406cm" fo:text-indent="-0.499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 style:display-name="List Bullet" style:family="paragraph" style:parent-style-name="Standard" style:auto-update="true" style:list-style-name="WWNum6">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2" style:display-name="List Bullet 2" style:family="paragraph" style:parent-style-name="Standard" style:auto-update="true" style:list-style-name="WWNum7">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3" style:display-name="List Bullet 3" style:family="paragraph" style:parent-style-name="Standard" style:auto-update="true" style:list-style-name="WWNum8">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4" style:display-name="List Bullet 4" style:family="paragraph" style:parent-style-name="Standard" style:auto-update="true" style:list-style-name="WWNum9">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Bullet_20_5" style:display-name="List Bullet 5" style:family="paragraph" style:parent-style-name="Standard" style:auto-update="true" style:list-style-name="WWNum10">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 style:display-name="List Continue" style:family="paragraph" style:parent-style-name="Standard" style:list-style-name="WWNum11">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Continue_20_2" style:display-name="List Continue 2" style:family="paragraph" style:parent-style-name="List_20_Continue">
      <style:paragraph-properties>
        <style:tab-stops>
          <style:tab-stop style:position="1.411cm"/>
        </style:tab-stops>
      </style:paragraph-properties>
    </style:style>
    <style:style style:name="List_20_Continue_20_3" style:display-name="List Continue 3" style:family="paragraph" style:parent-style-name="List_20_Continue">
      <style:paragraph-properties>
        <style:tab-stops>
          <style:tab-stop style:position="2.117cm"/>
        </style:tab-stops>
      </style:paragraph-properties>
    </style:style>
    <style:style style:name="List_20_Continue_20_4" style:display-name="List Continue 4" style:family="paragraph" style:parent-style-name="List_20_Continue">
      <style:paragraph-properties>
        <style:tab-stops>
          <style:tab-stop style:position="2.822cm"/>
        </style:tab-stops>
      </style:paragraph-properties>
    </style:style>
    <style:style style:name="List_20_Continue_20_5" style:display-name="List Continue 5" style:family="paragraph" style:parent-style-name="Standard">
      <style:paragraph-properties fo:margin-left="2.496cm" fo:margin-right="0cm" fo:margin-top="0cm" fo:margin-bottom="0.212cm" style:contextual-spacing="false"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 style:display-name="List Number" style:family="paragraph" style:parent-style-name="Standard" style:list-style-name="WWNum12">
      <style:paragraph-properties style:line-height-at-least="0.406cm">
        <style:tab-stops>
          <style:tab-stop style:position="0.7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2" style:display-name="List Number 2" style:family="paragraph" style:parent-style-name="Standard" style:list-style-name="WWNum12" style:list-level="2">
      <style:paragraph-properties style:line-height-at-least="0.406cm">
        <style:tab-stops>
          <style:tab-stop style:position="1.411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3" style:display-name="List Number 3" style:family="paragraph" style:parent-style-name="Standard" style:list-style-name="WWNum12" style:list-level="3">
      <style:paragraph-properties style:line-height-at-least="0.406cm">
        <style:tab-stops>
          <style:tab-stop style:position="2.11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4" style:display-name="List Number 4" style:family="paragraph" style:parent-style-name="Standard" style:auto-update="true" style:list-style-name="WWNum12" style:list-level="4">
      <style:paragraph-properties style:line-height-at-least="0.406cm">
        <style:tab-stops>
          <style:tab-stop style:position="2.822cm"/>
        </style:tab-stops>
      </style:paragraph-properties>
      <style:text-properties style:font-name="Cambria2" fo:font-family="Cambria" style:font-style-name="Regular" style:font-family-generic="roman" style:font-pitch="variable" fo:font-size="11pt" fo:language="en" fo:country="GB" style:font-name-asian="MS Mincho" style:font-family-asian="'MS Mincho'" style:font-family-generic-asian="system" style:font-pitch-asian="variable" style:font-size-asian="10pt" style:language-asian="ja" style:country-asian="JP" style:font-size-complex="10pt"/>
    </style:style>
    <style:style style:name="List_20_Number_20_5" style:display-name="List Number 5" style:family="paragraph" style:paren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macro" style:family="paragraph" loext:linked-style-name="Macro_20_Text_20_Char">
      <style:paragraph-properties fo:margin-top="0cm" fo:margin-bottom="0.423cm" style:contextual-spacing="false" style:line-height-at-least="0.406cm" fo:text-align="justify"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 style:display-name="Message Header" style:family="paragraph" style:parent-style-name="Standard" loext:linked-style-name="Message_20_Header_20_Char">
      <loext:graphic-properties draw:fill="solid" draw:fill-color="#cccccc"/>
      <style:paragraph-properties fo:margin-left="2cm" fo:margin-right="0cm" style:line-height-at-least="0.406cm" fo:text-indent="-2cm" style:auto-text-indent="false" fo:background-color="#cccccc" fo:padding="0.035cm" fo:border="0.74pt solid #000000" style:shadow="none">
        <style:tab-stops/>
      </style:paragraph-properties>
      <style:text-properties style:font-name="Arial" fo:font-family="Arial" style:font-family-generic="roman" style:font-pitch="variable" fo:font-size="12pt" fo:language="en" fo:country="GB" style:font-name-asian="MS Mincho" style:font-family-asian="'MS Mincho'" style:font-family-generic-asian="system" style:font-pitch-asian="variable" style:font-size-asian="12pt" style:language-asian="ja" style:country-asian="JP" style:font-size-complex="10pt"/>
    </style:style>
    <style:style style:name="MSDNFR" style:family="paragraph" style:parent-style-name="Standard" style:next-style-name="Standard">
      <style:paragraph-properties style:line-height-at-least="0.388cm">
        <style:tab-stops/>
      </style:paragraph-properties>
      <style:text-properties fo:color="#0000ff"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a2" style:family="paragraph" style:parent-style-name="a2" style:next-style-name="Standard" style:default-outline-level="2">
      <style:paragraph-properties fo:line-height="0.476cm" fo:hyphenation-ladder-count="no-limit">
        <style:tab-stops>
          <style:tab-stop style:position="0.882cm"/>
          <style:tab-stop style:position="1.27cm"/>
        </style:tab-stops>
      </style:paragraph-properties>
      <style:text-properties style:font-name="Arial" fo:font-family="Arial" style:font-family-generic="roman" style:font-pitch="variable" fo:font-size="12pt" fo:language="en" fo:country="GB" style:font-size-asian="12pt" style:font-size-complex="10pt" fo:hyphenate="false" fo:hyphenation-remain-char-count="2" fo:hyphenation-push-char-count="2" loext:hyphenation-no-caps="false" loext:hyphenation-no-last-word="false" loext:hyphenation-word-char-count="5" loext:hyphenation-zone="no-limit"/>
    </style:style>
    <style:style style:name="na3" style:family="paragraph" style:parent-style-name="a3" style:next-style-name="Standard" style:default-outline-level="3">
      <style:paragraph-properties fo:line-height="0.441cm" fo:hyphenation-ladder-count="no-limit">
        <style:tab-stops>
          <style:tab-stop style:position="1.129cm"/>
          <style:tab-stop style:position="1.552cm"/>
        </style:tab-stops>
      </style:paragraph-properties>
      <style:text-properties style:font-name="Arial" fo:font-family="Arial" style:font-family-generic="roman" style:font-pitch="variable" fo:font-size="11pt" fo:language="en" fo:country="GB" style:font-size-asian="11pt" style:font-size-complex="10pt" fo:hyphenate="false" fo:hyphenation-remain-char-count="2" fo:hyphenation-push-char-count="2" loext:hyphenation-no-caps="false" loext:hyphenation-no-last-word="false" loext:hyphenation-word-char-count="5" loext:hyphenation-zone="no-limit"/>
    </style:style>
    <style:style style:name="na4" style:family="paragraph" style:parent-style-name="a4" style:next-style-name="Standard" style:default-outline-level="4">
      <style:paragraph-properties fo:line-height="0.406cm" fo:hyphenation-ladder-count="no-limit">
        <style:tab-stops>
          <style:tab-stop style:position="1.552cm"/>
          <style:tab-stop style:position="1.87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5" style:family="paragraph" style:parent-style-name="a5" style:next-style-name="Standard" style:default-outline-level="5">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na6" style:family="paragraph" style:parent-style-name="a6" style:next-style-name="Standard" style:default-outline-level="6">
      <style:paragraph-properties fo:line-height="0.406cm" fo:hyphenation-ladder-count="no-limit">
        <style:tab-stops>
          <style:tab-stop style:position="2.011cm"/>
          <style:tab-stop style:position="2.399cm"/>
        </style:tab-stops>
      </style:paragraph-properties>
      <style:text-properties style:font-name="Arial" fo:font-family="Arial" style:font-family-generic="roman" style:font-pitch="variable" fo:font-size="10pt" fo:language="en" fo:country="GB" style:font-size-asian="10pt"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Normal_20_Indent" style:display-name="Normal Indent" style:family="paragraph" style:parent-style-name="Standard">
      <style:paragraph-properties fo:margin-left="1.249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Note" style:family="paragraph" style:parent-style-name="Standard" style:next-style-name="Standard">
      <style:paragraph-properties style:line-height-at-least="0.37cm">
        <style:tab-stops>
          <style:tab-stop style:position="1.693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Note_20_Heading" style:display-name="Note Heading" style:family="paragraph" style:parent-style-name="Standard" style:next-style-name="Standard" loext:linked-style-name="Note_20_Heading_20_Char">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2" style:family="paragraph" style:parent-style-name="Standard" style:next-style-name="Standard">
      <style:paragraph-properties style:line-height-at-least="0.406cm">
        <style:tab-stops>
          <style:tab-stop style:position="0.988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3" style:family="paragraph" style:parent-style-name="Standard" style:next-style-name="Standard">
      <style:paragraph-properties style:line-height-at-least="0.406cm">
        <style:tab-stops>
          <style:tab-stop style:position="1.27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4"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5" style:family="paragraph" style:parent-style-name="Standard" style:next-style-name="Standard">
      <style:paragraph-properties style:line-height-at-least="0.406cm">
        <style:tab-stops>
          <style:tab-stop style:position="1.9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6" style:family="paragraph" style:parent-style-name="Standard" style:next-style-name="Standard">
      <style:paragraph-properties style:line-height-at-least="0.406cm">
        <style:tab-stops>
          <style:tab-stop style:position="2.54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Plain_20_Text" style:display-name="Plain Text" style:family="paragraph" style:parent-style-name="Standard" loext:linked-style-name="Plain_20_Text_20_Char">
      <style:paragraph-properties style:line-height-at-least="0.406cm">
        <style:tab-stops/>
      </style:paragraph-properties>
      <style:text-properties style:font-name="Courier New" fo:font-family="'Courier New'"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RefNorm"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alutation" style:family="paragraph" style:parent-style-name="Standard" style:next-style-name="Standard" loext:linked-style-name="Salutation_20_Char" style:class="text">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ignature" style:family="paragraph" style:parent-style-name="Standard" loext:linked-style-name="Signature_20_Char" style:class="text">
      <style:paragraph-properties fo:margin-left="7.5cm" fo:margin-right="0cm" style:line-height-at-least="0.406cm" fo:text-indent="0cm" style:auto-text-indent="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Special" style:family="paragraph" style:parent-style-name="Standard" style:next-style-name="Standard">
      <style:paragraph-properties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footnote" style:display-name="Table footnote" style:family="paragraph" style:parent-style-name="Standard">
      <style:paragraph-properties fo:margin-top="0.106cm" fo:margin-bottom="0.106cm" style:contextual-spacing="false" style:line-height-at-least="0.335cm">
        <style:tab-stops>
          <style:tab-stop style:position="0.6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itle" style:display-name="Table title" style:family="paragraph" style:parent-style-name="Standard" style:next-style-name="Standard" loext:linked-style-name="Table_20_title_20_Char">
      <style:paragraph-properties fo:margin-top="0.212cm" fo:margin-bottom="0.212cm" style:contextual-spacing="false" fo:line-height="0.406cm" fo:text-align="center" style:justify-single-word="false" fo:hyphenation-ladder-count="no-limit" fo:keep-with-next="always">
        <style:tab-stops/>
      </style:paragraph-properties>
      <style:text-properties style:font-name="Arial" fo:font-family="Arial" style:font-family-generic="roman" style:font-pitch="variable" fo:font-size="10pt" fo:language="en" fo:country="GB" fo:font-weight="bold" style:font-name-asian="MS Mincho" style:font-family-asian="'MS Mincho'" style:font-family-generic-asian="system" style:font-pitch-asian="variable" style:font-size-asian="10pt" style:language-asian="ja" style:country-asian="JP" style:font-weight-asian="bold" style:font-size-complex="10pt" fo:hyphenate="false" fo:hyphenation-remain-char-count="2" fo:hyphenation-push-char-count="2" loext:hyphenation-no-caps="false" loext:hyphenation-no-last-word="false" loext:hyphenation-word-char-count="5" loext:hyphenation-zone="no-limit"/>
    </style:style>
    <style:style style:name="Contents_20_5" style:display-name="Contents 5" style:family="paragraph" style:parent-style-name="Contents_20_4" style:next-style-name="Standard" style:class="index"/>
    <style:style style:name="Contents_20_6" style:display-name="Contents 6"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7" style:display-name="Contents 7"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8" style:display-name="Contents 8" style:family="paragraph" style:parent-style-name="Contents_20_4" style:next-style-name="Standard" style:class="index">
      <style:paragraph-properties fo:margin-left="2.54cm" fo:margin-right="0.882cm" fo:text-indent="-2.54cm" style:auto-text-indent="false">
        <style:tab-stops>
          <style:tab-stop style:position="2.54cm"/>
          <style:tab-stop style:position="17.201cm" style:type="right" style:leader-style="dotted" style:leader-text="."/>
        </style:tab-stops>
      </style:paragraph-properties>
    </style:style>
    <style:style style:name="Contents_20_9" style:display-name="Contents 9" style:family="paragraph" style:parent-style-name="Contents_20_1" style:next-style-name="Standard" style:class="index">
      <style:paragraph-properties fo:margin-left="0cm" fo:margin-right="0.882cm" style:line-height-at-least="0.406cm" fo:text-indent="0cm" style:auto-text-indent="false">
        <style:tab-stops>
          <style:tab-stop style:position="17.201cm" style:type="right" style:leader-style="dotted" style:leader-text="."/>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Biblio" style:family="paragraph" style:parent-style-name="Standard" style:next-style-name="Bibliography1">
      <style:paragraph-properties fo:margin-top="0cm" fo:margin-bottom="1.341cm" style:contextual-spacing="false" fo:line-height="0.547cm" fo:text-align="center" style:justify-single-word="false" fo:break-before="page">
        <style:tab-stops/>
      </style:paragraph-properties>
      <style:text-properties style:font-name="Arial" fo:font-family="Arial" style:font-family-generic="roman" style:font-pitch="variable" fo:font-size="14pt" fo:language="en" fo:country="GB" fo:font-weight="bold" style:font-name-asian="MS Mincho" style:font-family-asian="'MS Mincho'" style:font-family-generic-asian="system" style:font-pitch-asian="variable" style:font-size-asian="14pt" style:language-asian="ja" style:country-asian="JP" style:font-weight-asian="bold" style:font-size-complex="10pt"/>
    </style:style>
    <style:style style:name="zzCover" style:family="paragraph" style:parent-style-name="Standard">
      <style:paragraph-properties fo:margin-top="0cm" fo:margin-bottom="0.388cm" style:contextual-spacing="false" style:line-height-at-least="0.406cm" fo:text-align="end" style:justify-single-word="false">
        <style:tab-stops/>
      </style:paragraph-properties>
      <style:text-properties fo:color="#000000" loext:opacity="100%"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size-complex="10pt"/>
    </style:style>
    <style:style style:name="zzForeword" style:family="paragraph" style:parent-style-name="Introduction" style:next-style-name="Standard">
      <style:paragraph-properties>
        <style:tab-stops/>
      </style:paragraph-properties>
      <style:text-properties fo:color="#0000ff" loext:opacity="100%"/>
    </style:style>
    <style:style style:name="zzHelp" style:family="paragraph" style:parent-style-name="Standard">
      <style:paragraph-properties style:line-height-at-least="0.406cm">
        <style:tab-stops/>
      </style:paragraph-properties>
      <style:text-properties fo:color="#008000" loext:opacity="100%"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Index" style:family="paragraph" style:parent-style-name="zzBiblio" style:next-style-name="index_20_heading"/>
    <style:style style:name="index_20_1" style:display-name="index 1" style:family="paragraph" style:parent-style-name="Standard">
      <style:paragraph-properties fo:margin-left="0.25cm" fo:margin-right="0cm" fo:margin-top="0cm" fo:margin-bottom="0cm" style:contextual-spacing="false" style:line-height-at-least="0.37cm" fo:text-align="start" style:justify-single-word="false" fo:text-indent="-0.25cm" style:auto-text-indent="false">
        <style:tab-stops/>
      </style:paragraph-properties>
      <style:text-properties style:font-name="Arial" fo:font-family="Arial" style:font-family-generic="roman" style:font-pitch="variable" fo:font-size="9pt" fo:language="en" fo:country="GB" fo:font-weight="bold" style:font-name-asian="MS Mincho" style:font-family-asian="'MS Mincho'" style:font-family-generic-asian="system" style:font-pitch-asian="variable" style:font-size-asian="9pt" style:language-asian="ja" style:country-asian="JP" style:font-weight-asian="bold" style:font-size-complex="10pt"/>
    </style:style>
    <style:style style:name="zzLc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c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5"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zzLn6" style:family="paragraph" style:parent-style-name="Standard" style:next-style-name="Standard">
      <style:paragraph-properties style:line-height-at-least="0.406cm" fo:text-align="start" style:justify-single-word="false">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10_29_" style:display-name="Table text (10)" style:family="paragraph" style:parent-style-name="Standard">
      <style:paragraph-properties fo:margin-top="0.106cm" fo:margin-bottom="0.106cm" style:contextual-spacing="false" style:line-height-at-least="0.406cm">
        <style:tab-stops/>
      </style:paragraph-properties>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ja" style:country-asian="JP" style:font-size-complex="10pt"/>
    </style:style>
    <style:style style:name="Table_20_text_20__28_9_29_" style:display-name="Table text (9)" style:family="paragraph" style:parent-style-name="Standard">
      <style:paragraph-properties fo:margin-top="0.106cm" fo:margin-bottom="0.106cm" style:contextual-spacing="false" style:line-height-at-least="0.37cm">
        <style:tab-stops/>
      </style:paragraph-properties>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0pt"/>
    </style:style>
    <style:style style:name="Table_20_text_20__28_8_29_" style:display-name="Table text (8)" style:family="paragraph" style:parent-style-name="Standard">
      <style:paragraph-properties fo:margin-top="0.106cm" fo:margin-bottom="0.106cm" style:contextual-spacing="false" style:line-height-at-least="0.335cm">
        <style:tab-stops/>
      </style:paragraph-properties>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font-size-complex="10pt"/>
    </style:style>
    <style:style style:name="Table_20_text_20__28_7_29_" style:display-name="Table text (7)" style:family="paragraph" style:parent-style-name="Standard">
      <style:paragraph-properties fo:margin-top="0.106cm" fo:margin-bottom="0.106cm" style:contextual-spacing="false" style:line-height-at-least="0.3cm">
        <style:tab-stops/>
      </style:paragraph-properties>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font-size-complex="10pt"/>
    </style:style>
    <style:style style:name="_31_text" style:display-name="1text" style:family="paragraph">
      <style:paragraph-properties fo:margin-left="0cm" fo:margin-right="1.693cm" fo:margin-top="0.282cm" fo:margin-bottom="0cm" style:contextual-spacing="false" style:line-height-at-least="0.494cm" fo:text-align="start" style:justify-single-word="false" fo:keep-together="always" fo:orphans="2" fo:widows="2" fo:text-indent="0cm" style:auto-text-indent="false" style:writing-mode="lr-tb"/>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detail"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6pt" style:font-name-asian="MS Mincho" style:font-family-asian="'MS Mincho'" style:font-family-generic-asian="system" style:font-pitch-asian="variable" style:font-size-asian="6pt" style:language-asian="ja" style:country-asian="JP" style:font-size-complex="6pt"/>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language-asian="ja" style:country-asian="JP" style:font-name-complex="Courier New1" style:font-family-complex="'Courier New'" style:font-family-generic-complex="system" style:font-pitch-complex="variable" style:font-size-complex="10pt"/>
    </style:style>
    <style:style style:name="Caption1" style:family="paragraph" style:parent-style-name="Standard" loext:linked-style-name="Caption1_20_Char">
      <style:paragraph-properties fo:margin-top="0.494cm" fo:margin-bottom="0.494cm" style:contextual-spacing="false" fo:line-height="100%" fo:text-align="start" style:justify-single-word="false">
        <style:tab-stops/>
      </style:paragraph-properties>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masthead" style:family="paragraph" style:parent-style-name="Standard">
      <style:paragraph-properties fo:margin-top="0.494cm" fo:margin-bottom="0.494cm" style:contextual-spacing="false" fo:line-height="100%" fo:text-align="start" style:justify-single-word="false">
        <style:tab-stops/>
      </style:paragraph-properties>
      <style:text-properties style:font-name="Franklin Gothic Heavy" fo:font-family="'Franklin Gothic Heavy'" style:font-family-generic="roman" style:font-pitch="variable" fo:font-size="36pt" style:font-name-asian="MS Mincho" style:font-family-asian="'MS Mincho'" style:font-family-generic-asian="system" style:font-pitch-asian="variable" style:font-size-asian="36pt" style:language-asian="ja" style:country-asian="JP" style:font-size-complex="36pt"/>
    </style:style>
    <style:style style:name="heading"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18pt" style:font-name-asian="MS Mincho" style:font-family-asian="'MS Mincho'" style:font-family-generic-asian="system" style:font-pitch-asian="variable" style:font-size-asian="18pt" style:language-asian="ja" style:country-asian="JP" style:font-size-complex="18pt"/>
    </style:style>
    <style:style style:name="flag" style:family="paragraph" style:parent-style-name="Standard">
      <loext:graphic-properties draw:fill="solid" draw:fill-color="#ff3100"/>
      <style:paragraph-properties fo:margin-top="0.494cm" fo:margin-bottom="0.494cm" style:contextual-spacing="false" fo:line-height="100%" fo:text-align="start" style:justify-single-word="false" fo:background-color="#ff3100">
        <style:tab-stops/>
      </style:paragraph-properties>
      <style:text-properties fo:color="#ffffff" loext:opacity="100%" style:font-name="Arial" fo:font-family="Arial" style:font-family-generic="roman" style:font-pitch="variable" fo:font-size="7pt" fo:font-weight="bold" style:font-name-asian="MS Mincho" style:font-family-asian="'MS Mincho'" style:font-family-generic-asian="system" style:font-pitch-asian="variable" style:font-size-asian="7pt" style:language-asian="ja" style:country-asian="JP" style:font-weight-asian="bold" style:font-name-complex="Arial1" style:font-family-complex="Arial" style:font-family-generic-complex="system" style:font-pitch-complex="variable" style:font-size-complex="7pt" style:font-weight-complex="bold"/>
    </style:style>
    <style:style style:name="tiny"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smaller" style:family="paragraph" style:parent-style-name="Standard">
      <style:paragraph-properties fo:margin-top="0.494cm" fo:margin-bottom="0.494cm" style:contextual-spacing="false" fo:line-height="100%" fo:text-align="start" style:justify-single-word="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smallcode" style:family="paragraph" style:parent-style-name="Standard">
      <style:paragraph-properties fo:margin-left="0.847cm" fo:margin-right="0cm" fo:margin-top="0.494cm" fo:margin-bottom="0.494cm" style:contextual-spacing="false" fo:line-height="100%" fo:text-align="start" style:justify-single-word="false" fo:text-indent="0cm" style:auto-text-indent="false">
        <style:tab-stops/>
      </style:paragraph-properties>
      <style:text-properties style:font-name="Courier New" fo:font-family="'Courier New'" style:font-family-generic="roman" style:font-pitch="variable" fo:font-size="9.5pt" style:font-name-asian="MS Mincho" style:font-family-asian="'MS Mincho'" style:font-family-generic-asian="system" style:font-pitch-asian="variable" style:font-size-asian="9.5pt" style:language-asian="ja" style:country-asian="JP" style:font-name-complex="Courier New1" style:font-family-complex="'Courier New'" style:font-family-generic-complex="system" style:font-pitch-complex="variable" style:font-size-complex="9.5pt"/>
    </style:style>
    <style:style style:name="foot"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9pt" style:font-name-asian="MS Mincho" style:font-family-asian="'MS Mincho'" style:font-family-generic-asian="system" style:font-pitch-asian="variable" style:font-size-asian="9pt" style:language-asian="ja" style:country-asian="JP" style:font-size-complex="9pt"/>
    </style:style>
    <style:style style:name="add" style:family="paragraph" style:parent-style-name="Standard">
      <style:paragraph-properties fo:margin-top="0.494cm" fo:margin-bottom="0.494cm" style:contextual-spacing="false" fo:line-height="100%" fo:text-align="start" style:justify-single-word="false">
        <style:tab-stops/>
      </style:paragraph-properties>
      <style:text-properties fo:color="#00000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red" style:family="paragraph" style:parent-style-name="Standard">
      <style:paragraph-properties fo:margin-top="0.494cm" fo:margin-bottom="0.494cm" style:contextual-spacing="false" fo:line-height="100%" fo:text-align="start" style:justify-single-word="false">
        <style:tab-stops/>
      </style:paragraph-properties>
      <style:text-properties fo:color="#ff3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green" style:family="paragraph" style:parent-style-name="Standard">
      <style:paragraph-properties fo:margin-top="0.494cm" fo:margin-bottom="0.494cm" style:contextual-spacing="false" fo:line-height="100%" fo:text-align="start" style:justify-single-word="false">
        <style:tab-stops/>
      </style:paragraph-properties>
      <style:text-properties fo:color="#30a03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blue" style:family="paragraph" style:parent-style-name="Standard">
      <style:paragraph-properties fo:margin-top="0.494cm" fo:margin-bottom="0.494cm" style:contextual-spacing="false" fo:line-height="100%" fo:text-align="start" style:justify-single-word="false">
        <style:tab-stops/>
      </style:paragraph-properties>
      <style:text-properties fo:color="#3030ff"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cssspec" style:family="paragraph" style:parent-style-name="Standard">
      <style:paragraph-properties fo:margin-top="0.494cm" fo:margin-bottom="0.494cm" style:contextual-spacing="false" fo:line-height="100%" fo:text-align="start" style:justify-single-word="false">
        <style:tab-stops/>
      </style:paragraph-properties>
      <style:text-properties fo:color="#303090" loext:opacity="100%"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tab" style:family="paragraph" style:parent-style-name="Standard">
      <style:paragraph-properties fo:margin-left="0.085cm" fo:margin-right="0.042cm" fo:margin-top="0.494cm" fo:margin-bottom="0.494cm" style:contextual-spacing="false" fo:line-height="100%" fo:text-align="start" style:justify-single-word="false" fo:text-indent="0cm" style:auto-text-indent="false">
        <style:tab-stops/>
      </style:paragraph-properties>
      <style:text-properties style:font-name="Verdana" fo:font-family="Verdana" style:font-family-generic="roman" style:font-pitch="variable" fo:font-size="5.5pt" style:font-name-asian="MS Mincho" style:font-family-asian="'MS Mincho'" style:font-family-generic-asian="system" style:font-pitch-asian="variable" style:font-size-asian="5.5pt" style:language-asian="ja" style:country-asian="JP" style:font-size-complex="5.5pt"/>
    </style:style>
    <style:style style:name="caution" style:family="paragraph" style:parent-style-name="_31_text" style:next-style-name="_31_text">
      <style:paragraph-properties fo:margin-left="2.963cm" fo:margin-right="1.693cm" fo:margin-top="0.776cm" fo:margin-bottom="0.494cm" style:contextual-spacing="false" fo:text-indent="-2.963cm" style:auto-text-indent="false">
        <style:tab-stops>
          <style:tab-stop style:position="0.635cm"/>
        </style:tab-stops>
      </style:paragraph-properties>
    </style:style>
    <style:style style:name="tinfo"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style:font-name-asian="MS Mincho" style:font-family-asian="'MS Mincho'" style:font-family-generic-asian="system" style:font-pitch-asian="variable" style:font-size-asian="12pt" style:language-asian="ja" style:country-asian="JP" style:font-size-complex="12pt"/>
    </style:style>
    <style:style style:name="thead" style:family="paragraph" style:parent-style-name="Standard">
      <style:paragraph-properties fo:margin-top="0cm" fo:margin-bottom="0cm" style:contextual-spacing="false" style:line-height-at-least="0.494cm" fo:text-align="start" style:justify-single-word="false">
        <style:tab-stops>
          <style:tab-stop style:position="9.102cm"/>
        </style:tab-stops>
      </style:paragraph-properties>
      <style:text-properties fo:color="#000000" loext:opacity="100%" style:font-name="Times New Roman" fo:font-family="'Times New Roman'"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2pt" style:font-weight-complex="bold"/>
    </style:style>
    <style:style style:name="graphic" style:family="paragraph" style:parent-style-name="_31_text">
      <style:paragraph-properties fo:margin-left="0cm" fo:margin-right="0cm" fo:margin-top="0.282cm" fo:margin-bottom="0.282cm" style:contextual-spacing="false" fo:text-indent="0cm" style:auto-text-indent="false"/>
    </style:style>
    <style:style style:name="List1" style:family="paragraph" style:parent-style-name="_31_text">
      <style:paragraph-properties fo:margin-left="0.494cm" fo:margin-right="1.693cm" fo:margin-top="0.141cm" fo:margin-bottom="0cm" style:contextual-spacing="false" fo:text-indent="-0.494cm" style:auto-text-indent="false"/>
    </style:style>
    <style:style style:name="note" style:family="paragraph" style:parent-style-name="Standard" style:next-style-name="_31_text">
      <style:paragraph-properties fo:margin-left="0cm" fo:margin-right="1.693cm" fo:margin-top="0.282cm" fo:margin-bottom="0cm" style:contextual-spacing="false" fo:text-align="start" style:justify-single-word="false" fo:keep-together="always" fo:text-indent="0cm" style:auto-text-indent="false">
        <style:tab-stops>
          <style:tab-stop style:position="0.635cm"/>
        </style:tab-stops>
      </style:paragraph-properties>
      <style:text-properties fo:color="#000000" loext:opacity="100%" style:font-name="Times New Roman" fo:font-family="'Times New Roman'" style:font-family-generic="roman" style:font-pitch="variable" fo:font-size="10pt" fo:font-style="italic" style:font-name-asian="MS Mincho" style:font-family-asian="'MS Mincho'" style:font-family-generic-asian="system" style:font-pitch-asian="variable" style:font-size-asian="10pt" style:language-asian="ja" style:country-asian="JP" style:font-style-asian="italic" style:font-size-complex="10pt" style:font-style-complex="italic"/>
    </style:style>
    <style:style style:name="t3info" style:family="paragraph" style:parent-style-name="tinfo">
      <style:paragraph-properties fo:margin-top="0.106cm" fo:margin-bottom="0.106cm" style:contextual-spacing="false" fo:text-align="center" style:justify-single-word="false" style:punctuation-wrap="hanging" style:vertical-align="baseline"/>
      <style:text-properties fo:font-size="10pt" style:font-name-asian="Times New Roman1" style:font-family-asian="'Times New Roman'" style:font-family-generic-asian="system" style:font-pitch-asian="variable" style:font-size-asian="10pt" style:font-size-complex="10pt"/>
    </style:style>
    <style:style style:name="list2" style:family="paragraph" style:parent-style-name="List1">
      <style:paragraph-properties fo:margin-left="1.023cm" fo:margin-right="1.693cm" fo:text-indent="-0.494cm" style:auto-text-indent="false">
        <style:tab-stops>
          <style:tab-stop style:position="2.54cm"/>
          <style:tab-stop style:position="2.999cm"/>
        </style:tab-stops>
      </style:paragraph-properties>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_32_text" style:display-name="2text" style:family="paragraph" style:parent-style-name="_31_text">
      <style:text-properties fo:font-size="10pt" style:font-name-asian="Times New Roman1" style:font-family-asian="'Times New Roman'" style:font-family-generic-asian="system" style:font-pitch-asian="variable" style:font-size-asian="10pt" style:language-asian="en" style:country-asian="US" style:font-size-complex="10pt"/>
    </style:style>
    <style:style style:name="example" style:family="paragraph" style:parent-style-name="_31_text">
      <style:paragraph-properties fo:margin-top="0.423cm" fo:margin-bottom="0cm" style:contextual-spacing="false" fo:keep-with-next="alway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note1" style:family="paragraph" style:parent-style-name="_31_text">
      <style:paragraph-properties>
        <style:tab-stops>
          <style:tab-stop style:position="0.635cm"/>
        </style:tab-stops>
      </style:paragraph-properties>
      <style:text-properties fo:font-size="10pt" fo:font-style="italic" style:font-name-asian="Times New Roman1" style:font-family-asian="'Times New Roman'" style:font-family-generic-asian="system" style:font-pitch-asian="variable" style:font-size-asian="10pt" style:language-asian="en" style:country-asian="US" style:font-style-asian="italic" style:font-style-complex="italic"/>
    </style:style>
    <style:style style:name="equation" style:family="paragraph">
      <style:paragraph-properties fo:margin-left="0cm" fo:margin-right="1.693cm" fo:margin-top="0.106cm" fo:margin-bottom="0.106cm" style:contextual-spacing="false" style:line-height-at-least="0.459cm" fo:text-align="start" style:justify-single-word="false" fo:keep-together="always" fo:orphans="2" fo:widows="2" fo:text-indent="0cm" style:auto-text-indent="false" fo:keep-with-next="always" style:writing-mode="lr-tb">
        <style:tab-stops>
          <style:tab-stop style:position="0.564cm"/>
          <style:tab-stop style:position="2.469cm"/>
        </style:tab-stops>
      </style:paragraph-properties>
      <style:text-properties fo:color="#000000" loext:opacity="100%"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body" style:family="paragraph" style:parent-style-name="Standard">
      <style:paragraph-properties fo:margin-top="0.494cm" fo:margin-bottom="0.494cm" style:contextual-spacing="false" fo:line-height="100%" fo:text-align="start" style:justify-single-word="false">
        <style:tab-stops/>
      </style:paragraph-properties>
      <style:text-properties style:font-name="Times New Roman" fo:font-family="'Times New Roman'" style:font-family-generic="roman" style:font-pitch="variable" fo:font-size="10pt" style:font-name-asian="MS Mincho" style:font-family-asian="'MS Mincho'" style:font-family-generic-asian="system" style:font-pitch-asian="variable" style:font-size-asian="10pt" style:language-asian="ja" style:country-asian="JP" style:font-size-complex="10pt"/>
    </style:style>
    <style:style style:name="list3" style:family="paragraph" style:parent-style-name="list2">
      <style:paragraph-properties fo:margin-left="0.529cm" fo:margin-right="1.693cm" fo:text-indent="0cm" style:auto-text-indent="false" style:punctuation-wrap="hanging" style:vertical-align="baseline">
        <style:tab-stops>
          <style:tab-stop style:position="1.094cm"/>
        </style:tab-stops>
      </style:paragraph-properties>
      <style:text-properties style:language-asian="zh" style:country-asian="CN"/>
    </style:style>
    <style:style style:name="annotation_20_subject" style:display-name="annotation subject" style:family="paragraph" style:parent-style-name="annotation_20_text" style:next-style-name="annotation_20_text" loext:linked-style-name="Comment_20_Subject_20_Char">
      <style:paragraph-properties fo:orphans="2" fo:widows="2"/>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Times New Roman1" style:font-family-complex="'Times New Roman'" style:font-family-generic-complex="system" style:font-pitch-complex="variable" style:font-weight-complex="bold"/>
    </style:style>
    <style:style style:name="Style_20_Heading_20_2_20__2b__20_Before_3a__20__20_0_20_pt" style:display-name="Style Heading 2 + Before:  0 pt" style:family="paragraph" style:parent-style-name="Heading_20_2" style:default-outline-level="2" style:list-style-name="">
      <style:paragraph-properties fo:margin-left="0.635cm" fo:margin-right="0cm" fo:margin-top="0cm" fo:margin-bottom="0.127cm" style:contextual-spacing="false" fo:line-height="100%" fo:keep-together="always" fo:hyphenation-ladder-count="no-limit" fo:text-indent="-0.635cm" style:auto-text-indent="false">
        <style:tab-stops>
          <style:tab-stop style:position="0.635cm"/>
        </style:tab-stops>
      </style:paragraph-properties>
      <style:text-properties style:font-name="Verdana" fo:font-family="Verdana" style:font-family-generic="roman" style:font-pitch="variable" fo:font-size="11pt" fo:font-style="italic" style:font-size-asian="11pt" style:language-asian="zh" style:country-asian="CN" style:font-style-asian="italic" style:font-name-complex="Arial1" style:font-family-complex="Arial" style:font-family-generic-complex="system" style:font-pitch-complex="variable" style:font-size-complex="12pt" style:font-style-complex="italic" style:font-weight-complex="bold" fo:hyphenate="true" fo:hyphenation-remain-char-count="2" fo:hyphenation-push-char-count="2" loext:hyphenation-no-caps="false" loext:hyphenation-no-last-word="false" loext:hyphenation-word-char-count="5" loext:hyphenation-zone="no-limit"/>
    </style:style>
    <style:style style:name="Heading_20_41" style:display-name="Heading 41"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2" style:display-name="Heading 42"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Heading_20_43" style:display-name="Heading 43" style:family="paragraph" style:parent-style-name="Standard" style:next-style-name="Standard">
      <style:paragraph-properties fo:margin-left="1.27cm" fo:margin-right="0cm" fo:margin-top="0.423cm" fo:margin-bottom="0.106cm" style:contextual-spacing="false" fo:line-height="100%" fo:text-align="start" style:justify-single-word="false" fo:text-indent="-1.27cm" style:auto-text-indent="false" fo:keep-with-next="always">
        <style:tab-stops>
          <style:tab-stop style:position="1.27cm"/>
        </style:tab-stops>
      </style:paragraph-properties>
      <style:text-properties style:font-name="Verdana" fo:font-family="Verdana" style:font-family-generic="roman" style:font-pitch="variable" fo:font-size="12pt" fo:font-weight="bold" style:font-name-asian="MS Mincho" style:font-family-asian="'MS Mincho'" style:font-family-generic-asian="system" style:font-pitch-asian="variable" style:font-size-asian="12pt" style:language-asian="ja" style:country-asian="JP" style:font-weight-asian="bold" style:font-size-complex="14pt" style:font-weight-complex="bold"/>
    </style:style>
    <style:style style:name="Style_20_Heading_20_1_20__2b__20__28_Complex_29__20_16_20_pt" style:display-name="Style Heading 1 + (Complex) 16 pt" style:family="paragraph" style:parent-style-name="Heading_20_1" loext:linked-style-name="Style_20_Heading_20_1_20__2b__20__28_Complex_29__20_16_20_pt_20_Char" style:default-outline-level="1" style:list-style-name="">
      <style:paragraph-properties fo:margin-left="1.27cm" fo:margin-right="0cm" fo:margin-top="1.693cm" fo:margin-bottom="0.353cm" style:contextual-spacing="false" style:line-height-at-least="0.847cm" fo:keep-together="always" fo:hyphenation-ladder-count="no-limit" fo:text-indent="-1.27cm" style:auto-text-indent="false">
        <style:tab-stops>
          <style:tab-stop style:position="1.27cm"/>
        </style:tab-stops>
      </style:paragraph-properties>
      <style:text-properties fo:language="en" fo:country="GB" style:font-name-complex="Arial1" style:font-family-complex="Arial" style:font-family-generic-complex="system" style:font-pitch-complex="variable" style:font-size-complex="16pt" style:font-weight-complex="bold" fo:hyphenate="true" fo:hyphenation-remain-char-count="2" fo:hyphenation-push-char-count="2" loext:hyphenation-no-caps="false" loext:hyphenation-no-last-word="false" loext:hyphenation-word-char-count="5" loext:hyphenation-zone="no-limit"/>
    </style:style>
    <style:style style:name="Style1" style:family="paragraph" style:parent-style-name="Standard" style:auto-update="true">
      <style:paragraph-properties fo:margin-top="0cm" fo:margin-bottom="0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tyle2" style:family="paragraph" style:parent-style-name="Standard">
      <style:paragraph-properties fo:margin-top="0.494cm" fo:margin-bottom="0.494cm" style:contextual-spacing="false" fo:line-height="100%" fo:text-align="start" style:justify-single-word="false">
        <style:tab-stops/>
      </style:paragraph-properties>
      <style:text-properties fo:color="#000080" loext:opacity="100%" style:font-name="Verdana" fo:font-family="Verdana"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NBComment" style:family="paragraph" style:parent-style-name="Standard">
      <style:paragraph-properties fo:margin-top="0cm" fo:margin-bottom="0cm" style:contextual-spacing="false" fo:line-height="100%" fo:text-align="start" style:justify-single-word="false">
        <style:tab-stops/>
      </style:paragraph-properties>
      <style:text-properties fo:color="#0000ff"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size-complex="10pt"/>
    </style:style>
    <style:style style:name="Example_20_BIFStextual" style:display-name="Example BIFStextual" style:family="paragraph" style:parent-style-name="Standard">
      <style:paragraph-properties fo:margin-top="0cm" fo:margin-bottom="0cm" style:contextual-spacing="false" fo:line-height="100%"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0.502cm"/>
          <style:tab-stop style:position="11.001cm"/>
          <style:tab-stop style:position="11.502cm"/>
          <style:tab-stop style:position="12.002cm"/>
          <style:tab-stop style:position="12.502cm"/>
          <style:tab-stop style:position="13.002cm"/>
          <style:tab-stop style:position="13.503cm"/>
          <style:tab-stop style:position="14.002cm"/>
          <style:tab-stop style:position="14.503cm"/>
          <style:tab-stop style:position="15.002cm"/>
          <style:tab-stop style:position="15.503cm"/>
          <style:tab-stop style:position="16.002cm"/>
          <style:tab-stop style:position="16.503cm"/>
          <style:tab-stop style:position="17.002cm"/>
          <style:tab-stop style:position="17.503cm"/>
          <style:tab-stop style:position="18.002cm"/>
          <style:tab-stop style:position="18.503cm"/>
          <style:tab-stop style:position="19.002cm"/>
          <style:tab-stop style:position="19.503cm"/>
          <style:tab-stop style:position="20.003cm"/>
        </style:tab-stops>
      </style:paragraph-properties>
      <style:text-properties style:font-name="Courier New" fo:font-family="'Courier New'" style:font-family-generic="roman" style:font-pitch="variable" fo:font-size="9pt" style:font-name-asian="Batang" style:font-family-asian="Batang" style:font-family-generic-asian="system" style:font-pitch-asian="variable" style:font-size-asian="9pt" style:language-asian="ko" style:country-asian="KR" style:font-size-complex="10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Editor_27_s_20_Note" style:display-name="Editor's Note" style:family="paragraph" style:parent-style-name="Standard" loext:linked-style-name="Editor_27_s_20_Note_20_Char">
      <loext:graphic-properties draw:fill="solid" draw:fill-color="#cccccc"/>
      <style:paragraph-properties fo:margin-top="0.106cm" fo:margin-bottom="0.318cm" style:contextual-spacing="false" fo:line-height="100%" fo:text-align="start" style:justify-single-word="false" fo:keep-together="always" fo:background-color="#cccccc" fo:padding="0.035cm" fo:border="0.74pt solid #000000" style:shadow="none">
        <style:tab-stops/>
      </style:paragraph-properties>
      <style:text-properties fo:color="#ff0000" loext:opacity="100%"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font-size-complex="10pt"/>
    </style:style>
    <style:style style:name="doc_5f_header_5f_info" style:display-name="doc_header_info" style:family="paragraph" style:parent-style-name="Standard">
      <style:paragraph-properties fo:margin-top="0.106cm" fo:margin-bottom="0cm" style:contextual-spacing="false" fo:line-height="100%" fo:hyphenation-ladder-count="no-limit">
        <style:tab-stops>
          <style:tab-stop style:position="2cm"/>
        </style:tab-stops>
      </style:paragraph-properties>
      <style:text-properties style:font-name="Times New Roman" fo:font-family="'Times New Roman'" style:font-family-generic="roman" style:font-pitch="variable" fo:font-size="12pt" fo:font-weight="bold" style:font-name-asian="BatangChe" style:font-family-asian="BatangChe" style:font-family-generic-asian="system" style:font-pitch-asian="variable" style:font-size-asian="12pt" style:font-weight-asian="bold" style:font-size-complex="10pt" fo:hyphenate="false" fo:hyphenation-remain-char-count="2" fo:hyphenation-push-char-count="2" loext:hyphenation-no-caps="false" loext:hyphenation-no-last-word="false" loext:hyphenation-word-char-count="5" loext:hyphenation-zone="no-limit"/>
    </style:style>
    <style:style style:name="Style_20_MTDisplayEquation_20__2b__20_Centered" style:display-name="Style MTDisplayEquation + Centered" style:family="paragraph" style:parent-style-name="Standard">
      <style:paragraph-properties fo:margin-left="1.27cm" fo:margin-right="0cm" fo:margin-top="0cm" fo:margin-bottom="0.176cm" style:contextual-spacing="false" fo:line-height="150%" fo:text-align="center" style:justify-single-word="false" fo:text-indent="-0.635cm" style:auto-text-indent="false">
        <style:tab-stops>
          <style:tab-stop style:position="8.89cm" style:type="center"/>
          <style:tab-stop style:position="16.51cm" style:type="right"/>
        </style:tab-stops>
      </style:paragraph-properties>
      <style:text-properties style:font-name="Georgia" fo:font-family="Georgia" style:font-family-generic="roman" style:font-pitch="variable" style:font-name-asian="Times New Roman1" style:font-family-asian="'Times New Roman'" style:font-family-generic-asian="system" style:font-pitch-asian="variable" style:language-asian="ru" style:country-asian="RU" style:font-size-complex="10pt"/>
    </style:style>
    <style:style style:name="ISO_5f_Change" style:display-name="ISO_Change" style:family="paragraph" style:parent-style-name="Standard">
      <style:paragraph-properties fo:margin-top="0.37cm" fo:margin-bottom="0cm" style:contextual-spacing="false" fo:line-height="0.37cm" fo:text-align="start" style:justify-single-word="false">
        <style:tab-stops/>
      </style:paragraph-properties>
      <style:text-properties style:font-name="Arial" fo:font-family="Arial" style:font-family-generic="roman" style:font-pitch="variable" fo:font-size="9pt" fo:language="en" fo:country="GB" style:font-name-asian="Times New Roman1" style:font-family-asian="'Times New Roman'" style:font-family-generic-asian="system" style:font-pitch-asian="variable" style:font-size-asian="9pt" style:font-size-complex="10pt"/>
    </style:style>
    <style:style style:name="Table_20_Header" style:display-name="Table Header" style:family="paragraph" style:parent-style-name="Table_20_title" loext:linked-style-name="Table_20_Header_20_Char">
      <style:paragraph-properties fo:margin-top="0.106cm" fo:margin-bottom="0.212cm" style:contextual-spacing="false" style:line-height-at-least="0.423cm"/>
      <style:text-properties style:font-name="Cambria" fo:font-family="Cambria" style:font-family-generic="roman" style:font-pitch="variable" fo:font-size="11pt" style:font-size-asian="11pt"/>
    </style:style>
    <style:style style:name="NOTE" style:family="paragraph" style:parent-style-name="Normal_20__28_Web_29_" loext:linked-style-name="NOTE_20_Char">
      <style:paragraph-properties fo:margin-left="1.588cm" fo:margin-right="0cm" fo:text-indent="-1.588cm" style:auto-text-indent="false"/>
      <style:text-properties style:font-name="Cambria" fo:font-family="Cambria" style:font-family-generic="roman" style:font-pitch="variable" fo:font-size="11pt" fo:language="en" fo:country="GB" style:font-size-asian="11pt" style:font-name-complex="Arial1" style:font-family-complex="Arial" style:font-family-generic-complex="system" style:font-pitch-complex="variable" style:font-size-complex="11pt" style:font-style-complex="italic"/>
    </style:style>
    <style:style style:name="Figure_20_caption" style:display-name="Figure caption" style:family="paragraph" style:parent-style-name="Standard" loext:linked-style-name="Figure_20_caption_20_Char">
      <style:paragraph-properties fo:text-align="center" style:justify-single-word="false"/>
      <style:text-properties fo:language="en" fo:country="GB" fo:font-weight="bold"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Change" style:family="paragraph" style:parent-style-name="Text_20_body">
      <style:paragraph-properties style:border-line-width-top="0.053cm 0.004cm 0.026cm" style:border-line-width-bottom="0.053cm 0.004cm 0.026cm" fo:padding="0.101cm" fo:border-left="none" fo:border-right="none" fo:border-top="2.35pt double #7c007c" fo:border-bottom="2.35pt double #7c007c"/>
      <style:text-properties fo:color="#9c009c" loext:opacity="100%" fo:font-size="13pt" fo:language="en" fo:country="GB" officeooo:rsid="0478433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Strong"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loext:linked-style-name="Header">
      <style:text-properties style:font-name="Cambria2" fo:font-family="Cambria" style:font-style-name="Regular"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Footer_20_Char" style:display-name="Footer Char" style:family="text" style:parent-style-name="Default_20_Paragraph_20_Font" loext:linked-style-name="Footer">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dex_20_Link" style:display-name="Index Link" style:family="text"/>
    <style:style style:name="Number_20_H_20_1" style:display-name="Number H 1" style:family="text">
      <style:text-properties style:font-name="Arial" fo:font-family="Arial" style:font-family-generic="roman" style:font-pitch="variable" fo:font-size="18pt" fo:font-weight="bold" style:font-size-asian="18pt" style:font-weight-asian="bold"/>
    </style:style>
    <style:style style:name="Number_20_H_20_3" style:display-name="Number H 3" style:family="text">
      <style:text-properties style:font-name="Arial" fo:font-family="Arial" style:font-family-generic="roman" style:font-pitch="variable" fo:font-size="14pt" fo:font-weight="bold" style:font-size-asian="14pt" style:font-weight-asian="bold"/>
    </style:style>
    <style:style style:name="Number_20_H_20_2" style:display-name="Number H 2" style:family="text">
      <style:text-properties style:font-name="Arial" fo:font-family="Arial" style:font-family-generic="roman" style:font-pitch="variable" fo:font-size="16pt" fo:font-weight="bold" style:font-size-asian="16pt" style:font-weight-asian="bold"/>
    </style:style>
    <style:style style:name="Number_20_H_20_4" style:display-name="Number H 4" style:family="text">
      <style:text-properties style:font-name="Arial" fo:font-family="Arial" style:font-family-generic="roman" style:font-pitch="variable" fo:font-size="12pt" fo:font-weight="bold" style:font-size-asian="12pt" style:font-weight-asian="bold"/>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style:font-name="Cambria1" fo:font-family="Cambria" style:font-style-name="Bold" style:font-family-generic="roman" style:font-pitch="variable" fo:font-size="14pt" fo:font-weight="bold" style:font-size-asian="18pt" style:font-weight-asian="bold"/>
    </style:style>
    <style:style style:name="ListLabel_20_2" style:display-name="ListLabel 2" style:family="text">
      <style:text-properties style:font-name="Cambria1" fo:font-family="Cambria" style:font-style-name="Bold" style:font-family-generic="roman" style:font-pitch="variable" fo:font-size="13pt" fo:font-weight="bold" style:font-size-asian="16pt" style:font-weight-asian="bold"/>
    </style:style>
    <style:style style:name="ListLabel_20_3" style:display-name="ListLabel 3" style:family="text">
      <style:text-properties style:font-name="Cambria1" fo:font-family="Cambria" style:font-style-name="Bold" style:font-family-generic="roman" style:font-pitch="variable" fo:font-size="12pt" fo:font-weight="bold" style:font-size-asian="14pt" style:font-weight-asian="bold"/>
    </style:style>
    <style:style style:name="ListLabel_20_4" style:display-name="ListLabel 4" style:family="text">
      <style:text-properties style:font-name="Cambria1" fo:font-family="Cambria" style:font-style-name="Bold" style:font-family-generic="roman" style:font-pitch="variable" fo:font-size="11pt" fo:font-weight="bold" style:font-size-asian="12pt"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Symbol" style:font-family-complex="Symbol"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Symbol" style:font-family-complex="Symbol" style:font-family-generic-complex="system" style:font-pitch-complex="variable"/>
    </style:style>
    <style:style style:name="ListLabel_20_87" style:display-name="ListLabel 87" style:family="text">
      <style:text-properties style:font-name-complex="Symbol" style:font-family-complex="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Symbol" style:font-family-complex="Symbol" style:font-family-generic-complex="system" style:font-pitch-complex="variable"/>
    </style:style>
    <style:style style:name="ListLabel_20_90" style:display-name="ListLabel 90" style:family="text">
      <style:text-properties style:font-name-complex="Symbol" style:font-family-complex="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Symbol" style:font-family-complex="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Symbol" style:font-family-complex="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Symbol" style:font-family-complex="Symbol"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Symbol" style:font-family-complex="Symbol"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Symbol" style:font-family-complex="Symbol"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eading_20_1_20_Char" style:display-name="Heading 1 Char" style:family="text" loext:linked-style-name="Heading_20_1">
      <style:text-properties style:font-name="Cambria1" fo:font-family="Cambria" style:font-style-name="Bold" style:font-family-generic="roman" style:font-pitch="variable" fo:font-size="14pt" fo:font-weight="bold" style:font-name-asian="MS Mincho" style:font-family-asian="'MS Mincho'" style:font-family-generic-asian="system" style:font-pitch-asian="variable" style:font-size-asian="14pt" style:language-asian="ja" style:country-asian="JP" style:font-weight-asian="bold" style:font-size-complex="11pt"/>
    </style:style>
    <style:style style:name="Heading_20_2_20_Char" style:display-name="Heading 2 Char" style:family="text" loext:linked-style-name="Heading_20_2">
      <style:text-properties style:font-name="Cambria1" fo:font-family="Cambria" style:font-style-name="Bold" style:font-family-generic="roman" style:font-pitch="variable" fo:font-size="13pt" fo:font-weight="bold" style:font-name-asian="MS Mincho" style:font-family-asian="'MS Mincho'" style:font-family-generic-asian="system" style:font-pitch-asian="variable" style:font-size-asian="13pt" style:language-asian="ja" style:country-asian="JP" style:font-weight-asian="bold" style:font-size-complex="11pt"/>
    </style:style>
    <style:style style:name="Heading_20_3_20_Char" style:display-name="Heading 3 Char" style:family="text" loext:linked-style-name="Heading_20_3">
      <style:text-properties fo:font-size="12pt" fo:font-weight="bold" style:font-name-asian="MS Mincho" style:font-family-asian="'MS Mincho'" style:font-family-generic-asian="system" style:font-pitch-asian="variable" style:font-size-asian="12pt" style:language-asian="ja" style:country-asian="JP" style:font-weight-asian="bold" style:font-size-complex="11pt"/>
    </style:style>
    <style:style style:name="Heading_20_4_20_Char" style:display-name="Heading 4 Char" style:family="text" loext:linked-style-name="Heading_20_4">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5_20_Char" style:display-name="Heading 5 Char" style:family="text" loext:linked-style-name="Heading_20_5">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6_20_Char" style:display-name="Heading 6 Char" style:family="text" loext:linked-style-name="Heading_20_6">
      <style:text-properties fo:font-size="11pt" fo:font-weight="bold" style:font-name-asian="MS Mincho" style:font-family-asian="'MS Mincho'" style:font-family-generic-asian="system" style:font-pitch-asian="variable" style:font-size-asian="11pt" style:language-asian="ja" style:country-asian="JP" style:font-weight-asian="bold" style:font-size-complex="11pt"/>
    </style:style>
    <style:style style:name="Heading_20_7_20_Char" style:display-name="Heading 7 Char" style:family="text" style:parent-style-name="Default_20_Paragraph_20_Font" loext:linked-style-name="Heading_20_7">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8_20_Char" style:display-name="Heading 8 Char" style:family="text" style:parent-style-name="Default_20_Paragraph_20_Font" loext:linked-style-name="Heading_20_8">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Heading_20_9_20_Char" style:display-name="Heading 9 Char" style:family="text" style:parent-style-name="Default_20_Paragraph_20_Font" loext:linked-style-name="Heading_20_9">
      <style:text-properties fo:color="#5b9bd5" loext:opacity="100%" style:font-name="Calibri Light" fo:font-family="'Calibri Light'" style:font-family-generic="roman" style:font-pitch="variable" fo:font-size="12pt" fo:language="en" fo:country="US" style:font-name-asian="宋体" style:font-family-asian="宋体" style:font-family-generic-asian="system" style:font-pitch-asian="variable" style:font-size-asian="12pt" style:font-name-complex="Angsana New" style:font-family-complex="'Angsana New'" style:font-family-generic-complex="system" style:font-pitch-complex="variable" style:font-size-complex="12pt"/>
    </style:style>
    <style:style style:name="Placeholder_20_Text" style:display-name="Placeholder Text" style:family="text" style:parent-style-name="Default_20_Paragraph_20_Font">
      <style:text-properties fo:color="#808080" loext:opacity="100%"/>
    </style:style>
    <style:style style:name="Foreword_20_Text_20_Char" style:display-name="Foreword Text Char" style:family="text" loext:linked-style-name="Foreword_20_Text">
      <style:text-properties fo:font-size="11pt" fo:language="fr" fo:country="FR" style:font-size-asian="11pt" style:font-size-complex="11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fo:language="en" fo:country="GB" style:font-size-asian="9pt" style:font-name-complex="Segoe UI1" style:font-family-complex="'Segoe UI'" style:font-family-generic-complex="system" style:font-pitch-complex="variable" style:font-size-complex="9pt"/>
    </style:style>
    <style:style style:name="Normal_20__28_Web_29__20_Char" style:display-name="Normal (Web) Char" style:family="text" loext:linked-style-name="Normal_20__28_Web_29_">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Title_20_Char" style:display-name="Title Char" style:family="text" style:parent-style-name="Default_20_Paragraph_20_Font" loext:linked-style-name="Title">
      <style:text-properties fo:font-size="16pt" style:text-underline-style="solid" style:text-underline-width="auto" style:text-underline-color="#000000"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4.5pt" style:font-weight-complex="bold"/>
    </style:style>
    <style:style style:name="Verbatim_20_Char" style:display-name="Verbatim Char" style:family="text" style:parent-style-name="Default_20_Paragraph_20_Font" loext:linked-style-name="Source_20_Code">
      <style:text-properties style:font-name="Consolas" fo:font-family="Consolas" style:font-family-generic="roman" style:font-pitch="variable" fo:font-size="12pt" fo:font-style="italic" style:font-name-asian="Calibri1" style:font-family-asian="Calibri" style:font-family-generic-asian="system" style:font-pitch-asian="variable" style:font-size-asian="12pt" style:font-style-asian="italic"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ubtitle_20_Char" style:display-name="Subtitle Char" style:family="text" style:parent-style-name="Default_20_Paragraph_20_Font" loext:linked-style-name="Subtitle">
      <style:text-properties fo:color="#2c6eab" loext:opacity="100%" style:font-name="Calibri Light" fo:font-family="'Calibri Light'" style:font-family-generic="roman" style:font-pitch="variable" fo:font-size="15pt" fo:language="en" fo:country="US" style:text-underline-style="none" fo:font-weight="bold" style:font-name-asian="宋体" style:font-family-asian="宋体" style:font-family-generic-asian="system" style:font-pitch-asian="variable" style:font-size-asian="15pt" style:font-weight-asian="bold" style:font-name-complex="Angsana New" style:font-family-complex="'Angsana New'" style:font-family-generic-complex="system" style:font-pitch-complex="variable" style:font-size-complex="15pt" style:font-weight-complex="bold"/>
    </style:style>
    <style:style style:name="Date_20_Char" style:display-name="Date Char" style:family="text" style:parent-style-name="Default_20_Paragraph_20_Font" loext:linked-style-name="Date">
      <style:text-properties fo:font-size="11pt" fo:language="en" fo:country="US" style:font-name-asian="Calibri1" style:font-family-asian="Calibri" style:font-family-generic-asian="system" style:font-pitch-asian="variable" style:font-size-asian="11pt" style:font-name-complex="Cordia New" style:font-family-complex="'Cordia New'" style:font-family-generic-complex="system" style:font-pitch-complex="variable" style:font-size-complex="12pt"/>
    </style:style>
    <style:style style:name="Footnote_20_Text_20_Char" style:display-name="Footnote Text Char" style:family="text" style:parent-style-name="Default_20_Paragraph_20_Font" loext:linked-style-name="Footnote">
      <style:text-properties fo:language="en" fo:country="US" style:font-name-asian="Calibri1" style:font-family-asian="Calibri" style:font-family-generic-asian="system" style:font-pitch-asian="variable" style:font-name-complex="Cordia New" style:font-family-complex="'Cordia New'" style:font-family-generic-complex="system" style:font-pitch-complex="variable" style:font-size-complex="12pt"/>
    </style:style>
    <style:style style:name="Caption_20_Char" style:display-name="Caption Char" style:family="text" style:parent-style-name="Default_20_Paragraph_20_Font" loext:linked-style-name="caption">
      <style:text-properties fo:font-size="11pt" fo:language="en" fo:country="US" fo:font-style="italic" style:font-name-asian="Calibri1" style:font-family-asian="Calibri" style:font-family-generic-asian="system" style:font-pitch-asian="variable" style:font-size-asian="11pt" style:font-style-asian="italic" style:font-name-complex="Cordia New" style:font-family-complex="'Cordia New'" style:font-family-generic-complex="system" style:font-pitch-complex="variable" style:font-size-complex="12pt"/>
    </style:style>
    <style:style style:name="Section_20_Number" style:display-name="Section Number" style:family="text" style:parent-style-name="Caption_20_Char">
      <style:text-properties style:font-name="Calibri" fo:font-family="Calibri"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name-complex="Cordia New" style:font-family-complex="'Cordia New'" style:font-family-generic-complex="system" style:font-pitch-complex="variable" style:font-size-complex="12pt"/>
    </style:style>
    <style:style style:name="Keyword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DataTypeTok" style:family="text" style:parent-style-name="Verbatim_20_Char">
      <style:text-properties fo:color="#902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DecVal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aseN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loatTok" style:family="text" style:parent-style-name="Verbatim_20_Char">
      <style:text-properties fo:color="#40a07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stantTok" style:family="text" style:parent-style-name="Verbatim_20_Char">
      <style:text-properties fo:color="#8800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Char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erbatimStringTok" style:family="text" style:parent-style-name="Verbatim_20_Char">
      <style:text-properties fo:color="#4070a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SpecialStringTok" style:family="text" style:parent-style-name="Verbatim_20_Char">
      <style:text-properties fo:color="#bb6688"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mport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mmentTok" style:family="text" style:parent-style-name="Verbatim_20_Char">
      <style:text-properties fo:color="#60a0b0"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DocumentationTok" style:family="text" style:parent-style-name="Verbatim_20_Char">
      <style:text-properties fo:color="#ba2121" loext:opacity="100%" style:font-name="Consolas" fo:font-family="Consolas" style:font-family-generic="roman" style:font-pitch="variable" fo:font-size="12pt" fo:language="en" fo:country="US" fo:font-style="normal" style:font-name-asian="Calibri1" style:font-family-asian="Calibri" style:font-family-generic-asian="system" style:font-pitch-asian="variable" style:font-size-asian="12pt" style:font-style-asian="normal" style:font-size-complex="12pt"/>
    </style:style>
    <style:style style:name="Annot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CommentVar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OtherTok" style:family="text" style:parent-style-name="Verbatim_20_Char">
      <style:text-properties fo:color="#00702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FunctionTok" style:family="text" style:parent-style-name="Verbatim_20_Char">
      <style:text-properties fo:color="#06287e"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VariableTok" style:family="text" style:parent-style-name="Verbatim_20_Char">
      <style:text-properties fo:color="#19177c"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ControlFlowTok" style:family="text" style:parent-style-name="Verbatim_20_Char">
      <style:text-properties fo:color="#00702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OperatorTok" style:family="text" style:parent-style-name="Verbatim_20_Char">
      <style:text-properties fo:color="#666666"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uiltI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Extension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PreprocessorTok" style:family="text" style:parent-style-name="Verbatim_20_Char">
      <style:text-properties fo:color="#bc7a00"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AttributeTok" style:family="text" style:parent-style-name="Verbatim_20_Char">
      <style:text-properties fo:color="#7d9029" loext:opacity="100%"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RegionMarker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Information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WarningTok" style:family="text" style:parent-style-name="Verbatim_20_Char">
      <style:text-properties fo:color="#60a0b0" loext:opacity="100%" style:font-name="Consolas" fo:font-family="Consolas" style:font-family-generic="roman" style:font-pitch="variable" fo:font-size="12pt" fo:language="en" fo:country="US" fo:font-style="normal" fo:font-weight="bold" style:font-name-asian="Calibri1" style:font-family-asian="Calibri" style:font-family-generic-asian="system" style:font-pitch-asian="variable" style:font-size-asian="12pt" style:font-style-asian="normal" style:font-weight-asian="bold" style:font-size-complex="12pt"/>
    </style:style>
    <style:style style:name="Alert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ErrorTok" style:family="text" style:parent-style-name="Verbatim_20_Char">
      <style:text-properties fo:color="#ff0000" loext:opacity="100%" style:font-name="Consolas" fo:font-family="Consolas" style:font-family-generic="roman" style:font-pitch="variable" fo:font-size="12pt" fo:language="en" fo:country="US" fo:font-style="italic" fo:font-weight="bold" style:font-name-asian="Calibri1" style:font-family-asian="Calibri" style:font-family-generic-asian="system" style:font-pitch-asian="variable" style:font-size-asian="12pt" style:font-style-asian="italic" style:font-weight-asian="bold" style:font-size-complex="12pt"/>
    </style:style>
    <style:style style:name="NormalTok" style:family="text" style:parent-style-name="Verbatim_20_Char">
      <style:text-properties style:font-name="Consolas" fo:font-family="Consolas" style:font-family-generic="roman" style:font-pitch="variable" fo:font-size="12pt" fo:language="en" fo:country="US" fo:font-style="italic" style:font-name-asian="Calibri1" style:font-family-asian="Calibri" style:font-family-generic-asian="system" style:font-pitch-asian="variable" style:font-size-asian="12pt" style:font-style-asian="italic" style:font-size-complex="12pt"/>
    </style:style>
    <style:style style:name="Body_20_Text_20_2_20_Char" style:display-name="Body Text 2 Char" style:family="text" style:parent-style-name="Default_20_Paragraph_20_Font" loext:linked-style-name="Body_20_Text_20_2">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Body_20_Text_20_3_20_Char" style:display-name="Body Text 3 Char" style:family="text" style:parent-style-name="Default_20_Paragraph_20_Font" loext:linked-style-name="Body_20_Text_20_3">
      <style:text-properties style:font-name="Arial" fo:font-family="Arial" style:font-family-generic="roman" style:font-pitch="variable" fo:font-size="7pt" fo:language="en" fo:country="GB" style:font-name-asian="MS Mincho" style:font-family-asian="'MS Mincho'" style:font-family-generic-asian="system" style:font-pitch-asian="variable" style:font-size-asian="7pt" style:language-asian="ja" style:country-asian="JP"/>
    </style:style>
    <style:style style:name="Body_20_Text_20_First_20_Indent_20_Char" style:display-name="Body Text First Indent Char" style:family="text" style:parent-style-name="Body_20_Text_20_Char" loext:linked-style-name="Body_20_Text_20_Indent">
      <style:text-properties style:font-name="Arial" fo:font-family="Arial" style:font-family-generic="roman" style:font-pitch="variable" fo:font-size="9pt" fo:language="en" fo:country="GB" style:font-name-asian="MS Mincho" style:font-family-asian="'MS Mincho'" style:font-family-generic-asian="system" style:font-pitch-asian="variable" style:font-size-asian="9pt" style:language-asian="ja" style:country-asian="JP" style:font-size-complex="11pt"/>
    </style:style>
    <style:style style:name="Body_20_Text_20_Indent_20_Char" style:display-name="Body Text Indent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First_20_Indent_20_2_20_Char" style:display-name="Body Text First Indent 2 Char" style:family="text" style:parent-style-name="Body_20_Text_20_Indent_20_Char" loext:linked-style-name="Body_20_Text_20_Firs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2_20_Char" style:display-name="Body Text Indent 2 Char" style:family="text" style:parent-style-name="Default_20_Paragraph_20_Font" loext:linked-style-name="Body_20_Text_20_Indent_20_2">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Body_20_Text_20_Indent_20_3_20_Char" style:display-name="Body Text Indent 3 Char" style:family="text" style:parent-style-name="Default_20_Paragraph_20_Font" loext:linked-style-name="Body_20_Text_20_Indent_20_3">
      <style:text-properties style:font-name="Arial" fo:font-family="Arial" style:font-family-generic="roman" style:font-pitch="variable" fo:font-size="8pt" fo:language="en" fo:country="GB" style:font-name-asian="MS Mincho" style:font-family-asian="'MS Mincho'" style:font-family-generic-asian="system" style:font-pitch-asian="variable" style:font-size-asian="8pt" style:language-asian="ja" style:country-asian="JP"/>
    </style:style>
    <style:style style:name="Closing_20_Char" style:display-name="Closing Char" style:family="text" style:parent-style-name="Default_20_Paragraph_20_Font" loext:linked-style-name="Clos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Defterms" style:family="text">
      <style:text-properties style:use-window-font-color="true" loext:opacity="0%" fo:language="fr" fo:country="FR"/>
    </style:style>
    <style:style style:name="Document_20_Map_20_Char" style:display-name="Document Map Char" style:family="text" style:parent-style-name="Default_20_Paragraph_20_Font" loext:linked-style-name="Document_20_Map">
      <style:text-properties style:font-name="Tahoma" fo:font-family="Tahoma" style:font-family-generic="roman" style:font-pitch="variable" fo:language="en" fo:country="GB" fo:background-color="#000080" style:font-name-asian="MS Mincho" style:font-family-asian="'MS Mincho'" style:font-family-generic-asian="system" style:font-pitch-asian="variable" style:language-asian="ja" style:country-asian="JP"/>
    </style:style>
    <style:style style:name="Endnote_20_Text_20_Char" style:display-name="Endnote Text Char" style:family="text" style:parent-style-name="Default_20_Paragraph_20_Font" loext:linked-style-name="Endnot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ExtXref" style:family="text">
      <style:text-properties style:use-window-font-color="true" loext:opacity="0%" fo:language="fr" fo:country="FR"/>
    </style:style>
    <style:style style:name="line_20_number" style:display-name="line number" style:family="text">
      <style:text-properties fo:language="fr" fo:country="FR"/>
    </style:style>
    <style:style style:name="Macro_20_Text_20_Char" style:display-name="Macro Text Char" style:family="text" style:parent-style-name="Default_20_Paragraph_20_Font" loext:linked-style-name="macro">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Message_20_Header_20_Char" style:display-name="Message Header Char" style:family="text" style:parent-style-name="Default_20_Paragraph_20_Font" loext:linked-style-name="Message_20_Header">
      <style:text-properties style:font-name="Arial" fo:font-family="Arial" style:font-family-generic="roman" style:font-pitch="variable" fo:font-size="12pt" fo:language="en" fo:country="GB" fo:background-color="#cccccc" style:font-name-asian="MS Mincho" style:font-family-asian="'MS Mincho'" style:font-family-generic-asian="system" style:font-pitch-asian="variable" style:font-size-asian="12pt" style:language-asian="ja" style:country-asian="JP"/>
    </style:style>
    <style:style style:name="Note_20_Heading_20_Char" style:display-name="Note Heading Char" style:family="text" style:parent-style-name="Default_20_Paragraph_20_Font" loext:linked-style-name="Note_20_Heading">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page_20_number" style:display-name="page number" style:family="text">
      <style:text-properties fo:language="fr" fo:country="FR"/>
    </style:style>
    <style:style style:name="Plain_20_Text_20_Char" style:display-name="Plain Text Char" style:family="text" style:parent-style-name="Default_20_Paragraph_20_Font" loext:linked-style-name="Plain_20_Text">
      <style:text-properties style:font-name="Courier New" fo:font-family="'Courier New'" style:font-family-generic="roman" style:font-pitch="variable" fo:language="en" fo:country="GB" style:font-name-asian="MS Mincho" style:font-family-asian="'MS Mincho'" style:font-family-generic-asian="system" style:font-pitch-asian="variable" style:language-asian="ja" style:country-asian="JP"/>
    </style:style>
    <style:style style:name="Salutation_20_Char" style:display-name="Salutation Char" style:family="text" style:parent-style-name="Default_20_Paragraph_20_Font">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Signature_20_Char" style:display-name="Signature Char" style:family="text" style:parent-style-name="Default_20_Paragraph_20_Font" loext:linked-style-name="Signature">
      <style:text-properties style:font-name="Arial" fo:font-family="Arial" style:font-family-generic="roman" style:font-pitch="variable" fo:language="en" fo:country="GB" style:font-name-asian="MS Mincho" style:font-family-asian="'MS Mincho'" style:font-family-generic-asian="system" style:font-pitch-asian="variable" style:language-asian="ja" style:country-asian="JP"/>
    </style:style>
    <style:style style:name="TableFootNoteXref" style:family="text">
      <style:text-properties style:text-position="super 58%" fo:font-size="7pt" fo:language="fr" fo:country="FR" style:font-size-asian="7pt"/>
    </style:style>
    <style:style style:name="caption1" style:family="text">
      <style:text-properties fo:color="#888888" loext:opacity="100%" style:font-name="Verdana" fo:font-family="Verdana" style:font-family-generic="roman" style:font-pitch="variable" fo:font-size="6.5pt" style:font-size-asian="6.5pt" style:font-size-complex="6.5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style:font-name-asian="MS Mincho" style:font-family-asian="'MS Mincho'" style:font-family-generic-asian="system" style:font-pitch-asian="variable" style:language-asian="ja" style:country-asian="JP"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name-asian="MS Mincho" style:font-family-asian="'MS Mincho'" style:font-family-generic-asian="system" style:font-pitch-asian="variable" style:font-size-asian="10pt" style:font-name-complex="Courier New1" style:font-family-complex="'Courier New'" style:font-family-generic-complex="system" style:font-pitch-complex="variable" style:font-size-complex="10pt"/>
    </style:style>
    <style:style style:name="tab1" style:family="text">
      <style:text-properties style:font-name="Verdana" fo:font-family="Verdana" style:font-family-generic="roman" style:font-pitch="variable" fo:font-size="5.5pt" style:font-size-asian="5.5pt" style:font-size-complex="5.5pt"/>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font-name-asian="MS Mincho" style:font-family-asian="'MS Mincho'" style:font-family-generic-asian="system" style:font-pitch-asian="variable" style:language-asian="ja" style:country-asian="JP" style:font-weight-asian="bold" style:font-name-complex="Arial1" style:font-family-complex="Arial" style:font-family-generic-complex="system" style:font-pitch-complex="variable" style:font-weight-complex="bold"/>
    </style:style>
    <style:style style:name="Style_20_Heading_20_1_20__2b__20__28_Complex_29__20_16_20_pt_20_Char" style:display-name="Style Heading 1 + (Complex) 16 pt Char" style:family="text" loext:linked-style-name="Style_20_Heading_20_1_20__2b__20__28_Complex_29__20_16_20_pt">
      <style:text-properties style:font-name="Arial" fo:font-family="Arial" style:font-family-generic="roman" style:font-pitch="variable" fo:font-size="12pt" fo:language="en" fo:country="GB" fo:font-weight="bold" style:font-name-asian="MS Mincho" style:font-family-asian="'MS Mincho'" style:font-family-generic-asian="system" style:font-pitch-asian="variable" style:font-size-asian="12pt" style:language-asian="ja" style:country-asian="JP" style:font-weight-asian="bold" style:font-name-complex="Arial1" style:font-family-complex="Arial" style:font-family-generic-complex="system" style:font-pitch-complex="variable" style:font-size-complex="16pt" style:font-weight-complex="bold"/>
    </style:style>
    <style:style style:name="Style_20__28_Latin_29__20_Arial_20__28_Complex_29__20_Arial_20_10_20_pt_20_Dark_20_Blue" style:display-name="Style (Latin) Arial (Complex) Arial 10 pt Dark Blue" style:family="text">
      <style:text-properties fo:color="#000080" loext:opacity="100%" style:font-name="Verdana" fo:font-family="Verdana" style:font-family-generic="roman" style:font-pitch="variable" fo:font-size="10pt" style:font-size-asian="10pt" style:font-name-complex="Arial1" style:font-family-complex="Arial" style:font-family-generic-complex="system" style:font-pitch-complex="variable" style:font-size-complex="10pt"/>
    </style:style>
    <style:style style:name="Char_20_SDLcode" style:display-name="Char SDLcode" style:family="text">
      <style:text-properties style:use-window-font-color="true" loext:opacity="0%" style:font-name="Courier New" fo:font-family="'Courier New'" style:font-family-generic="roman" style:font-pitch="variable"/>
    </style:style>
    <style:style style:name="Editor_27_s_20_Note_20_Char" style:display-name="Editor's Note Char" style:family="text" loext:linked-style-name="Editor_27_s_20_Note">
      <style:text-properties fo:color="#ff0000" loext:opacity="100%" style:font-name="Times New Roman" fo:font-family="'Times New Roman'" style:font-family-generic="roman" style:font-pitch="variable" fo:language="en" fo:country="GB" fo:background-color="#cccccc" style:font-name-asian="Times New Roman1" style:font-family-asian="'Times New Roman'" style:font-family-generic-asian="system" style:font-pitch-asian="variable"/>
    </style:style>
    <style:style style:name="highlight1" style:family="text">
      <style:text-properties fo:color="#008000" loext:opacity="100%" fo:background-color="#ffff00"/>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Table_20_title_20_Char" style:display-name="Table title Char" style:family="text" style:parent-style-name="Default_20_Paragraph_20_Font" loext:linked-style-name="Table_20_title">
      <style:text-properties style:font-name="Arial" fo:font-family="Arial" style:font-family-generic="roman" style:font-pitch="variable" fo:language="en" fo:country="GB" fo:font-weight="bold" style:font-name-asian="MS Mincho" style:font-family-asian="'MS Mincho'" style:font-family-generic-asian="system" style:font-pitch-asian="variable" style:language-asian="ja" style:country-asian="JP" style:font-weight-asian="bold"/>
    </style:style>
    <style:style style:name="Table_20_Header_20_Char" style:display-name="Table Header Char" style:family="text" style:parent-style-name="Table_20_title_20_Char" loext:linked-style-name="Table_20_Header">
      <style:text-properties style:font-name="Arial" fo:font-family="Arial"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style>
    <style:style style:name="NOTE_20_Char" style:display-name="NOTE Char" style:family="text" style:parent-style-name="Normal_20__28_Web_29__20_Char" loext:linked-style-name="NOTE">
      <style:text-properties style:font-name="Times New Roman" fo:font-family="'Times New Roman'" style:font-family-generic="roman" style:font-pitch="variable" fo:font-size="11pt" fo:language="en" fo:country="GB"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font-style-complex="italic"/>
    </style:style>
    <style:style style:name="Caption1_20_Char" style:display-name="Caption1 Char" style:family="text" style:parent-style-name="Default_20_Paragraph_20_Font" loext:linked-style-name="Caption1">
      <style:text-properties fo:color="#888888" loext:opacity="100%" style:font-name="Verdana" fo:font-family="Verdana" style:font-family-generic="roman" style:font-pitch="variable" fo:font-size="6.5pt" style:font-name-asian="MS Mincho" style:font-family-asian="'MS Mincho'" style:font-family-generic-asian="system" style:font-pitch-asian="variable" style:font-size-asian="6.5pt" style:language-asian="ja" style:country-asian="JP" style:font-size-complex="6.5pt"/>
    </style:style>
    <style:style style:name="Figure_20_caption_20_Char" style:display-name="Figure caption Char" style:family="text" style:parent-style-name="Caption1_20_Char" loext:linked-style-name="Figure_20_caption">
      <style:text-properties fo:color="#888888" loext:opacity="100%" style:font-name="Verdana" fo:font-family="Verdana" style:font-family-generic="roman" style:font-pitch="variable" fo:font-size="11pt" fo:language="en" fo:country="GB" fo:font-weight="bold" style:font-name-asian="MS Mincho" style:font-family-asian="'MS Mincho'" style:font-family-generic-asian="system" style:font-pitch-asian="variable" style:font-size-asian="11pt" style:language-asian="ja" style:country-asian="JP" style:font-weight-asian="bold" style:font-name-complex="Arial1" style:font-family-complex="Arial" style:font-family-generic-complex="system" style:font-pitch-complex="variable" style:font-size-complex="11pt" style:font-weight-complex="bold"/>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style style:name="ListLabel_20_495" style:display-name="ListLabel 495" style:family="text">
      <style:text-properties style:font-name-complex="Courier New1" style:font-family-complex="'Courier New'" style:font-family-generic-complex="system" style:font-pitch-complex="variable"/>
    </style:style>
    <style:style style:name="ListLabel_20_496" style:display-name="ListLabel 496" style:family="text"/>
    <style:style style:name="ListLabel_20_497" style:display-name="ListLabel 497" style:family="text"/>
    <style:style style:name="ListLabel_20_498" style:display-name="ListLabel 498" style:family="text">
      <style:text-properties style:font-name-complex="Courier New1" style:font-family-complex="'Courier New'" style:font-family-generic-complex="system" style:font-pitch-complex="variable"/>
    </style:style>
    <style:style style:name="ListLabel_20_499" style:display-name="ListLabel 499" style:family="text"/>
    <style:style style:name="ListLabel_20_500" style:display-name="ListLabel 500" style:family="text"/>
    <style:style style:name="ListLabel_20_501" style:display-name="ListLabel 501" style:family="text">
      <style:text-properties style:font-name-complex="Courier New1" style:font-family-complex="'Courier New'" style:font-family-generic-complex="system" style:font-pitch-complex="variable"/>
    </style:style>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text-properties style:font-name-complex="Courier New1" style:font-family-complex="'Courier New'" style:font-family-generic-complex="system" style:font-pitch-complex="variable"/>
    </style:style>
    <style:style style:name="ListLabel_20_532" style:display-name="ListLabel 532" style:family="text"/>
    <style:style style:name="ListLabel_20_533" style:display-name="ListLabel 533" style:family="text"/>
    <style:style style:name="ListLabel_20_534" style:display-name="ListLabel 534" style:family="text">
      <style:text-properties style:font-name-complex="Courier New1" style:font-family-complex="'Courier New'" style:font-family-generic-complex="system" style:font-pitch-complex="variable"/>
    </style:style>
    <style:style style:name="ListLabel_20_535" style:display-name="ListLabel 535" style:family="text"/>
    <style:style style:name="ListLabel_20_536" style:display-name="ListLabel 536" style:family="text"/>
    <style:style style:name="ListLabel_20_537" style:display-name="ListLabel 537" style:family="text">
      <style:text-properties style:font-name-complex="Courier New1" style:font-family-complex="'Courier New'" style:font-family-generic-complex="system" style:font-pitch-complex="variable"/>
    </style:style>
    <style:style style:name="ListLabel_20_538" style:display-name="ListLabel 538" style:family="text"/>
    <style:style style:name="ListLabel_20_539" style:display-name="ListLabel 539" style:family="text"/>
    <style:style style:name="ListLabel_20_540" style:display-name="ListLabel 540" style:family="text">
      <style:text-properties style:font-name-complex="Courier New1" style:font-family-complex="'Courier New'" style:font-family-generic-complex="system" style:font-pitch-complex="variable"/>
    </style:style>
    <style:style style:name="ListLabel_20_541" style:display-name="ListLabel 541" style:family="text"/>
    <style:style style:name="ListLabel_20_542" style:display-name="ListLabel 542" style:family="text"/>
    <style:style style:name="ListLabel_20_543" style:display-name="ListLabel 543" style:family="text">
      <style:text-properties style:font-name-complex="Courier New1" style:font-family-complex="'Courier New'" style:font-family-generic-complex="system" style:font-pitch-complex="variable"/>
    </style:style>
    <style:style style:name="ListLabel_20_544" style:display-name="ListLabel 544" style:family="text"/>
    <style:style style:name="ListLabel_20_545" style:display-name="ListLabel 545" style:family="text"/>
    <style:style style:name="ListLabel_20_546" style:display-name="ListLabel 546" style:family="text">
      <style:text-properties style:font-name-complex="Courier New1" style:font-family-complex="'Courier New'" style:font-family-generic-complex="system" style:font-pitch-complex="variable"/>
    </style:style>
    <style:style style:name="ListLabel_20_547" style:display-name="ListLabel 547" style:family="text"/>
    <style:style style:name="ListLabel_20_548" style:display-name="ListLabel 548" style:family="text"/>
    <style:style style:name="ListLabel_20_549" style:display-name="ListLabel 549" style:family="text">
      <style:text-properties style:font-name-complex="Times New Roman1" style:font-family-complex="'Times New Roman'" style:font-family-generic-complex="system" style:font-pitch-complex="variable"/>
    </style:style>
    <style:style style:name="ListLabel_20_550" style:display-name="ListLabel 550" style:family="text"/>
    <style:style style:name="ListLabel_20_551" style:display-name="ListLabel 551" style:family="text"/>
    <style:style style:name="ListLabel_20_552" style:display-name="ListLabel 552" style:family="text">
      <style:text-properties style:font-name-complex="Times New Roman1" style:font-family-complex="'Times New Roman'" style:font-family-generic-complex="system" style:font-pitch-complex="variable"/>
    </style:style>
    <style:style style:name="ListLabel_20_553" style:display-name="ListLabel 553" style:family="text"/>
    <style:style style:name="ListLabel_20_554" style:display-name="ListLabel 554" style:family="text"/>
    <style:style style:name="ListLabel_20_555" style:display-name="ListLabel 555" style:family="text">
      <style:text-properties style:font-name-complex="Times New Roman1" style:font-family-complex="'Times New Roman'" style:font-family-generic-complex="system" style:font-pitch-complex="variable"/>
    </style:style>
    <style:style style:name="ListLabel_20_556" style:display-name="ListLabel 556" style:family="text"/>
    <style:style style:name="ListLabel_20_557" style:display-name="ListLabel 557" style:family="text"/>
    <style:style style:name="ListLabel_20_558" style:display-name="ListLabel 558" style:family="text">
      <style:text-properties style:font-name-complex="Times New Roman1" style:font-family-complex="'Times New Roman'" style:font-family-generic-complex="system" style:font-pitch-complex="variable"/>
    </style:style>
    <style:style style:name="ListLabel_20_559" style:display-name="ListLabel 559" style:family="text"/>
    <style:style style:name="ListLabel_20_560" style:display-name="ListLabel 560" style:family="text"/>
    <style:style style:name="ListLabel_20_561" style:display-name="ListLabel 561" style:family="text">
      <style:text-properties style:font-name-complex="Times New Roman1" style:font-family-complex="'Times New Roman'" style:font-family-generic-complex="system" style:font-pitch-complex="variable"/>
    </style:style>
    <style:style style:name="ListLabel_20_562" style:display-name="ListLabel 562" style:family="text"/>
    <style:style style:name="ListLabel_20_563" style:display-name="ListLabel 563" style:family="text"/>
    <style:style style:name="ListLabel_20_564" style:display-name="ListLabel 564" style:family="text">
      <style:text-properties style:font-name-complex="Times New Roman1" style:font-family-complex="'Times New Roman'" style:font-family-generic-complex="system" style:font-pitch-complex="variable"/>
    </style:style>
    <style:style style:name="ListLabel_20_565" style:display-name="ListLabel 565" style:family="text"/>
    <style:style style:name="ListLabel_20_566" style:display-name="ListLabel 566" style:family="text"/>
    <style:style style:name="ListLabel_20_567" style:display-name="ListLabel 567" style:family="text">
      <style:text-properties style:font-name-complex="Times New Roman1" style:font-family-complex="'Times New Roman'" style:font-family-generic-complex="system" style:font-pitch-complex="variable"/>
    </style:style>
    <style:style style:name="ListLabel_20_568" style:display-name="ListLabel 568" style:family="text"/>
    <style:style style:name="ListLabel_20_569" style:display-name="ListLabel 569" style:family="text"/>
    <style:style style:name="ListLabel_20_570" style:display-name="ListLabel 570" style:family="text">
      <style:text-properties style:font-name-complex="Times New Roman1" style:font-family-complex="'Times New Roman'" style:font-family-generic-complex="system" style:font-pitch-complex="variable"/>
    </style:style>
    <style:style style:name="ListLabel_20_571" style:display-name="ListLabel 571" style:family="text"/>
    <style:style style:name="ListLabel_20_572" style:display-name="ListLabel 572" style:family="text"/>
    <style:style style:name="ListLabel_20_573" style:display-name="ListLabel 573" style:family="text">
      <style:text-properties style:font-name-complex="Times New Roman1" style:font-family-complex="'Times New Roman'" style:font-family-generic-complex="system" style:font-pitch-complex="variable"/>
    </style:style>
    <style:style style:name="ListLabel_20_574" style:display-name="ListLabel 574" style:family="text"/>
    <style:style style:name="ListLabel_20_575" style:display-name="ListLabel 575" style:family="text"/>
    <style:style style:name="ListLabel_20_576" style:display-name="ListLabel 576" style:family="text">
      <style:text-properties style:font-name-complex="Times New Roman1" style:font-family-complex="'Times New Roman'" style:font-family-generic-complex="system" style:font-pitch-complex="variable"/>
    </style:style>
    <style:style style:name="ListLabel_20_577" style:display-name="ListLabel 577" style:family="text"/>
    <style:style style:name="ListLabel_20_578" style:display-name="ListLabel 578" style:family="text"/>
    <style:style style:name="ListLabel_20_579" style:display-name="ListLabel 579" style:family="text">
      <style:text-properties style:font-name-complex="Times New Roman1" style:font-family-complex="'Times New Roman'" style:font-family-generic-complex="system" style:font-pitch-complex="variable"/>
    </style:style>
    <style:style style:name="ListLabel_20_580" style:display-name="ListLabel 580" style:family="text"/>
    <style:style style:name="ListLabel_20_581" style:display-name="ListLabel 581" style:family="text"/>
    <style:style style:name="ListLabel_20_582" style:display-name="ListLabel 582" style:family="text">
      <style:text-properties style:font-name-complex="Times New Roman1" style:font-family-complex="'Times New Roman'" style:font-family-generic-complex="system" style:font-pitch-complex="variable"/>
    </style:style>
    <style:style style:name="ListLabel_20_583" style:display-name="ListLabel 583" style:family="text"/>
    <style:style style:name="ListLabel_20_584" style:display-name="ListLabel 584" style:family="text"/>
    <style:style style:name="ListLabel_20_585" style:display-name="ListLabel 585" style:family="text">
      <style:text-properties style:font-name-complex="Times New Roman1" style:font-family-complex="'Times New Roman'" style:font-family-generic-complex="system" style:font-pitch-complex="variable"/>
    </style:style>
    <style:style style:name="ListLabel_20_586" style:display-name="ListLabel 586" style:family="text"/>
    <style:style style:name="ListLabel_20_587" style:display-name="ListLabel 587" style:family="text"/>
    <style:style style:name="ListLabel_20_588" style:display-name="ListLabel 588" style:family="text">
      <style:text-properties style:font-name-complex="Times New Roman1" style:font-family-complex="'Times New Roman'" style:font-family-generic-complex="system" style:font-pitch-complex="variable"/>
    </style:style>
    <style:style style:name="ListLabel_20_589" style:display-name="ListLabel 589" style:family="text"/>
    <style:style style:name="ListLabel_20_590" style:display-name="ListLabel 590" style:family="text"/>
    <style:style style:name="ListLabel_20_591" style:display-name="ListLabel 591" style:family="text">
      <style:text-properties style:font-name-complex="Times New Roman1" style:font-family-complex="'Times New Roman'" style:font-family-generic-complex="system" style:font-pitch-complex="variable"/>
    </style:style>
    <style:style style:name="ListLabel_20_592" style:display-name="ListLabel 592" style:family="text"/>
    <style:style style:name="ListLabel_20_593" style:display-name="ListLabel 593" style:family="text"/>
    <style:style style:name="ListLabel_20_594" style:display-name="ListLabel 594" style:family="text">
      <style:text-properties style:font-name-complex="Times New Roman1" style:font-family-complex="'Times New Roman'" style:font-family-generic-complex="system" style:font-pitch-complex="variable"/>
    </style:style>
    <style:style style:name="ListLabel_20_595" style:display-name="ListLabel 595" style:family="text"/>
    <style:style style:name="ListLabel_20_596" style:display-name="ListLabel 596" style:family="text"/>
    <style:style style:name="ListLabel_20_597" style:display-name="ListLabel 597" style:family="text">
      <style:text-properties style:font-name-complex="Times New Roman1" style:font-family-complex="'Times New Roman'" style:font-family-generic-complex="system" style:font-pitch-complex="variable"/>
    </style:style>
    <style:style style:name="ListLabel_20_598" style:display-name="ListLabel 598" style:family="text"/>
    <style:style style:name="ListLabel_20_599" style:display-name="ListLabel 599" style:family="text"/>
    <style:style style:name="ListLabel_20_600" style:display-name="ListLabel 600" style:family="text">
      <style:text-properties style:font-name-complex="Times New Roman1" style:font-family-complex="'Times New Roman'" style:font-family-generic-complex="system" style:font-pitch-complex="variable"/>
    </style:style>
    <style:style style:name="ListLabel_20_601" style:display-name="ListLabel 601" style:family="text"/>
    <style:style style:name="ListLabel_20_602" style:display-name="ListLabel 602" style:family="text"/>
    <style:style style:name="ListLabel_20_603" style:display-name="ListLabel 603" style:family="text">
      <style:text-properties style:font-name-complex="Times New Roman1" style:font-family-complex="'Times New Roman'" style:font-family-generic-complex="system" style:font-pitch-complex="variable"/>
    </style:style>
    <style:style style:name="ListLabel_20_604" style:display-name="ListLabel 604" style:family="text"/>
    <style:style style:name="ListLabel_20_605" style:display-name="ListLabel 605" style:family="text"/>
    <style:style style:name="ListLabel_20_606" style:display-name="ListLabel 606" style:family="text">
      <style:text-properties style:font-name-complex="Times New Roman1" style:font-family-complex="'Times New Roman'" style:font-family-generic-complex="system" style:font-pitch-complex="variable"/>
    </style:style>
    <style:style style:name="ListLabel_20_607" style:display-name="ListLabel 607" style:family="text"/>
    <style:style style:name="ListLabel_20_608" style:display-name="ListLabel 608" style:family="text"/>
    <style:style style:name="ListLabel_20_609" style:display-name="ListLabel 609" style:family="text">
      <style:text-properties style:font-name-complex="Times New Roman1" style:font-family-complex="'Times New Roman'" style:font-family-generic-complex="system" style:font-pitch-complex="variable"/>
    </style:style>
    <style:style style:name="ListLabel_20_610" style:display-name="ListLabel 610" style:family="text"/>
    <style:style style:name="ListLabel_20_611" style:display-name="ListLabel 611" style:family="text"/>
    <style:style style:name="ListLabel_20_612" style:display-name="ListLabel 612" style:family="text">
      <style:text-properties style:font-name-complex="Courier New1" style:font-family-complex="'Courier New'" style:font-family-generic-complex="system" style:font-pitch-complex="variable"/>
    </style:style>
    <style:style style:name="ListLabel_20_613" style:display-name="ListLabel 613" style:family="text"/>
    <style:style style:name="ListLabel_20_614" style:display-name="ListLabel 614" style:family="text"/>
    <style:style style:name="ListLabel_20_615" style:display-name="ListLabel 615" style:family="text">
      <style:text-properties style:font-name-complex="Courier New1" style:font-family-complex="'Courier New'" style:font-family-generic-complex="system" style:font-pitch-complex="variable"/>
    </style:style>
    <style:style style:name="ListLabel_20_616" style:display-name="ListLabel 616" style:family="text"/>
    <style:style style:name="ListLabel_20_617" style:display-name="ListLabel 617" style:family="text"/>
    <style:style style:name="ListLabel_20_618" style:display-name="ListLabel 618" style:family="text">
      <style:text-properties style:font-name-complex="Courier New1" style:font-family-complex="'Courier New'" style:font-family-generic-complex="system" style:font-pitch-complex="variable"/>
    </style:style>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text-properties fo:font-size="10pt" style:font-size-asian="10pt"/>
    </style:style>
    <style:style style:name="ListLabel_20_639" style:display-name="ListLabel 639" style:family="text">
      <style:text-properties fo:font-size="10pt" style:font-size-asian="10pt"/>
    </style:style>
    <style:style style:name="ListLabel_20_640" style:display-name="ListLabel 640" style:family="text">
      <style:text-properties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text-properties fo:font-size="10pt" style:font-size-asian="10pt"/>
    </style:style>
    <style:style style:name="ListLabel_20_659" style:display-name="ListLabel 659" style:family="text">
      <style:text-properties fo:font-size="10pt" style:font-size-asian="10pt"/>
    </style:style>
    <style:style style:name="ListLabel_20_660" style:display-name="ListLabel 660" style:family="text">
      <style:text-properties fo:font-size="10pt" style:font-size-asian="10pt"/>
    </style:style>
    <style:style style:name="ListLabel_20_661" style:display-name="ListLabel 661" style:family="text">
      <style:text-properties fo:font-size="10pt" style:font-size-asian="10pt"/>
    </style:style>
    <style:style style:name="ListLabel_20_662" style:display-name="ListLabel 662" style:family="text">
      <style:text-properties fo:font-size="10pt" style:font-size-asian="10pt"/>
    </style:style>
    <style:style style:name="ListLabel_20_663" style:display-name="ListLabel 663" style:family="text">
      <style:text-properties fo:font-size="10pt" style:font-size-asian="10pt"/>
    </style:style>
    <style:style style:name="ListLabel_20_664" style:display-name="ListLabel 664" style:family="text">
      <style:text-properties fo:font-size="10pt" style:font-size-asian="10pt"/>
    </style:style>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text-properties fo:font-size="10pt" style:font-size-asian="10pt"/>
    </style:style>
    <style:style style:name="ListLabel_20_704" style:display-name="ListLabel 704" style:family="text">
      <style:text-properties fo:font-size="10pt" style:font-size-asian="10pt"/>
    </style:style>
    <style:style style:name="ListLabel_20_705" style:display-name="ListLabel 705" style:family="text">
      <style:text-properties fo:font-size="10pt" style:font-size-asian="10pt"/>
    </style:style>
    <style:style style:name="ListLabel_20_706" style:display-name="ListLabel 706" style:family="text">
      <style:text-properties fo:font-size="10pt" style:font-size-asian="10pt"/>
    </style:style>
    <style:style style:name="ListLabel_20_707" style:display-name="ListLabel 707" style:family="text">
      <style:text-properties fo:font-size="10pt" style:font-size-asian="10pt"/>
    </style:style>
    <style:style style:name="ListLabel_20_708" style:display-name="ListLabel 708" style:family="text">
      <style:text-properties fo:font-size="10pt" style:font-size-asian="10pt"/>
    </style:style>
    <style:style style:name="ListLabel_20_709" style:display-name="ListLabel 709" style:family="text">
      <style:text-properties fo:font-size="10pt" style:font-size-asian="10pt"/>
    </style:style>
    <style:style style:name="ListLabel_20_710" style:display-name="ListLabel 710" style:family="text">
      <style:text-properties fo:font-size="10pt" style:font-size-asian="10pt"/>
    </style:style>
    <style:style style:name="ListLabel_20_711" style:display-name="ListLabel 711" style:family="text">
      <style:text-properties fo:font-size="10pt" style:font-size-asian="10pt"/>
    </style:style>
    <style:style style:name="ListLabel_20_712" style:display-name="ListLabel 712" style:family="text">
      <style:text-properties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text-properties fo:font-size="10pt" style:font-size-asian="10pt"/>
    </style:style>
    <style:style style:name="ListLabel_20_722" style:display-name="ListLabel 722" style:family="text">
      <style:text-properties fo:font-size="10pt" style:font-size-asian="10pt"/>
    </style:style>
    <style:style style:name="ListLabel_20_723" style:display-name="ListLabel 723" style:family="text">
      <style:text-properties fo:font-size="10pt" style:font-size-asian="10pt"/>
    </style:style>
    <style:style style:name="ListLabel_20_724" style:display-name="ListLabel 724" style:family="text">
      <style:text-properties fo:font-size="10pt" style:font-size-asian="10pt"/>
    </style:style>
    <style:style style:name="ListLabel_20_725" style:display-name="ListLabel 725" style:family="text">
      <style:text-properties fo:font-size="10pt" style:font-size-asian="10pt"/>
    </style:style>
    <style:style style:name="ListLabel_20_726" style:display-name="ListLabel 726" style:family="text">
      <style:text-properties fo:font-size="10pt" style:font-size-asian="10pt"/>
    </style:style>
    <style:style style:name="ListLabel_20_727" style:display-name="ListLabel 727" style:family="text">
      <style:text-properties fo:font-size="10pt" style:font-size-asian="10pt"/>
    </style:style>
    <style:style style:name="ListLabel_20_728" style:display-name="ListLabel 728" style:family="text">
      <style:text-properties fo:font-size="10pt" style:font-size-asian="10pt"/>
    </style:style>
    <style:style style:name="ListLabel_20_729" style:display-name="ListLabel 729" style:family="text">
      <style:text-properties fo:font-size="10pt" style:font-size-asian="10pt"/>
    </style:style>
    <style:style style:name="ListLabel_20_730" style:display-name="ListLabel 730" style:family="text">
      <style:text-properties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style style:name="ListLabel_20_783" style:display-name="ListLabel 783" style:family="text">
      <style:text-properties style:font-name-complex="Courier New1" style:font-family-complex="'Courier New'" style:font-family-generic-complex="system" style:font-pitch-complex="variable"/>
    </style:style>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complex="Courier New1" style:font-family-complex="'Courier New'" style:font-family-generic-complex="system" style:font-pitch-complex="variable"/>
    </style:style>
    <style:style style:name="ListLabel_20_787" style:display-name="ListLabel 787" style:family="text"/>
    <style:style style:name="ListLabel_20_788" style:display-name="ListLabel 788" style:family="text"/>
    <style:style style:name="ListLabel_20_789" style:display-name="ListLabel 789" style:family="text">
      <style:text-properties style:font-name-complex="Courier New1" style:font-family-complex="'Courier New'" style:font-family-generic-complex="system" style:font-pitch-complex="variable"/>
    </style:style>
    <style:style style:name="ListLabel_20_790" style:display-name="ListLabel 790" style:family="text"/>
    <style:style style:name="ListLabel_20_791" style:display-name="ListLabel 791" style:family="text"/>
    <style:style style:name="ListLabel_20_792" style:display-name="ListLabel 792" style:family="text">
      <style:text-properties style:font-name-complex="Courier New1" style:font-family-complex="'Courier New'" style:font-family-generic-complex="system" style:font-pitch-complex="variable"/>
    </style:style>
    <style:style style:name="ListLabel_20_793" style:display-name="ListLabel 793" style:family="text"/>
    <style:style style:name="ListLabel_20_794" style:display-name="ListLabel 794" style:family="text"/>
    <style:style style:name="ListLabel_20_795" style:display-name="ListLabel 795" style:family="text">
      <style:text-properties style:font-name-complex="Courier New1" style:font-family-complex="'Courier New'" style:font-family-generic-complex="system" style:font-pitch-complex="variable"/>
    </style:style>
    <style:style style:name="ListLabel_20_796" style:display-name="ListLabel 796" style:family="text"/>
    <style:style style:name="ListLabel_20_797" style:display-name="ListLabel 797" style:family="text"/>
    <style:style style:name="ListLabel_20_798" style:display-name="ListLabel 798" style:family="text">
      <style:text-properties style:font-name-complex="Courier New1" style:font-family-complex="'Courier New'" style:font-family-generic-complex="system" style:font-pitch-complex="variable"/>
    </style:style>
    <style:style style:name="ListLabel_20_799" style:display-name="ListLabel 799" style:family="text"/>
    <style:style style:name="ListLabel_20_800" style:display-name="ListLabel 800" style:family="text"/>
    <style:style style:name="ListLabel_20_801" style:display-name="ListLabel 801" style:family="text">
      <style:text-properties style:font-name-complex="Courier New1" style:font-family-complex="'Courier New'" style:font-family-generic-complex="system" style:font-pitch-complex="variable"/>
    </style:style>
    <style:style style:name="ListLabel_20_802" style:display-name="ListLabel 802" style:family="text"/>
    <style:style style:name="ListLabel_20_803" style:display-name="ListLabel 803" style:family="text"/>
    <style:style style:name="ListLabel_20_804" style:display-name="ListLabel 804" style:family="text">
      <style:text-properties style:font-name-complex="Courier New1" style:font-family-complex="'Courier New'" style:font-family-generic-complex="system" style:font-pitch-complex="variable"/>
    </style:style>
    <style:style style:name="ListLabel_20_805" style:display-name="ListLabel 805" style:family="text"/>
    <style:style style:name="ListLabel_20_806" style:display-name="ListLabel 806" style:family="text"/>
    <style:style style:name="ListLabel_20_807" style:display-name="ListLabel 807" style:family="text">
      <style:text-properties style:font-name-complex="Courier New1" style:font-family-complex="'Courier New'" style:font-family-generic-complex="system" style:font-pitch-complex="variable"/>
    </style:style>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text-properties style:font-name-complex="Times New Roman1" style:font-family-complex="'Times New Roman'" style:font-family-generic-complex="system" style:font-pitch-complex="variable"/>
    </style:style>
    <style:style style:name="ListLabel_20_814" style:display-name="ListLabel 814" style:family="text"/>
    <style:style style:name="ListLabel_20_815" style:display-name="ListLabel 815" style:family="text"/>
    <style:style style:name="ListLabel_20_816" style:display-name="ListLabel 816" style:family="text">
      <style:text-properties style:font-name-complex="Times New Roman1" style:font-family-complex="'Times New Roman'" style:font-family-generic-complex="system" style:font-pitch-complex="variable"/>
    </style:style>
    <style:style style:name="ListLabel_20_817" style:display-name="ListLabel 817" style:family="text"/>
    <style:style style:name="ListLabel_20_818" style:display-name="ListLabel 818" style:family="text"/>
    <style:style style:name="ListLabel_20_819" style:display-name="ListLabel 819" style:family="text">
      <style:text-properties style:font-name-complex="Times New Roman1" style:font-family-complex="'Times New Roman'" style:font-family-generic-complex="system" style:font-pitch-complex="variable"/>
    </style:style>
    <style:style style:name="ListLabel_20_820" style:display-name="ListLabel 820" style:family="text"/>
    <style:style style:name="ListLabel_20_821" style:display-name="ListLabel 821" style:family="text"/>
    <style:style style:name="ListLabel_20_822" style:display-name="ListLabel 822" style:family="text">
      <style:text-properties style:font-name-complex="Times New Roman1" style:font-family-complex="'Times New Roman'" style:font-family-generic-complex="system" style:font-pitch-complex="variable"/>
    </style:style>
    <style:style style:name="ListLabel_20_823" style:display-name="ListLabel 823" style:family="text"/>
    <style:style style:name="ListLabel_20_824" style:display-name="ListLabel 824" style:family="text"/>
    <style:style style:name="ListLabel_20_825" style:display-name="ListLabel 825" style:family="text">
      <style:text-properties style:font-name-complex="Times New Roman1" style:font-family-complex="'Times New Roman'" style:font-family-generic-complex="system" style:font-pitch-complex="variable"/>
    </style:style>
    <style:style style:name="ListLabel_20_826" style:display-name="ListLabel 826" style:family="text"/>
    <style:style style:name="ListLabel_20_827" style:display-name="ListLabel 827" style:family="text"/>
    <style:style style:name="ListLabel_20_828" style:display-name="ListLabel 828" style:family="text">
      <style:text-properties style:font-name-complex="Times New Roman1" style:font-family-complex="'Times New Roman'" style:font-family-generic-complex="system" style:font-pitch-complex="variable"/>
    </style:style>
    <style:style style:name="ListLabel_20_829" style:display-name="ListLabel 829" style:family="text"/>
    <style:style style:name="ListLabel_20_830" style:display-name="ListLabel 830" style:family="text"/>
    <style:style style:name="ListLabel_20_831" style:display-name="ListLabel 831" style:family="text">
      <style:text-properties style:font-name-complex="Times New Roman1" style:font-family-complex="'Times New Roman'" style:font-family-generic-complex="system" style:font-pitch-complex="variable"/>
    </style:style>
    <style:style style:name="ListLabel_20_832" style:display-name="ListLabel 832" style:family="text"/>
    <style:style style:name="ListLabel_20_833" style:display-name="ListLabel 833" style:family="text"/>
    <style:style style:name="ListLabel_20_834" style:display-name="ListLabel 834" style:family="text">
      <style:text-properties style:font-name-complex="Times New Roman1" style:font-family-complex="'Times New Roman'" style:font-family-generic-complex="system" style:font-pitch-complex="variable"/>
    </style:style>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text-properties style:font-name-complex="Courier New1" style:font-family-complex="'Courier New'" style:font-family-generic-complex="system" style:font-pitch-complex="variable"/>
    </style:style>
    <style:style style:name="ListLabel_20_856" style:display-name="ListLabel 856" style:family="text"/>
    <style:style style:name="ListLabel_20_857" style:display-name="ListLabel 857" style:family="text"/>
    <style:style style:name="ListLabel_20_858" style:display-name="ListLabel 858" style:family="text">
      <style:text-properties style:font-name-complex="Courier New1" style:font-family-complex="'Courier New'" style:font-family-generic-complex="system" style:font-pitch-complex="variable"/>
    </style:style>
    <style:style style:name="ListLabel_20_859" style:display-name="ListLabel 859" style:family="text"/>
    <style:style style:name="ListLabel_20_860" style:display-name="ListLabel 860" style:family="text"/>
    <style:style style:name="ListLabel_20_861" style:display-name="ListLabel 861" style:family="text">
      <style:text-properties style:font-name-complex="Courier New1" style:font-family-complex="'Courier New'" style:font-family-generic-complex="system" style:font-pitch-complex="variable"/>
    </style:style>
    <style:style style:name="ListLabel_20_862" style:display-name="ListLabel 862" style:family="text"/>
    <style:style style:name="ListLabel_20_863" style:display-name="ListLabel 863" style:family="text"/>
    <style:style style:name="ListLabel_20_864" style:display-name="ListLabel 864" style:family="text">
      <style:text-properties style:font-name-complex="Courier New1" style:font-family-complex="'Courier New'" style:font-family-generic-complex="system" style:font-pitch-complex="variable"/>
    </style:style>
    <style:style style:name="ListLabel_20_865" style:display-name="ListLabel 865" style:family="text"/>
    <style:style style:name="ListLabel_20_866" style:display-name="ListLabel 866" style:family="text"/>
    <style:style style:name="ListLabel_20_867" style:display-name="ListLabel 867" style:family="text">
      <style:text-properties style:font-name-complex="Courier New1" style:font-family-complex="'Courier New'" style:font-family-generic-complex="system" style:font-pitch-complex="variable"/>
    </style:style>
    <style:style style:name="ListLabel_20_868" style:display-name="ListLabel 868" style:family="text"/>
    <style:style style:name="ListLabel_20_869" style:display-name="ListLabel 869" style:family="text"/>
    <style:style style:name="ListLabel_20_870" style:display-name="ListLabel 870" style:family="text">
      <style:text-properties style:font-name-complex="Courier New1" style:font-family-complex="'Courier New'" style:font-family-generic-complex="system" style:font-pitch-complex="variable"/>
    </style:style>
    <style:style style:name="ListLabel_20_871" style:display-name="ListLabel 871" style:family="text"/>
    <style:style style:name="ListLabel_20_872" style:display-name="ListLabel 872" style:family="text"/>
    <style:style style:name="ListLabel_20_873" style:display-name="ListLabel 873" style:family="text">
      <style:text-properties style:font-name-complex="Courier New1" style:font-family-complex="'Courier New'" style:font-family-generic-complex="system" style:font-pitch-complex="variable"/>
    </style:style>
    <style:style style:name="ListLabel_20_874" style:display-name="ListLabel 874" style:family="text"/>
    <style:style style:name="ListLabel_20_875" style:display-name="ListLabel 875" style:family="text"/>
    <style:style style:name="ListLabel_20_876" style:display-name="ListLabel 876" style:family="text">
      <style:text-properties style:font-name-complex="Courier New1" style:font-family-complex="'Courier New'" style:font-family-generic-complex="system" style:font-pitch-complex="variable"/>
    </style:style>
    <style:style style:name="ListLabel_20_877" style:display-name="ListLabel 877" style:family="text"/>
    <style:style style:name="ListLabel_20_878" style:display-name="ListLabel 878" style:family="text"/>
    <style:style style:name="ListLabel_20_879" style:display-name="ListLabel 879" style:family="text">
      <style:text-properties style:font-name-complex="Courier New1" style:font-family-complex="'Courier New'" style:font-family-generic-complex="system" style:font-pitch-complex="variable"/>
    </style:style>
    <style:style style:name="ListLabel_20_880" style:display-name="ListLabel 880" style:family="text"/>
    <style:style style:name="ListLabel_20_881" style:display-name="ListLabel 881" style:family="text"/>
    <style:style style:name="ListLabel_20_882" style:display-name="ListLabel 882" style:family="text">
      <style:text-properties style:font-name-complex="Courier New1" style:font-family-complex="'Courier New'" style:font-family-generic-complex="system" style:font-pitch-complex="variable"/>
    </style:style>
    <style:style style:name="ListLabel_20_883" style:display-name="ListLabel 883" style:family="text"/>
    <style:style style:name="ListLabel_20_884" style:display-name="ListLabel 884" style:family="text"/>
    <style:style style:name="ListLabel_20_885" style:display-name="ListLabel 885" style:family="text">
      <style:text-properties style:font-name-complex="Courier New1" style:font-family-complex="'Courier New'" style:font-family-generic-complex="system" style:font-pitch-complex="variable"/>
    </style:style>
    <style:style style:name="ListLabel_20_886" style:display-name="ListLabel 886" style:family="text"/>
    <style:style style:name="ListLabel_20_887" style:display-name="ListLabel 887" style:family="text"/>
    <style:style style:name="ListLabel_20_888" style:display-name="ListLabel 888" style:family="text">
      <style:text-properties style:font-name-complex="Courier New1" style:font-family-complex="'Courier New'" style:font-family-generic-complex="system" style:font-pitch-complex="variable"/>
    </style:style>
    <style:style style:name="ListLabel_20_889" style:display-name="ListLabel 889" style:family="text"/>
    <style:style style:name="ListLabel_20_890" style:display-name="ListLabel 890" style:family="text"/>
    <style:style style:name="ListLabel_20_891" style:display-name="ListLabel 891" style:family="text">
      <style:text-properties style:font-name-complex="Courier New1" style:font-family-complex="'Courier New'" style:font-family-generic-complex="system" style:font-pitch-complex="variable"/>
    </style:style>
    <style:style style:name="ListLabel_20_892" style:display-name="ListLabel 892" style:family="text"/>
    <style:style style:name="ListLabel_20_893" style:display-name="ListLabel 893" style:family="text"/>
    <style:style style:name="ListLabel_20_894" style:display-name="ListLabel 894" style:family="text">
      <style:text-properties style:font-name-complex="Courier New1" style:font-family-complex="'Courier New'" style:font-family-generic-complex="system" style:font-pitch-complex="variable"/>
    </style:style>
    <style:style style:name="ListLabel_20_895" style:display-name="ListLabel 895" style:family="text"/>
    <style:style style:name="ListLabel_20_896" style:display-name="ListLabel 896" style:family="text"/>
    <style:style style:name="ListLabel_20_897" style:display-name="ListLabel 897" style:family="text">
      <style:text-properties style:font-name-complex="Courier New1" style:font-family-complex="'Courier New'" style:font-family-generic-complex="system" style:font-pitch-complex="variable"/>
    </style:style>
    <style:style style:name="ListLabel_20_898" style:display-name="ListLabel 898" style:family="text"/>
    <style:style style:name="ListLabel_20_899" style:display-name="ListLabel 899" style:family="text"/>
    <style:style style:name="ListLabel_20_900" style:display-name="ListLabel 900" style:family="text">
      <style:text-properties style:font-name-complex="Courier New1" style:font-family-complex="'Courier New'" style:font-family-generic-complex="system" style:font-pitch-complex="variable"/>
    </style:style>
    <style:style style:name="ListLabel_20_901" style:display-name="ListLabel 901" style:family="text"/>
    <style:style style:name="ListLabel_20_902" style:display-name="ListLabel 902" style:family="text"/>
    <style:style style:name="ListLabel_20_903" style:display-name="ListLabel 903" style:family="text">
      <style:text-properties style:font-name-complex="Courier New1" style:font-family-complex="'Courier New'" style:font-family-generic-complex="system" style:font-pitch-complex="variable"/>
    </style:style>
    <style:style style:name="ListLabel_20_904" style:display-name="ListLabel 904" style:family="text"/>
    <style:style style:name="ListLabel_20_905" style:display-name="ListLabel 905" style:family="text"/>
    <style:style style:name="ListLabel_20_906" style:display-name="ListLabel 906" style:family="text">
      <style:text-properties style:font-name-complex="Courier New1" style:font-family-complex="'Courier New'" style:font-family-generic-complex="system" style:font-pitch-complex="variable"/>
    </style:style>
    <style:style style:name="ListLabel_20_907" style:display-name="ListLabel 907" style:family="text"/>
    <style:style style:name="ListLabel_20_908" style:display-name="ListLabel 908" style:family="text"/>
    <style:style style:name="ListLabel_20_909" style:display-name="ListLabel 909" style:family="text">
      <style:text-properties style:font-name-complex="Courier New1" style:font-family-complex="'Courier New'" style:font-family-generic-complex="system" style:font-pitch-complex="variable"/>
    </style:style>
    <style:style style:name="ListLabel_20_910" style:display-name="ListLabel 910" style:family="text"/>
    <style:style style:name="ListLabel_20_911" style:display-name="ListLabel 911" style:family="text"/>
    <style:style style:name="ListLabel_20_912" style:display-name="ListLabel 912" style:family="text">
      <style:text-properties style:font-name-complex="Courier New1" style:font-family-complex="'Courier New'" style:font-family-generic-complex="system" style:font-pitch-complex="variable"/>
    </style:style>
    <style:style style:name="ListLabel_20_913" style:display-name="ListLabel 913" style:family="text"/>
    <style:style style:name="ListLabel_20_914" style:display-name="ListLabel 914" style:family="text"/>
    <style:style style:name="ListLabel_20_915" style:display-name="ListLabel 915" style:family="text">
      <style:text-properties style:font-name-complex="Courier New1" style:font-family-complex="'Courier New'" style:font-family-generic-complex="system" style:font-pitch-complex="variable"/>
    </style:style>
    <style:style style:name="ListLabel_20_916" style:display-name="ListLabel 916" style:family="text"/>
    <style:style style:name="ListLabel_20_917" style:display-name="ListLabel 917" style:family="text"/>
    <style:style style:name="ListLabel_20_918" style:display-name="ListLabel 918" style:family="text">
      <style:text-properties style:font-name-complex="Courier New1" style:font-family-complex="'Courier New'" style:font-family-generic-complex="system" style:font-pitch-complex="variable"/>
    </style:style>
    <style:style style:name="ListLabel_20_919" style:display-name="ListLabel 919" style:family="text"/>
    <style:style style:name="ListLabel_20_920" style:display-name="ListLabel 920" style:family="text"/>
    <style:style style:name="ListLabel_20_921" style:display-name="ListLabel 921" style:family="text">
      <style:text-properties style:font-name-complex="Courier New1" style:font-family-complex="'Courier New'" style:font-family-generic-complex="system" style:font-pitch-complex="variable"/>
    </style:style>
    <style:style style:name="ListLabel_20_922" style:display-name="ListLabel 922" style:family="text"/>
    <style:style style:name="ListLabel_20_923" style:display-name="ListLabel 923" style:family="text"/>
    <style:style style:name="ListLabel_20_924" style:display-name="ListLabel 924" style:family="text">
      <style:text-properties style:font-name-complex="Courier New1" style:font-family-complex="'Courier New'" style:font-family-generic-complex="system" style:font-pitch-complex="variable"/>
    </style:style>
    <style:style style:name="ListLabel_20_925" style:display-name="ListLabel 925" style:family="text"/>
    <style:style style:name="ListLabel_20_926" style:display-name="ListLabel 926" style:family="text"/>
    <style:style style:name="ListLabel_20_927" style:display-name="ListLabel 927" style:family="text">
      <style:text-properties style:font-name-complex="Courier New1" style:font-family-complex="'Courier New'" style:font-family-generic-complex="system" style:font-pitch-complex="variable"/>
    </style:style>
    <style:style style:name="ListLabel_20_928" style:display-name="ListLabel 928" style:family="text"/>
    <style:style style:name="ListLabel_20_929" style:display-name="ListLabel 929" style:family="text"/>
    <style:style style:name="ListLabel_20_930" style:display-name="ListLabel 930" style:family="text">
      <style:text-properties style:font-name-complex="Courier New1" style:font-family-complex="'Courier New'" style:font-family-generic-complex="system" style:font-pitch-complex="variable"/>
    </style:style>
    <style:style style:name="ListLabel_20_931" style:display-name="ListLabel 931" style:family="text"/>
    <style:style style:name="ListLabel_20_932" style:display-name="ListLabel 932" style:family="text"/>
    <style:style style:name="ListLabel_20_933" style:display-name="ListLabel 933" style:family="text">
      <style:text-properties style:font-name-complex="Courier New1" style:font-family-complex="'Courier New'" style:font-family-generic-complex="system" style:font-pitch-complex="variable"/>
    </style:style>
    <style:style style:name="ListLabel_20_934" style:display-name="ListLabel 934" style:family="text"/>
    <style:style style:name="ListLabel_20_935" style:display-name="ListLabel 935" style:family="text"/>
    <style:style style:name="ListLabel_20_936" style:display-name="ListLabel 936" style:family="text">
      <style:text-properties style:font-name-complex="Courier New1" style:font-family-complex="'Courier New'" style:font-family-generic-complex="system" style:font-pitch-complex="variable"/>
    </style:style>
    <style:style style:name="ListLabel_20_937" style:display-name="ListLabel 937" style:family="text"/>
    <style:style style:name="ListLabel_20_938" style:display-name="ListLabel 938" style:family="text"/>
    <style:style style:name="ListLabel_20_939" style:display-name="ListLabel 939" style:family="text">
      <style:text-properties style:font-name-complex="Courier New1" style:font-family-complex="'Courier New'" style:font-family-generic-complex="system" style:font-pitch-complex="variable"/>
    </style:style>
    <style:style style:name="ListLabel_20_940" style:display-name="ListLabel 940" style:family="text"/>
    <style:style style:name="ListLabel_20_941" style:display-name="ListLabel 941" style:family="text"/>
    <style:style style:name="ListLabel_20_942" style:display-name="ListLabel 942" style:family="text">
      <style:text-properties style:font-name-complex="Courier New1" style:font-family-complex="'Courier New'" style:font-family-generic-complex="system" style:font-pitch-complex="variable"/>
    </style:style>
    <style:style style:name="ListLabel_20_943" style:display-name="ListLabel 943" style:family="text"/>
    <style:style style:name="ListLabel_20_944" style:display-name="ListLabel 944" style:family="text"/>
    <style:style style:name="ListLabel_20_945" style:display-name="ListLabel 945" style:family="text">
      <style:text-properties style:font-name-complex="Courier New1" style:font-family-complex="'Courier New'" style:font-family-generic-complex="system" style:font-pitch-complex="variable"/>
    </style:style>
    <style:style style:name="ListLabel_20_946" style:display-name="ListLabel 946" style:family="text"/>
    <style:style style:name="ListLabel_20_947" style:display-name="ListLabel 947" style:family="text"/>
    <style:style style:name="ListLabel_20_948" style:display-name="ListLabel 948" style:family="text">
      <style:text-properties style:font-name-complex="Courier New1" style:font-family-complex="'Courier New'" style:font-family-generic-complex="system" style:font-pitch-complex="variable"/>
    </style:style>
    <style:style style:name="ListLabel_20_949" style:display-name="ListLabel 949" style:family="text"/>
    <style:style style:name="ListLabel_20_950" style:display-name="ListLabel 950" style:family="text"/>
    <style:style style:name="ListLabel_20_951" style:display-name="ListLabel 951" style:family="text">
      <style:text-properties style:font-name-complex="Courier New1" style:font-family-complex="'Courier New'" style:font-family-generic-complex="system" style:font-pitch-complex="variable"/>
    </style:style>
    <style:style style:name="ListLabel_20_952" style:display-name="ListLabel 952" style:family="text"/>
    <style:style style:name="ListLabel_20_953" style:display-name="ListLabel 953" style:family="text"/>
    <style:style style:name="ListLabel_20_954" style:display-name="ListLabel 954" style:family="text">
      <style:text-properties style:font-name-complex="Courier New1" style:font-family-complex="'Courier New'" style:font-family-generic-complex="system" style:font-pitch-complex="variable"/>
    </style:style>
    <style:style style:name="ListLabel_20_955" style:display-name="ListLabel 955" style:family="text"/>
    <style:style style:name="ListLabel_20_956" style:display-name="ListLabel 956" style:family="text"/>
    <style:style style:name="ListLabel_20_957" style:display-name="ListLabel 957" style:family="text">
      <style:text-properties style:font-name-complex="Courier New1" style:font-family-complex="'Courier New'" style:font-family-generic-complex="system" style:font-pitch-complex="variable"/>
    </style:style>
    <style:style style:name="ListLabel_20_958" style:display-name="ListLabel 958" style:family="text"/>
    <style:style style:name="ListLabel_20_959" style:display-name="ListLabel 959" style:family="text"/>
    <style:style style:name="ListLabel_20_960" style:display-name="ListLabel 960" style:family="text">
      <style:text-properties style:font-name-complex="Courier New1" style:font-family-complex="'Courier New'" style:font-family-generic-complex="system" style:font-pitch-complex="variable"/>
    </style:style>
    <style:style style:name="ListLabel_20_961" style:display-name="ListLabel 961" style:family="text"/>
    <style:style style:name="ListLabel_20_962" style:display-name="ListLabel 962" style:family="text"/>
    <style:style style:name="ListLabel_20_963" style:display-name="ListLabel 963" style:family="text">
      <style:text-properties style:font-name-complex="Courier New1" style:font-family-complex="'Courier New'" style:font-family-generic-complex="system" style:font-pitch-complex="variable"/>
    </style:style>
    <style:style style:name="ListLabel_20_964" style:display-name="ListLabel 964" style:family="text"/>
    <style:style style:name="ListLabel_20_965" style:display-name="ListLabel 965" style:family="text"/>
    <style:style style:name="ListLabel_20_966" style:display-name="ListLabel 966" style:family="text">
      <style:text-properties style:font-name-complex="Courier New1" style:font-family-complex="'Courier New'" style:font-family-generic-complex="system" style:font-pitch-complex="variable"/>
    </style:style>
    <style:style style:name="ListLabel_20_967" style:display-name="ListLabel 967" style:family="text"/>
    <style:style style:name="ListLabel_20_968" style:display-name="ListLabel 968" style:family="text"/>
    <style:style style:name="ListLabel_20_969" style:display-name="ListLabel 969" style:family="text">
      <style:text-properties style:font-name-complex="Courier New1" style:font-family-complex="'Courier New'" style:font-family-generic-complex="system" style:font-pitch-complex="variable"/>
    </style:style>
    <style:style style:name="ListLabel_20_970" style:display-name="ListLabel 970" style:family="text"/>
    <style:style style:name="ListLabel_20_971" style:display-name="ListLabel 971" style:family="text"/>
    <style:style style:name="ListLabel_20_972" style:display-name="ListLabel 972" style:family="text">
      <style:text-properties style:font-name-complex="Courier New1" style:font-family-complex="'Courier New'" style:font-family-generic-complex="system" style:font-pitch-complex="variable"/>
    </style:style>
    <style:style style:name="ListLabel_20_973" style:display-name="ListLabel 973" style:family="text"/>
    <style:style style:name="ListLabel_20_974" style:display-name="ListLabel 974" style:family="text"/>
    <style:style style:name="ListLabel_20_975" style:display-name="ListLabel 975" style:family="text">
      <style:text-properties style:font-name-complex="Courier New1" style:font-family-complex="'Courier New'" style:font-family-generic-complex="system" style:font-pitch-complex="variable"/>
    </style:style>
    <style:style style:name="ListLabel_20_976" style:display-name="ListLabel 976" style:family="text"/>
    <style:style style:name="ListLabel_20_977" style:display-name="ListLabel 977" style:family="text"/>
    <style:style style:name="ListLabel_20_978" style:display-name="ListLabel 978" style:family="text">
      <style:text-properties style:font-name-complex="Courier New1" style:font-family-complex="'Courier New'" style:font-family-generic-complex="system" style:font-pitch-complex="variable"/>
    </style:style>
    <style:style style:name="ListLabel_20_979" style:display-name="ListLabel 979" style:family="text"/>
    <style:style style:name="ListLabel_20_980" style:display-name="ListLabel 980" style:family="text"/>
    <style:style style:name="ListLabel_20_981" style:display-name="ListLabel 981" style:family="text">
      <style:text-properties style:font-name-complex="Courier New1" style:font-family-complex="'Courier New'" style:font-family-generic-complex="system" style:font-pitch-complex="variable"/>
    </style:style>
    <style:style style:name="ListLabel_20_982" style:display-name="ListLabel 982" style:family="text"/>
    <style:style style:name="ListLabel_20_983" style:display-name="ListLabel 983" style:family="text"/>
    <style:style style:name="ListLabel_20_984" style:display-name="ListLabel 984" style:family="text">
      <style:text-properties style:font-name-complex="Courier New1" style:font-family-complex="'Courier New'" style:font-family-generic-complex="system" style:font-pitch-complex="variable"/>
    </style:style>
    <style:style style:name="ListLabel_20_985" style:display-name="ListLabel 985" style:family="text"/>
    <style:style style:name="ListLabel_20_986" style:display-name="ListLabel 986" style:family="text"/>
    <style:style style:name="ListLabel_20_987" style:display-name="ListLabel 987" style:family="text">
      <style:text-properties style:font-name-complex="Courier New1" style:font-family-complex="'Courier New'" style:font-family-generic-complex="system" style:font-pitch-complex="variable"/>
    </style:style>
    <style:style style:name="ListLabel_20_988" style:display-name="ListLabel 988" style:family="text"/>
    <style:style style:name="ListLabel_20_989" style:display-name="ListLabel 989" style:family="text"/>
    <style:style style:name="ListLabel_20_990" style:display-name="ListLabel 990" style:family="text">
      <style:text-properties style:font-name-complex="Courier New1" style:font-family-complex="'Courier New'" style:font-family-generic-complex="system" style:font-pitch-complex="variable"/>
    </style:style>
    <style:style style:name="ListLabel_20_991" style:display-name="ListLabel 991" style:family="text"/>
    <style:style style:name="ListLabel_20_992" style:display-name="ListLabel 992" style:family="text"/>
    <style:style style:name="ListLabel_20_993" style:display-name="ListLabel 993" style:family="text">
      <style:text-properties style:font-name-complex="Courier New1" style:font-family-complex="'Courier New'" style:font-family-generic-complex="system" style:font-pitch-complex="variable"/>
    </style:style>
    <style:style style:name="ListLabel_20_994" style:display-name="ListLabel 994" style:family="text"/>
    <style:style style:name="ListLabel_20_995" style:display-name="ListLabel 995" style:family="text"/>
    <style:style style:name="ListLabel_20_996" style:display-name="ListLabel 996" style:family="text">
      <style:text-properties style:font-name-complex="Courier New1" style:font-family-complex="'Courier New'" style:font-family-generic-complex="system" style:font-pitch-complex="variable"/>
    </style:style>
    <style:style style:name="ListLabel_20_997" style:display-name="ListLabel 997" style:family="text"/>
    <style:style style:name="ListLabel_20_998" style:display-name="ListLabel 998" style:family="text"/>
    <style:style style:name="ListLabel_20_999" style:display-name="ListLabel 999" style:family="text">
      <style:text-properties style:font-name-complex="Courier New1" style:font-family-complex="'Courier New'" style:font-family-generic-complex="system" style:font-pitch-complex="variable"/>
    </style:style>
    <style:style style:name="ListLabel_20_1000" style:display-name="ListLabel 1000" style:family="text"/>
    <style:style style:name="ListLabel_20_1001" style:display-name="ListLabel 1001" style:family="text"/>
    <style:style style:name="ListLabel_20_1002" style:display-name="ListLabel 1002" style:family="text">
      <style:text-properties style:font-name-complex="Courier New1" style:font-family-complex="'Courier New'" style:font-family-generic-complex="system" style:font-pitch-complex="variable"/>
    </style:style>
    <style:style style:name="ListLabel_20_1003" style:display-name="ListLabel 1003" style:family="text"/>
    <style:style style:name="ListLabel_20_1004" style:display-name="ListLabel 1004" style:family="text"/>
    <style:style style:name="ListLabel_20_1005" style:display-name="ListLabel 1005" style:family="text">
      <style:text-properties style:font-name-complex="Courier New1" style:font-family-complex="'Courier New'" style:font-family-generic-complex="system" style:font-pitch-complex="variable"/>
    </style:style>
    <style:style style:name="ListLabel_20_1006" style:display-name="ListLabel 1006" style:family="text"/>
    <style:style style:name="ListLabel_20_1007" style:display-name="ListLabel 1007" style:family="text"/>
    <style:style style:name="ListLabel_20_1008" style:display-name="ListLabel 1008" style:family="text">
      <style:text-properties style:font-name-complex="Courier New1" style:font-family-complex="'Courier New'" style:font-family-generic-complex="system" style:font-pitch-complex="variable"/>
    </style:style>
    <style:style style:name="ListLabel_20_1009" style:display-name="ListLabel 1009" style:family="text"/>
    <style:style style:name="ListLabel_20_1010" style:display-name="ListLabel 1010" style:family="text"/>
    <style:style style:name="ListLabel_20_1011" style:display-name="ListLabel 1011" style:family="text">
      <style:text-properties style:font-name-complex="Courier New1" style:font-family-complex="'Courier New'" style:font-family-generic-complex="system" style:font-pitch-complex="variable"/>
    </style:style>
    <style:style style:name="ListLabel_20_1012" style:display-name="ListLabel 1012" style:family="text"/>
    <style:style style:name="ListLabel_20_1013" style:display-name="ListLabel 1013" style:family="text"/>
    <style:style style:name="ListLabel_20_1014" style:display-name="ListLabel 1014" style:family="text">
      <style:text-properties style:font-name-complex="Courier New1" style:font-family-complex="'Courier New'" style:font-family-generic-complex="system" style:font-pitch-complex="variable"/>
    </style:style>
    <style:style style:name="ListLabel_20_1015" style:display-name="ListLabel 1015" style:family="text"/>
    <style:style style:name="ListLabel_20_1016" style:display-name="ListLabel 1016" style:family="text"/>
    <style:style style:name="ListLabel_20_1017" style:display-name="ListLabel 1017" style:family="text">
      <style:text-properties style:font-name-complex="Courier New1" style:font-family-complex="'Courier New'" style:font-family-generic-complex="system" style:font-pitch-complex="variable"/>
    </style:style>
    <style:style style:name="ListLabel_20_1018" style:display-name="ListLabel 1018" style:family="text"/>
    <style:style style:name="ListLabel_20_1019" style:display-name="ListLabel 1019" style:family="text"/>
    <style:style style:name="ListLabel_20_1020" style:display-name="ListLabel 1020" style:family="text">
      <style:text-properties style:font-name-complex="Courier New1" style:font-family-complex="'Courier New'" style:font-family-generic-complex="system" style:font-pitch-complex="variable"/>
    </style:style>
    <style:style style:name="ListLabel_20_1021" style:display-name="ListLabel 1021" style:family="text"/>
    <style:style style:name="ListLabel_20_1022" style:display-name="ListLabel 1022" style:family="text"/>
    <style:style style:name="ListLabel_20_1023" style:display-name="ListLabel 1023" style:family="text">
      <style:text-properties style:font-name-complex="Courier New1" style:font-family-complex="'Courier New'" style:font-family-generic-complex="system" style:font-pitch-complex="variable"/>
    </style:style>
    <style:style style:name="ListLabel_20_1024" style:display-name="ListLabel 1024" style:family="text"/>
    <style:style style:name="ListLabel_20_1025" style:display-name="ListLabel 1025" style:family="text"/>
    <style:style style:name="ListLabel_20_1026" style:display-name="ListLabel 1026" style:family="text">
      <style:text-properties style:font-name-complex="Courier New1" style:font-family-complex="'Courier New'" style:font-family-generic-complex="system" style:font-pitch-complex="variable"/>
    </style:style>
    <style:style style:name="ListLabel_20_1027" style:display-name="ListLabel 1027" style:family="text"/>
    <style:style style:name="ListLabel_20_1028" style:display-name="ListLabel 1028" style:family="text"/>
    <style:style style:name="ListLabel_20_1029" style:display-name="ListLabel 1029" style:family="text">
      <style:text-properties style:font-name-complex="Courier New1" style:font-family-complex="'Courier New'" style:font-family-generic-complex="system" style:font-pitch-complex="variable"/>
    </style:style>
    <style:style style:name="ListLabel_20_1030" style:display-name="ListLabel 1030" style:family="text"/>
    <style:style style:name="ListLabel_20_1031" style:display-name="ListLabel 1031" style:family="text"/>
    <style:style style:name="ListLabel_20_1032" style:display-name="ListLabel 1032" style:family="text">
      <style:text-properties style:font-name-complex="Courier New1" style:font-family-complex="'Courier New'" style:font-family-generic-complex="system" style:font-pitch-complex="variable"/>
    </style:style>
    <style:style style:name="ListLabel_20_1033" style:display-name="ListLabel 1033" style:family="text"/>
    <style:style style:name="ListLabel_20_1034" style:display-name="ListLabel 1034" style:family="text"/>
    <style:style style:name="ListLabel_20_1035" style:display-name="ListLabel 1035" style:family="text">
      <style:text-properties style:font-name-complex="Courier New1" style:font-family-complex="'Courier New'" style:font-family-generic-complex="system" style:font-pitch-complex="variable"/>
    </style:style>
    <style:style style:name="ListLabel_20_1036" style:display-name="ListLabel 1036" style:family="text"/>
    <style:style style:name="ListLabel_20_1037" style:display-name="ListLabel 1037" style:family="text"/>
    <style:style style:name="ListLabel_20_1038" style:display-name="ListLabel 1038" style:family="text">
      <style:text-properties style:font-name-complex="Courier New1" style:font-family-complex="'Courier New'" style:font-family-generic-complex="system" style:font-pitch-complex="variable"/>
    </style:style>
    <style:style style:name="ListLabel_20_1039" style:display-name="ListLabel 1039" style:family="text"/>
    <style:style style:name="ListLabel_20_1040" style:display-name="ListLabel 1040" style:family="text"/>
    <style:style style:name="ListLabel_20_1041" style:display-name="ListLabel 1041" style:family="text">
      <style:text-properties style:font-name-complex="Courier New1" style:font-family-complex="'Courier New'" style:font-family-generic-complex="system" style:font-pitch-complex="variable"/>
    </style:style>
    <style:style style:name="ListLabel_20_1042" style:display-name="ListLabel 1042" style:family="text"/>
    <style:style style:name="ListLabel_20_1043" style:display-name="ListLabel 1043" style:family="text"/>
    <style:style style:name="ListLabel_20_1044" style:display-name="ListLabel 1044" style:family="text">
      <style:text-properties style:font-name-complex="Courier New1" style:font-family-complex="'Courier New'" style:font-family-generic-complex="system" style:font-pitch-complex="variable"/>
    </style:style>
    <style:style style:name="ListLabel_20_1045" style:display-name="ListLabel 1045" style:family="text"/>
    <style:style style:name="ListLabel_20_1046" style:display-name="ListLabel 1046" style:family="text"/>
    <style:style style:name="ListLabel_20_1047" style:display-name="ListLabel 1047" style:family="text">
      <style:text-properties style:font-name-complex="Courier New1" style:font-family-complex="'Courier New'" style:font-family-generic-complex="system" style:font-pitch-complex="variable"/>
    </style:style>
    <style:style style:name="ListLabel_20_1048" style:display-name="ListLabel 1048" style:family="text"/>
    <style:style style:name="ListLabel_20_1049" style:display-name="ListLabel 1049" style:family="text"/>
    <style:style style:name="ListLabel_20_1050" style:display-name="ListLabel 1050" style:family="text">
      <style:text-properties style:font-name-complex="Courier New1" style:font-family-complex="'Courier New'" style:font-family-generic-complex="system" style:font-pitch-complex="variable"/>
    </style:style>
    <style:style style:name="ListLabel_20_1051" style:display-name="ListLabel 1051" style:family="text"/>
    <style:style style:name="ListLabel_20_1052" style:display-name="ListLabel 1052" style:family="text"/>
    <style:style style:name="ListLabel_20_1053" style:display-name="ListLabel 1053" style:family="text">
      <style:text-properties style:font-name-complex="Courier New1" style:font-family-complex="'Courier New'" style:font-family-generic-complex="system" style:font-pitch-complex="variable"/>
    </style:style>
    <style:style style:name="ListLabel_20_1054" style:display-name="ListLabel 1054" style:family="text"/>
    <style:style style:name="ListLabel_20_1055" style:display-name="ListLabel 1055" style:family="text"/>
    <style:style style:name="ListLabel_20_1056" style:display-name="ListLabel 1056" style:family="text">
      <style:text-properties style:font-name-complex="Courier New1" style:font-family-complex="'Courier New'" style:font-family-generic-complex="system" style:font-pitch-complex="variable"/>
    </style:style>
    <style:style style:name="ListLabel_20_1057" style:display-name="ListLabel 1057" style:family="text"/>
    <style:style style:name="ListLabel_20_1058" style:display-name="ListLabel 1058" style:family="text"/>
    <style:style style:name="ListLabel_20_1059" style:display-name="ListLabel 1059" style:family="text">
      <style:text-properties style:font-name-complex="Courier New1" style:font-family-complex="'Courier New'" style:font-family-generic-complex="system" style:font-pitch-complex="variable"/>
    </style:style>
    <style:style style:name="ListLabel_20_1060" style:display-name="ListLabel 1060" style:family="text"/>
    <style:style style:name="ListLabel_20_1061" style:display-name="ListLabel 1061" style:family="text"/>
    <style:style style:name="ListLabel_20_1062" style:display-name="ListLabel 1062" style:family="text">
      <style:text-properties style:font-name-complex="Courier New1" style:font-family-complex="'Courier New'" style:font-family-generic-complex="system" style:font-pitch-complex="variable"/>
    </style:style>
    <style:style style:name="ListLabel_20_1063" style:display-name="ListLabel 1063" style:family="text"/>
    <style:style style:name="ListLabel_20_1064" style:display-name="ListLabel 1064" style:family="text"/>
    <style:style style:name="ListLabel_20_1065" style:display-name="ListLabel 1065" style:family="text">
      <style:text-properties style:font-name-complex="Courier New1" style:font-family-complex="'Courier New'" style:font-family-generic-complex="system" style:font-pitch-complex="variable"/>
    </style:style>
    <style:style style:name="ListLabel_20_1066" style:display-name="ListLabel 1066" style:family="text"/>
    <style:style style:name="ListLabel_20_1067" style:display-name="ListLabel 1067" style:family="text"/>
    <style:style style:name="ListLabel_20_1068" style:display-name="ListLabel 1068" style:family="text">
      <style:text-properties style:font-name-complex="Courier New1" style:font-family-complex="'Courier New'" style:font-family-generic-complex="system" style:font-pitch-complex="variable"/>
    </style:style>
    <style:style style:name="ListLabel_20_1069" style:display-name="ListLabel 1069" style:family="text"/>
    <style:style style:name="ListLabel_20_1070" style:display-name="ListLabel 1070" style:family="text"/>
    <style:style style:name="ListLabel_20_1071" style:display-name="ListLabel 1071" style:family="text">
      <style:text-properties style:font-name-complex="Courier New1" style:font-family-complex="'Courier New'" style:font-family-generic-complex="system" style:font-pitch-complex="variable"/>
    </style:style>
    <style:style style:name="ListLabel_20_1072" style:display-name="ListLabel 1072" style:family="text"/>
    <style:style style:name="ListLabel_20_1073" style:display-name="ListLabel 1073" style:family="text"/>
    <style:style style:name="ListLabel_20_1074" style:display-name="ListLabel 1074" style:family="text">
      <style:text-properties style:font-name-complex="Courier New1" style:font-family-complex="'Courier New'" style:font-family-generic-complex="system" style:font-pitch-complex="variable"/>
    </style:style>
    <style:style style:name="ListLabel_20_1075" style:display-name="ListLabel 1075" style:family="text"/>
    <style:style style:name="ListLabel_20_1076" style:display-name="ListLabel 1076" style:family="text"/>
    <style:style style:name="ListLabel_20_1077" style:display-name="ListLabel 1077" style:family="text">
      <style:text-properties style:font-name-complex="Courier New1" style:font-family-complex="'Courier New'" style:font-family-generic-complex="system" style:font-pitch-complex="variable"/>
    </style:style>
    <style:style style:name="ListLabel_20_1078" style:display-name="ListLabel 1078" style:family="text"/>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style style:name="ListLabel_20_1089" style:display-name="ListLabel 1089" style:family="text"/>
    <style:style style:name="ListLabel_20_1090" style:display-name="ListLabel 1090" style:family="text"/>
    <style:style style:name="ListLabel_20_1091" style:display-name="ListLabel 1091" style:family="text"/>
    <style:style style:name="ListLabel_20_1092" style:display-name="ListLabel 1092" style:family="text"/>
    <style:style style:name="ListLabel_20_1093" style:display-name="ListLabel 1093" style:family="text"/>
    <style:style style:name="ListLabel_20_1094" style:display-name="ListLabel 1094" style:family="text"/>
    <style:style style:name="ListLabel_20_1095" style:display-name="ListLabel 1095" style:family="text"/>
    <style:style style:name="ListLabel_20_1096" style:display-name="ListLabel 1096" style:family="text"/>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text-properties fo:font-size="10pt" style:font-size-asian="10pt"/>
    </style:style>
    <style:style style:name="ListLabel_20_1109" style:display-name="ListLabel 1109" style:family="text">
      <style:text-properties fo:font-size="10pt" style:font-size-asian="10pt"/>
    </style:style>
    <style:style style:name="ListLabel_20_1110" style:display-name="ListLabel 1110" style:family="text">
      <style:text-properties fo:font-size="10pt" style:font-size-asian="10pt"/>
    </style:style>
    <style:style style:name="ListLabel_20_1111" style:display-name="ListLabel 1111" style:family="text">
      <style:text-properties fo:font-size="10pt" style:font-size-asian="10pt"/>
    </style:style>
    <style:style style:name="ListLabel_20_1112" style:display-name="ListLabel 1112" style:family="text">
      <style:text-properties fo:font-size="10pt" style:font-size-asian="10pt"/>
    </style:style>
    <style:style style:name="ListLabel_20_1113" style:display-name="ListLabel 1113" style:family="text">
      <style:text-properties fo:font-size="10pt" style:font-size-asian="10pt"/>
    </style:style>
    <style:style style:name="ListLabel_20_1114" style:display-name="ListLabel 1114" style:family="text">
      <style:text-properties fo:font-size="10pt" style:font-size-asian="10pt"/>
    </style:style>
    <style:style style:name="ListLabel_20_1115" style:display-name="ListLabel 1115" style:family="text"/>
    <style:style style:name="ListLabel_20_1116" style:display-name="ListLabel 1116" style:family="text">
      <style:text-properties style:font-name-complex="Courier New1" style:font-family-complex="'Courier New'" style:font-family-generic-complex="system" style:font-pitch-complex="variable"/>
    </style:style>
    <style:style style:name="ListLabel_20_1117" style:display-name="ListLabel 1117" style:family="text"/>
    <style:style style:name="ListLabel_20_1118" style:display-name="ListLabel 1118" style:family="text"/>
    <style:style style:name="ListLabel_20_1119" style:display-name="ListLabel 1119" style:family="text">
      <style:text-properties style:font-name-complex="Courier New1" style:font-family-complex="'Courier New'" style:font-family-generic-complex="system" style:font-pitch-complex="variable"/>
    </style:style>
    <style:style style:name="ListLabel_20_1120" style:display-name="ListLabel 1120" style:family="text"/>
    <style:style style:name="ListLabel_20_1121" style:display-name="ListLabel 1121" style:family="text"/>
    <style:style style:name="ListLabel_20_1122" style:display-name="ListLabel 1122" style:family="text">
      <style:text-properties style:font-name-complex="Courier New1" style:font-family-complex="'Courier New'" style:font-family-generic-complex="system" style:font-pitch-complex="variable"/>
    </style:style>
    <style:style style:name="ListLabel_20_1123" style:display-name="ListLabel 1123" style:family="text"/>
    <style:style style:name="ListLabel_20_1124" style:display-name="ListLabel 1124" style:family="text"/>
    <style:style style:name="ListLabel_20_1125" style:display-name="ListLabel 1125" style:family="text">
      <style:text-properties style:font-name-complex="Courier New1" style:font-family-complex="'Courier New'" style:font-family-generic-complex="system" style:font-pitch-complex="variable"/>
    </style:style>
    <style:style style:name="ListLabel_20_1126" style:display-name="ListLabel 1126" style:family="text"/>
    <style:style style:name="ListLabel_20_1127" style:display-name="ListLabel 1127" style:family="text"/>
    <style:style style:name="ListLabel_20_1128" style:display-name="ListLabel 1128" style:family="text">
      <style:text-properties style:font-name-complex="Courier New1" style:font-family-complex="'Courier New'" style:font-family-generic-complex="system" style:font-pitch-complex="variable"/>
    </style:style>
    <style:style style:name="ListLabel_20_1129" style:display-name="ListLabel 1129" style:family="text"/>
    <style:style style:name="ListLabel_20_1130" style:display-name="ListLabel 1130" style:family="text"/>
    <style:style style:name="ListLabel_20_1131" style:display-name="ListLabel 1131" style:family="text">
      <style:text-properties style:font-name-complex="Courier New1" style:font-family-complex="'Courier New'" style:font-family-generic-complex="system" style:font-pitch-complex="variable"/>
    </style:style>
    <style:style style:name="ListLabel_20_1132" style:display-name="ListLabel 1132" style:family="text"/>
    <style:style style:name="ListLabel_20_1133" style:display-name="ListLabel 1133" style:family="text"/>
    <style:style style:name="ListLabel_20_1134" style:display-name="ListLabel 1134" style:family="text">
      <style:text-properties style:font-name-complex="Courier New1" style:font-family-complex="'Courier New'" style:font-family-generic-complex="system" style:font-pitch-complex="variable"/>
    </style:style>
    <style:style style:name="ListLabel_20_1135" style:display-name="ListLabel 1135" style:family="text"/>
    <style:style style:name="ListLabel_20_1136" style:display-name="ListLabel 1136" style:family="text"/>
    <style:style style:name="ListLabel_20_1137" style:display-name="ListLabel 1137" style:family="text">
      <style:text-properties style:font-name-complex="Courier New1" style:font-family-complex="'Courier New'" style:font-family-generic-complex="system" style:font-pitch-complex="variable"/>
    </style:style>
    <style:style style:name="ListLabel_20_1138" style:display-name="ListLabel 1138" style:family="text"/>
    <style:style style:name="ListLabel_20_1139" style:display-name="ListLabel 1139" style:family="text"/>
    <style:style style:name="ListLabel_20_1140" style:display-name="ListLabel 1140" style:family="text">
      <style:text-properties style:font-name-complex="Courier New1" style:font-family-complex="'Courier New'" style:font-family-generic-complex="system" style:font-pitch-complex="variable"/>
    </style:style>
    <style:style style:name="ListLabel_20_1141" style:display-name="ListLabel 1141" style:family="text"/>
    <style:style style:name="ListLabel_20_1142" style:display-name="ListLabel 1142" style:family="text"/>
    <style:style style:name="ListLabel_20_1143" style:display-name="ListLabel 1143" style:family="text"/>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text-properties style:font-name-complex="Courier New1" style:font-family-complex="'Courier New'" style:font-family-generic-complex="system" style:font-pitch-complex="variable"/>
    </style:style>
    <style:style style:name="ListLabel_20_1153" style:display-name="ListLabel 1153" style:family="text"/>
    <style:style style:name="ListLabel_20_1154" style:display-name="ListLabel 1154" style:family="text"/>
    <style:style style:name="ListLabel_20_1155" style:display-name="ListLabel 1155" style:family="text">
      <style:text-properties style:font-name-complex="Courier New1" style:font-family-complex="'Courier New'" style:font-family-generic-complex="system" style:font-pitch-complex="variable"/>
    </style:style>
    <style:style style:name="ListLabel_20_1156" style:display-name="ListLabel 1156" style:family="text"/>
    <style:style style:name="ListLabel_20_1157" style:display-name="ListLabel 1157" style:family="text"/>
    <style:style style:name="ListLabel_20_1158" style:display-name="ListLabel 1158" style:family="text">
      <style:text-properties style:font-name-complex="Courier New1" style:font-family-complex="'Courier New'" style:font-family-generic-complex="system" style:font-pitch-complex="variable"/>
    </style:style>
    <style:style style:name="ListLabel_20_1159" style:display-name="ListLabel 1159" style:family="text"/>
    <style:style style:name="ListLabel_20_1160" style:display-name="ListLabel 1160" style:family="text"/>
    <style:style style:name="ListLabel_20_1161" style:display-name="ListLabel 1161" style:family="text">
      <style:text-properties style:font-name-complex="Courier New1" style:font-family-complex="'Courier New'" style:font-family-generic-complex="system" style:font-pitch-complex="variable"/>
    </style:style>
    <style:style style:name="ListLabel_20_1162" style:display-name="ListLabel 1162" style:family="text"/>
    <style:style style:name="ListLabel_20_1163" style:display-name="ListLabel 1163" style:family="text"/>
    <style:style style:name="ListLabel_20_1164" style:display-name="ListLabel 1164" style:family="text">
      <style:text-properties style:font-name-complex="Courier New1" style:font-family-complex="'Courier New'" style:font-family-generic-complex="system" style:font-pitch-complex="variable"/>
    </style:style>
    <style:style style:name="ListLabel_20_1165" style:display-name="ListLabel 1165" style:family="text"/>
    <style:style style:name="ListLabel_20_1166" style:display-name="ListLabel 1166" style:family="text"/>
    <style:style style:name="ListLabel_20_1167" style:display-name="ListLabel 1167" style:family="text">
      <style:text-properties style:font-name-complex="Courier New1" style:font-family-complex="'Courier New'" style:font-family-generic-complex="system" style:font-pitch-complex="variable"/>
    </style:style>
    <style:style style:name="ListLabel_20_1168" style:display-name="ListLabel 1168" style:family="text"/>
    <style:style style:name="ListLabel_20_1169" style:display-name="ListLabel 1169" style:family="text"/>
    <style:style style:name="ListLabel_20_1170" style:display-name="ListLabel 1170" style:family="text">
      <style:text-properties style:font-name-complex="Courier New1" style:font-family-complex="'Courier New'" style:font-family-generic-complex="system" style:font-pitch-complex="variable"/>
    </style:style>
    <style:style style:name="ListLabel_20_1171" style:display-name="ListLabel 1171" style:family="text"/>
    <style:style style:name="ListLabel_20_1172" style:display-name="ListLabel 1172" style:family="text"/>
    <style:style style:name="ListLabel_20_1173" style:display-name="ListLabel 1173" style:family="text">
      <style:text-properties style:font-name-complex="Courier New1" style:font-family-complex="'Courier New'" style:font-family-generic-complex="system" style:font-pitch-complex="variable"/>
    </style:style>
    <style:style style:name="ListLabel_20_1174" style:display-name="ListLabel 1174" style:family="text"/>
    <style:style style:name="ListLabel_20_1175" style:display-name="ListLabel 1175" style:family="text"/>
    <style:style style:name="ListLabel_20_1176" style:display-name="ListLabel 1176" style:family="text">
      <style:text-properties style:font-name-complex="Courier New1" style:font-family-complex="'Courier New'" style:font-family-generic-complex="system" style:font-pitch-complex="variable"/>
    </style:style>
    <style:style style:name="ListLabel_20_1177" style:display-name="ListLabel 1177" style:family="text"/>
    <style:style style:name="ListLabel_20_1178" style:display-name="ListLabel 1178" style:family="text"/>
    <style:style style:name="ListLabel_20_1179" style:display-name="ListLabel 1179" style:family="text">
      <style:text-properties style:font-name-complex="Courier New1" style:font-family-complex="'Courier New'" style:font-family-generic-complex="system" style:font-pitch-complex="variable"/>
    </style:style>
    <style:style style:name="ListLabel_20_1180" style:display-name="ListLabel 1180" style:family="text"/>
    <style:style style:name="ListLabel_20_1181" style:display-name="ListLabel 1181" style:family="text"/>
    <style:style style:name="ListLabel_20_1182" style:display-name="ListLabel 1182" style:family="text">
      <style:text-properties style:font-name-complex="Courier New1" style:font-family-complex="'Courier New'" style:font-family-generic-complex="system" style:font-pitch-complex="variable"/>
    </style:style>
    <style:style style:name="ListLabel_20_1183" style:display-name="ListLabel 1183" style:family="text"/>
    <style:style style:name="ListLabel_20_1184" style:display-name="ListLabel 1184" style:family="text"/>
    <style:style style:name="ListLabel_20_1185" style:display-name="ListLabel 1185" style:family="text">
      <style:text-properties style:font-name-complex="Courier New1" style:font-family-complex="'Courier New'" style:font-family-generic-complex="system" style:font-pitch-complex="variable"/>
    </style:style>
    <style:style style:name="ListLabel_20_1186" style:display-name="ListLabel 1186" style:family="text"/>
    <style:style style:name="ListLabel_20_1187" style:display-name="ListLabel 1187" style:family="text"/>
    <style:style style:name="ListLabel_20_1188" style:display-name="ListLabel 1188" style:family="text">
      <style:text-properties style:font-name-complex="Courier New1" style:font-family-complex="'Courier New'" style:font-family-generic-complex="system" style:font-pitch-complex="variable"/>
    </style:style>
    <style:style style:name="ListLabel_20_1189" style:display-name="ListLabel 1189" style:family="text"/>
    <style:style style:name="ListLabel_20_1190" style:display-name="ListLabel 1190" style:family="text"/>
    <style:style style:name="ListLabel_20_1191" style:display-name="ListLabel 1191" style:family="text">
      <style:text-properties style:font-name-complex="Courier New1" style:font-family-complex="'Courier New'" style:font-family-generic-complex="system" style:font-pitch-complex="variable"/>
    </style:style>
    <style:style style:name="ListLabel_20_1192" style:display-name="ListLabel 1192" style:family="text"/>
    <style:style style:name="ListLabel_20_1193" style:display-name="ListLabel 1193" style:family="text"/>
    <style:style style:name="ListLabel_20_1194" style:display-name="ListLabel 1194" style:family="text">
      <style:text-properties style:font-name-complex="Courier New1" style:font-family-complex="'Courier New'" style:font-family-generic-complex="system" style:font-pitch-complex="variable"/>
    </style:style>
    <style:style style:name="ListLabel_20_1195" style:display-name="ListLabel 1195" style:family="text"/>
    <style:style style:name="ListLabel_20_1196" style:display-name="ListLabel 1196" style:family="text"/>
    <style:style style:name="ListLabel_20_1197" style:display-name="ListLabel 1197" style:family="text"/>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style style:name="ListLabel_20_1208" style:display-name="ListLabel 1208" style:family="text"/>
    <style:style style:name="ListLabel_20_1209" style:display-name="ListLabel 1209" style:family="text"/>
    <style:style style:name="ListLabel_20_1210" style:display-name="ListLabel 1210" style:family="text"/>
    <style:style style:name="ListLabel_20_1211" style:display-name="ListLabel 1211" style:family="text"/>
    <style:style style:name="ListLabel_20_1212" style:display-name="ListLabel 1212" style:family="text"/>
    <style:style style:name="ListLabel_20_1213" style:display-name="ListLabel 1213" style:family="text"/>
    <style:style style:name="ListLabel_20_1214" style:display-name="ListLabel 1214" style:family="text"/>
    <style:style style:name="ListLabel_20_1215" style:display-name="ListLabel 1215" style:family="text">
      <style:text-properties style:font-name-complex="Courier New1" style:font-family-complex="'Courier New'" style:font-family-generic-complex="system" style:font-pitch-complex="variable"/>
    </style:style>
    <style:style style:name="ListLabel_20_1216" style:display-name="ListLabel 1216" style:family="text"/>
    <style:style style:name="ListLabel_20_1217" style:display-name="ListLabel 1217" style:family="text"/>
    <style:style style:name="ListLabel_20_1218" style:display-name="ListLabel 1218" style:family="text">
      <style:text-properties style:font-name-complex="Courier New1" style:font-family-complex="'Courier New'" style:font-family-generic-complex="system" style:font-pitch-complex="variable"/>
    </style:style>
    <style:style style:name="ListLabel_20_1219" style:display-name="ListLabel 1219" style:family="text"/>
    <style:style style:name="ListLabel_20_1220" style:display-name="ListLabel 1220" style:family="text"/>
    <style:style style:name="ListLabel_20_1221" style:display-name="ListLabel 1221" style:family="text">
      <style:text-properties style:font-name-complex="Courier New1" style:font-family-complex="'Courier New'" style:font-family-generic-complex="system" style:font-pitch-complex="variable"/>
    </style:style>
    <style:style style:name="ListLabel_20_1222" style:display-name="ListLabel 1222" style:family="text"/>
    <style:style style:name="ListLabel_20_1223" style:display-name="ListLabel 1223" style:family="text"/>
    <style:style style:name="ListLabel_20_1224" style:display-name="ListLabel 1224" style:family="text">
      <style:text-properties style:font-name-complex="Courier New1" style:font-family-complex="'Courier New'" style:font-family-generic-complex="system" style:font-pitch-complex="variable"/>
    </style:style>
    <style:style style:name="ListLabel_20_1225" style:display-name="ListLabel 1225" style:family="text"/>
    <style:style style:name="ListLabel_20_1226" style:display-name="ListLabel 1226" style:family="text"/>
    <style:style style:name="ListLabel_20_1227" style:display-name="ListLabel 1227" style:family="text">
      <style:text-properties style:font-name-complex="Courier New1" style:font-family-complex="'Courier New'" style:font-family-generic-complex="system" style:font-pitch-complex="variable"/>
    </style:style>
    <style:style style:name="ListLabel_20_1228" style:display-name="ListLabel 1228" style:family="text"/>
    <style:style style:name="ListLabel_20_1229" style:display-name="ListLabel 1229" style:family="text"/>
    <style:style style:name="ListLabel_20_1230" style:display-name="ListLabel 1230" style:family="text">
      <style:text-properties style:font-name-complex="Courier New1" style:font-family-complex="'Courier New'" style:font-family-generic-complex="system" style:font-pitch-complex="variable"/>
    </style:style>
    <style:style style:name="ListLabel_20_1231" style:display-name="ListLabel 1231" style:family="text"/>
    <style:style style:name="ListLabel_20_1232" style:display-name="ListLabel 1232" style:family="text"/>
    <style:style style:name="ListLabel_20_1233" style:display-name="ListLabel 1233" style:family="text">
      <style:text-properties style:font-name-complex="Courier New1" style:font-family-complex="'Courier New'" style:font-family-generic-complex="system" style:font-pitch-complex="variable"/>
    </style:style>
    <style:style style:name="ListLabel_20_1234" style:display-name="ListLabel 1234" style:family="text"/>
    <style:style style:name="ListLabel_20_1235" style:display-name="ListLabel 1235" style:family="text"/>
    <style:style style:name="ListLabel_20_1236" style:display-name="ListLabel 1236" style:family="text">
      <style:text-properties style:font-name-complex="Courier New1" style:font-family-complex="'Courier New'" style:font-family-generic-complex="system" style:font-pitch-complex="variable"/>
    </style:style>
    <style:style style:name="ListLabel_20_1237" style:display-name="ListLabel 1237" style:family="text"/>
    <style:style style:name="ListLabel_20_1238" style:display-name="ListLabel 1238" style:family="text"/>
    <style:style style:name="ListLabel_20_1239" style:display-name="ListLabel 1239" style:family="text">
      <style:text-properties style:font-name-complex="Courier New1" style:font-family-complex="'Courier New'" style:font-family-generic-complex="system" style:font-pitch-complex="variable"/>
    </style:style>
    <style:style style:name="ListLabel_20_1240" style:display-name="ListLabel 1240" style:family="text"/>
    <style:style style:name="ListLabel_20_1241" style:display-name="ListLabel 1241" style:family="text"/>
    <style:style style:name="ListLabel_20_1242" style:display-name="ListLabel 1242" style:family="text">
      <style:text-properties style:font-name-complex="Courier New1" style:font-family-complex="'Courier New'" style:font-family-generic-complex="system" style:font-pitch-complex="variable"/>
    </style:style>
    <style:style style:name="ListLabel_20_1243" style:display-name="ListLabel 1243" style:family="text"/>
    <style:style style:name="ListLabel_20_1244" style:display-name="ListLabel 1244" style:family="text"/>
    <style:style style:name="ListLabel_20_1245" style:display-name="ListLabel 1245" style:family="text">
      <style:text-properties style:font-name-complex="Courier New1" style:font-family-complex="'Courier New'" style:font-family-generic-complex="system" style:font-pitch-complex="variable"/>
    </style:style>
    <style:style style:name="ListLabel_20_1246" style:display-name="ListLabel 1246" style:family="text"/>
    <style:style style:name="ListLabel_20_1247" style:display-name="ListLabel 1247" style:family="text"/>
    <style:style style:name="ListLabel_20_1248" style:display-name="ListLabel 1248" style:family="text">
      <style:text-properties style:font-name-complex="Courier New1" style:font-family-complex="'Courier New'" style:font-family-generic-complex="system" style:font-pitch-complex="variable"/>
    </style:style>
    <style:style style:name="ListLabel_20_1249" style:display-name="ListLabel 1249" style:family="text"/>
    <style:style style:name="ListLabel_20_1250" style:display-name="ListLabel 1250" style:family="text"/>
    <style:style style:name="ListLabel_20_1251" style:display-name="ListLabel 1251" style:family="text">
      <style:text-properties style:font-name-complex="Courier New1" style:font-family-complex="'Courier New'" style:font-family-generic-complex="system" style:font-pitch-complex="variable"/>
    </style:style>
    <style:style style:name="ListLabel_20_1252" style:display-name="ListLabel 1252" style:family="text"/>
    <style:style style:name="ListLabel_20_1253" style:display-name="ListLabel 1253" style:family="text"/>
    <style:style style:name="ListLabel_20_1254" style:display-name="ListLabel 1254" style:family="text">
      <style:text-properties style:font-name-complex="Courier New1" style:font-family-complex="'Courier New'" style:font-family-generic-complex="system" style:font-pitch-complex="variable"/>
    </style:style>
    <style:style style:name="ListLabel_20_1255" style:display-name="ListLabel 1255" style:family="text"/>
    <style:style style:name="ListLabel_20_1256" style:display-name="ListLabel 1256" style:family="text"/>
    <style:style style:name="ListLabel_20_1257" style:display-name="ListLabel 1257" style:family="text">
      <style:text-properties style:font-name-complex="Courier New1" style:font-family-complex="'Courier New'" style:font-family-generic-complex="system" style:font-pitch-complex="variable"/>
    </style:style>
    <style:style style:name="ListLabel_20_1258" style:display-name="ListLabel 1258" style:family="text"/>
    <style:style style:name="ListLabel_20_1259" style:display-name="ListLabel 1259" style:family="text"/>
    <style:style style:name="ListLabel_20_1260" style:display-name="ListLabel 1260" style:family="text">
      <style:text-properties style:font-name-complex="Courier New1" style:font-family-complex="'Courier New'" style:font-family-generic-complex="system" style:font-pitch-complex="variable"/>
    </style:style>
    <style:style style:name="ListLabel_20_1261" style:display-name="ListLabel 1261" style:family="text"/>
    <style:style style:name="ListLabel_20_1262" style:display-name="ListLabel 1262" style:family="text"/>
    <style:style style:name="ListLabel_20_1263" style:display-name="ListLabel 1263" style:family="text">
      <style:text-properties style:font-name-complex="Courier New1" style:font-family-complex="'Courier New'" style:font-family-generic-complex="system" style:font-pitch-complex="variable"/>
    </style:style>
    <style:style style:name="ListLabel_20_1264" style:display-name="ListLabel 1264" style:family="text"/>
    <style:style style:name="ListLabel_20_1265" style:display-name="ListLabel 1265" style:family="text"/>
    <style:style style:name="ListLabel_20_1266" style:display-name="ListLabel 1266" style:family="text">
      <style:text-properties style:font-name-complex="Courier New1" style:font-family-complex="'Courier New'" style:font-family-generic-complex="system" style:font-pitch-complex="variable"/>
    </style:style>
    <style:style style:name="ListLabel_20_1267" style:display-name="ListLabel 1267" style:family="text"/>
    <style:style style:name="ListLabel_20_1268" style:display-name="ListLabel 1268" style:family="text"/>
    <style:style style:name="ListLabel_20_1269" style:display-name="ListLabel 1269" style:family="text">
      <style:text-properties style:font-name-complex="Courier New1" style:font-family-complex="'Courier New'" style:font-family-generic-complex="system" style:font-pitch-complex="variable"/>
    </style:style>
    <style:style style:name="ListLabel_20_1270" style:display-name="ListLabel 1270" style:family="text"/>
    <style:style style:name="ListLabel_20_1271" style:display-name="ListLabel 1271" style:family="text"/>
    <style:style style:name="ListLabel_20_1272" style:display-name="ListLabel 1272" style:family="text">
      <style:text-properties style:font-name-complex="Courier New1" style:font-family-complex="'Courier New'" style:font-family-generic-complex="system" style:font-pitch-complex="variable"/>
    </style:style>
    <style:style style:name="ListLabel_20_1273" style:display-name="ListLabel 1273" style:family="text"/>
    <style:style style:name="ListLabel_20_1274" style:display-name="ListLabel 1274" style:family="text"/>
    <style:style style:name="ListLabel_20_1275" style:display-name="ListLabel 1275" style:family="text">
      <style:text-properties style:font-name-complex="Courier New1" style:font-family-complex="'Courier New'" style:font-family-generic-complex="system" style:font-pitch-complex="variable"/>
    </style:style>
    <style:style style:name="ListLabel_20_1276" style:display-name="ListLabel 1276" style:family="text"/>
    <style:style style:name="ListLabel_20_1277" style:display-name="ListLabel 1277" style:family="text"/>
    <style:style style:name="ListLabel_20_1278" style:display-name="ListLabel 1278" style:family="text"/>
    <style:style style:name="ListLabel_20_1279" style:display-name="ListLabel 1279" style:family="text"/>
    <style:style style:name="ListLabel_20_1280" style:display-name="ListLabel 1280" style:family="text"/>
    <style:style style:name="ListLabel_20_1281" style:display-name="ListLabel 1281" style:family="text"/>
    <style:style style:name="ListLabel_20_1282" style:display-name="ListLabel 1282" style:family="text"/>
    <style:style style:name="ListLabel_20_1283" style:display-name="ListLabel 1283" style:family="text"/>
    <style:style style:name="ListLabel_20_1284" style:display-name="ListLabel 1284" style:family="text"/>
    <style:style style:name="ListLabel_20_1285" style:display-name="ListLabel 1285" style:family="text"/>
    <style:style style:name="ListLabel_20_1286" style:display-name="ListLabel 1286" style:family="text"/>
    <style:style style:name="ListLabel_20_1287" style:display-name="ListLabel 1287" style:family="text"/>
    <style:style style:name="ListLabel_20_1288" style:display-name="ListLabel 1288" style:family="text"/>
    <style:style style:name="ListLabel_20_1289" style:display-name="ListLabel 1289" style:family="text"/>
    <style:style style:name="ListLabel_20_1290" style:display-name="ListLabel 1290" style:family="text"/>
    <style:style style:name="ListLabel_20_1291" style:display-name="ListLabel 1291" style:family="text"/>
    <style:style style:name="ListLabel_20_1292" style:display-name="ListLabel 1292" style:family="text"/>
    <style:style style:name="ListLabel_20_1293" style:display-name="ListLabel 1293" style:family="text"/>
    <style:style style:name="ListLabel_20_1294" style:display-name="ListLabel 1294" style:family="text"/>
    <style:style style:name="ListLabel_20_1295" style:display-name="ListLabel 1295" style:family="text"/>
    <style:style style:name="ListLabel_20_1296" style:display-name="ListLabel 1296" style:family="text"/>
    <style:style style:name="ListLabel_20_1297" style:display-name="ListLabel 1297" style:family="text"/>
    <style:style style:name="ListLabel_20_1298" style:display-name="ListLabel 1298" style:family="text"/>
    <style:style style:name="ListLabel_20_1299" style:display-name="ListLabel 1299" style:family="text"/>
    <style:style style:name="ListLabel_20_1300" style:display-name="ListLabel 1300" style:family="text"/>
    <style:style style:name="ListLabel_20_1301" style:display-name="ListLabel 1301" style:family="text"/>
    <style:style style:name="ListLabel_20_1302" style:display-name="ListLabel 1302" style:family="text"/>
    <style:style style:name="ListLabel_20_1303" style:display-name="ListLabel 1303" style:family="text"/>
    <style:style style:name="ListLabel_20_1304" style:display-name="ListLabel 1304" style:family="text"/>
    <style:style style:name="ListLabel_20_1305" style:display-name="ListLabel 1305" style:family="text"/>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style style:name="ListLabel_20_1316" style:display-name="ListLabel 1316" style:family="text"/>
    <style:style style:name="ListLabel_20_1317" style:display-name="ListLabel 1317" style:family="text"/>
    <style:style style:name="ListLabel_20_1318" style:display-name="ListLabel 1318" style:family="text"/>
    <style:style style:name="ListLabel_20_1319" style:display-name="ListLabel 1319" style:family="text"/>
    <style:style style:name="ListLabel_20_1320" style:display-name="ListLabel 1320" style:family="text"/>
    <style:style style:name="ListLabel_20_1321" style:display-name="ListLabel 1321" style:family="text"/>
    <style:style style:name="ListLabel_20_1322" style:display-name="ListLabel 1322" style:family="text"/>
    <style:style style:name="ListLabel_20_1323" style:display-name="ListLabel 1323" style:family="text"/>
    <style:style style:name="ListLabel_20_1324" style:display-name="ListLabel 1324" style:family="text"/>
    <style:style style:name="ListLabel_20_1325" style:display-name="ListLabel 1325" style:family="text"/>
    <style:style style:name="ListLabel_20_1326" style:display-name="ListLabel 1326" style:family="text"/>
    <style:style style:name="ListLabel_20_1327" style:display-name="ListLabel 1327" style:family="text"/>
    <style:style style:name="ListLabel_20_1328" style:display-name="ListLabel 1328" style:family="text"/>
    <style:style style:name="ListLabel_20_1329" style:display-name="ListLabel 1329" style:family="text"/>
    <style:style style:name="ListLabel_20_1330" style:display-name="ListLabel 1330" style:family="text"/>
    <style:style style:name="ListLabel_20_1331" style:display-name="ListLabel 1331" style:family="text"/>
    <style:style style:name="ListLabel_20_1332" style:display-name="ListLabel 1332" style:family="text"/>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text-properties fo:color="#24292e" loext:opacity="100%"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style style:name="ListLabel_20_1350" style:display-name="ListLabel 1350" style:family="text">
      <style:text-properties style:font-name-complex="Courier New1" style:font-family-complex="'Courier New'" style:font-family-generic-complex="system" style:font-pitch-complex="variable"/>
    </style:style>
    <style:style style:name="ListLabel_20_1351" style:display-name="ListLabel 1351" style:family="text"/>
    <style:style style:name="ListLabel_20_1352" style:display-name="ListLabel 1352" style:family="text"/>
    <style:style style:name="ListLabel_20_1353" style:display-name="ListLabel 1353" style:family="text">
      <style:text-properties style:font-name-complex="Courier New1" style:font-family-complex="'Courier New'" style:font-family-generic-complex="system" style:font-pitch-complex="variable"/>
    </style:style>
    <style:style style:name="ListLabel_20_1354" style:display-name="ListLabel 1354" style:family="text"/>
    <style:style style:name="ListLabel_20_1355" style:display-name="ListLabel 1355" style:family="text"/>
    <style:style style:name="ListLabel_20_1356" style:display-name="ListLabel 1356" style:family="text">
      <style:text-properties style:font-name-complex="Courier New1" style:font-family-complex="'Courier New'" style:font-family-generic-complex="system" style:font-pitch-complex="variable"/>
    </style:style>
    <style:style style:name="ListLabel_20_1357" style:display-name="ListLabel 1357" style:family="text"/>
    <style:style style:name="ListLabel_20_1358" style:display-name="ListLabel 1358" style:family="text"/>
    <style:style style:name="ListLabel_20_1359" style:display-name="ListLabel 1359" style:family="text">
      <style:text-properties style:font-name-complex="Courier New1" style:font-family-complex="'Courier New'" style:font-family-generic-complex="system" style:font-pitch-complex="variable"/>
    </style:style>
    <style:style style:name="ListLabel_20_1360" style:display-name="ListLabel 1360" style:family="text"/>
    <style:style style:name="ListLabel_20_1361" style:display-name="ListLabel 1361" style:family="text"/>
    <style:style style:name="ListLabel_20_1362" style:display-name="ListLabel 1362" style:family="text">
      <style:text-properties style:font-name-complex="Courier New1" style:font-family-complex="'Courier New'" style:font-family-generic-complex="system" style:font-pitch-complex="variable"/>
    </style:style>
    <style:style style:name="ListLabel_20_1363" style:display-name="ListLabel 1363" style:family="text"/>
    <style:style style:name="ListLabel_20_1364" style:display-name="ListLabel 1364" style:family="text"/>
    <style:style style:name="ListLabel_20_1365" style:display-name="ListLabel 1365" style:family="text">
      <style:text-properties style:font-name-complex="Courier New1" style:font-family-complex="'Courier New'" style:font-family-generic-complex="system" style:font-pitch-complex="variable"/>
    </style:style>
    <style:style style:name="ListLabel_20_1366" style:display-name="ListLabel 1366" style:family="text"/>
    <style:style style:name="ListLabel_20_1367" style:display-name="ListLabel 1367" style:family="text"/>
    <style:style style:name="ListLabel_20_1368" style:display-name="ListLabel 1368" style:family="text">
      <style:text-properties style:font-name-complex="Courier New1" style:font-family-complex="'Courier New'" style:font-family-generic-complex="system" style:font-pitch-complex="variable"/>
    </style:style>
    <style:style style:name="ListLabel_20_1369" style:display-name="ListLabel 1369" style:family="text"/>
    <style:style style:name="ListLabel_20_1370" style:display-name="ListLabel 1370" style:family="text"/>
    <style:style style:name="ListLabel_20_1371" style:display-name="ListLabel 1371" style:family="text">
      <style:text-properties style:font-name-complex="Courier New1" style:font-family-complex="'Courier New'" style:font-family-generic-complex="system" style:font-pitch-complex="variable"/>
    </style:style>
    <style:style style:name="ListLabel_20_1372" style:display-name="ListLabel 1372" style:family="text"/>
    <style:style style:name="ListLabel_20_1373" style:display-name="ListLabel 1373" style:family="text"/>
    <style:style style:name="ListLabel_20_1374" style:display-name="ListLabel 1374" style:family="text">
      <style:text-properties style:font-name-complex="Courier New1" style:font-family-complex="'Courier New'" style:font-family-generic-complex="system" style:font-pitch-complex="variable"/>
    </style:style>
    <style:style style:name="ListLabel_20_1375" style:display-name="ListLabel 1375" style:family="text"/>
    <style:style style:name="ListLabel_20_1376" style:display-name="ListLabel 1376" style:family="text"/>
    <style:style style:name="ListLabel_20_1377" style:display-name="ListLabel 1377" style:family="text">
      <style:text-properties style:font-name-complex="Courier New1" style:font-family-complex="'Courier New'" style:font-family-generic-complex="system" style:font-pitch-complex="variable"/>
    </style:style>
    <style:style style:name="ListLabel_20_1378" style:display-name="ListLabel 1378" style:family="text"/>
    <style:style style:name="ListLabel_20_1379" style:display-name="ListLabel 1379" style:family="text"/>
    <style:style style:name="ListLabel_20_1380" style:display-name="ListLabel 1380" style:family="text">
      <style:text-properties style:font-name-complex="Courier New1" style:font-family-complex="'Courier New'" style:font-family-generic-complex="system" style:font-pitch-complex="variable"/>
    </style:style>
    <style:style style:name="ListLabel_20_1381" style:display-name="ListLabel 1381" style:family="text"/>
    <style:style style:name="ListLabel_20_1382" style:display-name="ListLabel 1382" style:family="text"/>
    <style:style style:name="ListLabel_20_1383" style:display-name="ListLabel 1383" style:family="text">
      <style:text-properties style:font-name-complex="Courier New1" style:font-family-complex="'Courier New'" style:font-family-generic-complex="system" style:font-pitch-complex="variable"/>
    </style:style>
    <style:style style:name="ListLabel_20_1384" style:display-name="ListLabel 1384" style:family="text"/>
    <style:style style:name="ListLabel_20_1385" style:display-name="ListLabel 1385" style:family="text"/>
    <style:style style:name="ListLabel_20_1386" style:display-name="ListLabel 1386" style:family="text">
      <style:text-properties style:font-name-complex="Courier New1" style:font-family-complex="'Courier New'" style:font-family-generic-complex="system" style:font-pitch-complex="variable"/>
    </style:style>
    <style:style style:name="ListLabel_20_1387" style:display-name="ListLabel 1387" style:family="text"/>
    <style:style style:name="ListLabel_20_1388" style:display-name="ListLabel 1388" style:family="text"/>
    <style:style style:name="ListLabel_20_1389" style:display-name="ListLabel 1389" style:family="text">
      <style:text-properties style:font-name-complex="Courier New1" style:font-family-complex="'Courier New'" style:font-family-generic-complex="system" style:font-pitch-complex="variable"/>
    </style:style>
    <style:style style:name="ListLabel_20_1390" style:display-name="ListLabel 1390" style:family="text"/>
    <style:style style:name="ListLabel_20_1391" style:display-name="ListLabel 1391" style:family="text"/>
    <style:style style:name="ListLabel_20_1392" style:display-name="ListLabel 1392" style:family="text">
      <style:text-properties style:font-name-complex="Courier New1" style:font-family-complex="'Courier New'" style:font-family-generic-complex="system" style:font-pitch-complex="variable"/>
    </style:style>
    <style:style style:name="ListLabel_20_1393" style:display-name="ListLabel 1393" style:family="text"/>
    <style:style style:name="ListLabel_20_1394" style:display-name="ListLabel 1394" style:family="text"/>
    <style:style style:name="ListLabel_20_1395" style:display-name="ListLabel 1395" style:family="text"/>
    <style:style style:name="ListLabel_20_1396" style:display-name="ListLabel 1396" style:family="text"/>
    <style:style style:name="ListLabel_20_1397" style:display-name="ListLabel 1397" style:family="text"/>
    <style:style style:name="ListLabel_20_1398" style:display-name="ListLabel 1398" style:family="text"/>
    <style:style style:name="ListLabel_20_1399" style:display-name="ListLabel 1399" style:family="text"/>
    <style:style style:name="ListLabel_20_1400" style:display-name="ListLabel 1400" style:family="text"/>
    <style:style style:name="ListLabel_20_1401" style:display-name="ListLabel 1401" style:family="text"/>
    <style:style style:name="ListLabel_20_1402" style:display-name="ListLabel 1402" style:family="text"/>
    <style:style style:name="ListLabel_20_1403" style:display-name="ListLabel 1403" style:family="text"/>
    <style:style style:name="ListLabel_20_1404" style:display-name="ListLabel 1404" style:family="text">
      <style:text-properties style:font-name-complex="Courier New1" style:font-family-complex="'Courier New'" style:font-family-generic-complex="system" style:font-pitch-complex="variable"/>
    </style:style>
    <style:style style:name="ListLabel_20_1405" style:display-name="ListLabel 1405" style:family="text"/>
    <style:style style:name="ListLabel_20_1406" style:display-name="ListLabel 1406" style:family="text"/>
    <style:style style:name="ListLabel_20_1407" style:display-name="ListLabel 1407" style:family="text">
      <style:text-properties style:font-name-complex="Courier New1" style:font-family-complex="'Courier New'" style:font-family-generic-complex="system" style:font-pitch-complex="variable"/>
    </style:style>
    <style:style style:name="ListLabel_20_1408" style:display-name="ListLabel 1408" style:family="text"/>
    <style:style style:name="ListLabel_20_1409" style:display-name="ListLabel 1409" style:family="text"/>
    <style:style style:name="ListLabel_20_1410" style:display-name="ListLabel 1410" style:family="text">
      <style:text-properties style:font-name-complex="Courier New1" style:font-family-complex="'Courier New'" style:font-family-generic-complex="system" style:font-pitch-complex="variable"/>
    </style:style>
    <style:style style:name="ListLabel_20_1411" style:display-name="ListLabel 1411" style:family="text"/>
    <style:style style:name="ListLabel_20_1412" style:display-name="ListLabel 1412" style:family="text"/>
    <style:style style:name="ListLabel_20_1413" style:display-name="ListLabel 1413" style:family="text">
      <style:text-properties style:font-name-complex="Courier New1" style:font-family-complex="'Courier New'" style:font-family-generic-complex="system" style:font-pitch-complex="variable"/>
    </style:style>
    <style:style style:name="ListLabel_20_1414" style:display-name="ListLabel 1414" style:family="text"/>
    <style:style style:name="ListLabel_20_1415" style:display-name="ListLabel 1415" style:family="text"/>
    <style:style style:name="ListLabel_20_1416" style:display-name="ListLabel 1416" style:family="text">
      <style:text-properties style:font-name-complex="Courier New1" style:font-family-complex="'Courier New'" style:font-family-generic-complex="system" style:font-pitch-complex="variable"/>
    </style:style>
    <style:style style:name="ListLabel_20_1417" style:display-name="ListLabel 1417" style:family="text"/>
    <style:style style:name="ListLabel_20_1418" style:display-name="ListLabel 1418" style:family="text"/>
    <style:style style:name="ListLabel_20_1419" style:display-name="ListLabel 1419" style:family="text">
      <style:text-properties style:font-name-complex="Courier New1" style:font-family-complex="'Courier New'" style:font-family-generic-complex="system" style:font-pitch-complex="variable"/>
    </style:style>
    <style:style style:name="ListLabel_20_1420" style:display-name="ListLabel 1420" style:family="text"/>
    <style:style style:name="ListLabel_20_1421" style:display-name="ListLabel 1421" style:family="text"/>
    <style:style style:name="ListLabel_20_1422" style:display-name="ListLabel 1422" style:family="text">
      <style:text-properties style:font-name-complex="Courier New1" style:font-family-complex="'Courier New'" style:font-family-generic-complex="system" style:font-pitch-complex="variable"/>
    </style:style>
    <style:style style:name="ListLabel_20_1423" style:display-name="ListLabel 1423" style:family="text"/>
    <style:style style:name="ListLabel_20_1424" style:display-name="ListLabel 1424" style:family="text"/>
    <style:style style:name="ListLabel_20_1425" style:display-name="ListLabel 1425" style:family="text">
      <style:text-properties style:font-name-complex="Courier New1" style:font-family-complex="'Courier New'" style:font-family-generic-complex="system" style:font-pitch-complex="variable"/>
    </style:style>
    <style:style style:name="ListLabel_20_1426" style:display-name="ListLabel 1426" style:family="text"/>
    <style:style style:name="ListLabel_20_1427" style:display-name="ListLabel 1427" style:family="text"/>
    <style:style style:name="ListLabel_20_1428" style:display-name="ListLabel 1428" style:family="text">
      <style:text-properties style:font-name-complex="Courier New1" style:font-family-complex="'Courier New'" style:font-family-generic-complex="system" style:font-pitch-complex="variable"/>
    </style:style>
    <style:style style:name="ListLabel_20_1429" style:display-name="ListLabel 1429" style:family="text"/>
    <style:style style:name="ListLabel_20_1430" style:display-name="ListLabel 1430" style:family="text"/>
    <style:style style:name="ListLabel_20_1431" style:display-name="ListLabel 1431" style:family="text">
      <style:text-properties style:font-name-complex="Courier New1" style:font-family-complex="'Courier New'" style:font-family-generic-complex="system" style:font-pitch-complex="variable"/>
    </style:style>
    <style:style style:name="ListLabel_20_1432" style:display-name="ListLabel 1432" style:family="text"/>
    <style:style style:name="ListLabel_20_1433" style:display-name="ListLabel 1433" style:family="text"/>
    <style:style style:name="ListLabel_20_1434" style:display-name="ListLabel 1434" style:family="text">
      <style:text-properties style:font-name-complex="Courier New1" style:font-family-complex="'Courier New'" style:font-family-generic-complex="system" style:font-pitch-complex="variable"/>
    </style:style>
    <style:style style:name="ListLabel_20_1435" style:display-name="ListLabel 1435" style:family="text"/>
    <style:style style:name="ListLabel_20_1436" style:display-name="ListLabel 1436" style:family="text"/>
    <style:style style:name="ListLabel_20_1437" style:display-name="ListLabel 1437" style:family="text">
      <style:text-properties style:font-name-complex="Courier New1" style:font-family-complex="'Courier New'" style:font-family-generic-complex="system" style:font-pitch-complex="variable"/>
    </style:style>
    <style:style style:name="ListLabel_20_1438" style:display-name="ListLabel 1438" style:family="text"/>
    <style:style style:name="ListLabel_20_1439" style:display-name="ListLabel 1439" style:family="text"/>
    <style:style style:name="ListLabel_20_1440" style:display-name="ListLabel 1440" style:family="text">
      <style:text-properties style:font-name-complex="Courier New1" style:font-family-complex="'Courier New'" style:font-family-generic-complex="system" style:font-pitch-complex="variable"/>
    </style:style>
    <style:style style:name="ListLabel_20_1441" style:display-name="ListLabel 1441" style:family="text"/>
    <style:style style:name="ListLabel_20_1442" style:display-name="ListLabel 1442" style:family="text"/>
    <style:style style:name="ListLabel_20_1443" style:display-name="ListLabel 1443" style:family="text">
      <style:text-properties style:font-name-complex="Courier New1" style:font-family-complex="'Courier New'" style:font-family-generic-complex="system" style:font-pitch-complex="variable"/>
    </style:style>
    <style:style style:name="ListLabel_20_1444" style:display-name="ListLabel 1444" style:family="text"/>
    <style:style style:name="ListLabel_20_1445" style:display-name="ListLabel 1445" style:family="text"/>
    <style:style style:name="ListLabel_20_1446" style:display-name="ListLabel 1446" style:family="text">
      <style:text-properties style:font-name-complex="Courier New1" style:font-family-complex="'Courier New'" style:font-family-generic-complex="system" style:font-pitch-complex="variable"/>
    </style:style>
    <style:style style:name="ListLabel_20_1447" style:display-name="ListLabel 1447" style:family="text"/>
    <style:style style:name="ListLabel_20_1448" style:display-name="ListLabel 1448" style:family="text"/>
    <style:style style:name="ListLabel_20_1449" style:display-name="ListLabel 1449" style:family="text">
      <style:text-properties style:font-name-complex="Courier New1" style:font-family-complex="'Courier New'" style:font-family-generic-complex="system" style:font-pitch-complex="variable"/>
    </style:style>
    <style:style style:name="ListLabel_20_1450" style:display-name="ListLabel 1450" style:family="text"/>
    <style:style style:name="ListLabel_20_1451" style:display-name="ListLabel 1451" style:family="text"/>
    <style:style style:name="ListLabel_20_1452" style:display-name="ListLabel 1452" style:family="text">
      <style:text-properties style:font-name-complex="Courier New1" style:font-family-complex="'Courier New'" style:font-family-generic-complex="system" style:font-pitch-complex="variable"/>
    </style:style>
    <style:style style:name="ListLabel_20_1453" style:display-name="ListLabel 1453" style:family="text"/>
    <style:style style:name="ListLabel_20_1454" style:display-name="ListLabel 1454" style:family="text"/>
    <style:style style:name="ListLabel_20_1455" style:display-name="ListLabel 1455" style:family="text">
      <style:text-properties style:font-name-complex="Courier New1" style:font-family-complex="'Courier New'" style:font-family-generic-complex="system" style:font-pitch-complex="variable"/>
    </style:style>
    <style:style style:name="ListLabel_20_1456" style:display-name="ListLabel 1456" style:family="text"/>
    <style:style style:name="ListLabel_20_1457" style:display-name="ListLabel 1457" style:family="text"/>
    <style:style style:name="ListLabel_20_1458" style:display-name="ListLabel 1458" style:family="text">
      <style:text-properties style:font-name-complex="Courier New1" style:font-family-complex="'Courier New'" style:font-family-generic-complex="system" style:font-pitch-complex="variable"/>
    </style:style>
    <style:style style:name="ListLabel_20_1459" style:display-name="ListLabel 1459" style:family="text"/>
    <style:style style:name="ListLabel_20_1460" style:display-name="ListLabel 1460" style:family="text"/>
    <style:style style:name="ListLabel_20_1461" style:display-name="ListLabel 1461" style:family="text">
      <style:text-properties style:font-name-complex="Courier New1" style:font-family-complex="'Courier New'" style:font-family-generic-complex="system" style:font-pitch-complex="variable"/>
    </style:style>
    <style:style style:name="ListLabel_20_1462" style:display-name="ListLabel 1462" style:family="text"/>
    <style:style style:name="ListLabel_20_1463" style:display-name="ListLabel 1463" style:family="text"/>
    <style:style style:name="ListLabel_20_1464" style:display-name="ListLabel 1464" style:family="text">
      <style:text-properties style:font-name-complex="Courier New1" style:font-family-complex="'Courier New'" style:font-family-generic-complex="system" style:font-pitch-complex="variable"/>
    </style:style>
    <style:style style:name="ListLabel_20_1465" style:display-name="ListLabel 1465" style:family="text"/>
    <style:style style:name="ListLabel_20_1466" style:display-name="ListLabel 1466" style:family="text"/>
    <style:style style:name="ListLabel_20_1467" style:display-name="ListLabel 1467" style:family="text">
      <style:text-properties style:font-name-complex="Courier New1" style:font-family-complex="'Courier New'" style:font-family-generic-complex="system" style:font-pitch-complex="variable"/>
    </style:style>
    <style:style style:name="ListLabel_20_1468" style:display-name="ListLabel 1468" style:family="text"/>
    <style:style style:name="ListLabel_20_1469" style:display-name="ListLabel 1469" style:family="text"/>
    <style:style style:name="ListLabel_20_1470" style:display-name="ListLabel 1470" style:family="text">
      <style:text-properties style:font-name-complex="Courier New1" style:font-family-complex="'Courier New'" style:font-family-generic-complex="system" style:font-pitch-complex="variable"/>
    </style:style>
    <style:style style:name="ListLabel_20_1471" style:display-name="ListLabel 1471" style:family="text"/>
    <style:style style:name="ListLabel_20_1472" style:display-name="ListLabel 1472" style:family="text"/>
    <style:style style:name="ListLabel_20_1473" style:display-name="ListLabel 1473" style:family="text">
      <style:text-properties style:font-name-complex="Courier New1" style:font-family-complex="'Courier New'" style:font-family-generic-complex="system" style:font-pitch-complex="variable"/>
    </style:style>
    <style:style style:name="ListLabel_20_1474" style:display-name="ListLabel 1474" style:family="text"/>
    <style:style style:name="ListLabel_20_1475" style:display-name="ListLabel 1475" style:family="text"/>
    <style:style style:name="ListLabel_20_1476" style:display-name="ListLabel 1476" style:family="text">
      <style:text-properties style:font-name-complex="Courier New1" style:font-family-complex="'Courier New'" style:font-family-generic-complex="system" style:font-pitch-complex="variable"/>
    </style:style>
    <style:style style:name="ListLabel_20_1477" style:display-name="ListLabel 1477" style:family="text"/>
    <style:style style:name="ListLabel_20_1478" style:display-name="ListLabel 1478" style:family="text"/>
    <style:style style:name="ListLabel_20_1479" style:display-name="ListLabel 1479" style:family="text">
      <style:text-properties style:font-name-complex="Courier New1" style:font-family-complex="'Courier New'" style:font-family-generic-complex="system" style:font-pitch-complex="variable"/>
    </style:style>
    <style:style style:name="ListLabel_20_1480" style:display-name="ListLabel 1480" style:family="text"/>
    <style:style style:name="ListLabel_20_1481" style:display-name="ListLabel 1481" style:family="text"/>
    <style:style style:name="ListLabel_20_1482" style:display-name="ListLabel 1482" style:family="text">
      <style:text-properties style:font-name-complex="Courier New1" style:font-family-complex="'Courier New'" style:font-family-generic-complex="system" style:font-pitch-complex="variable"/>
    </style:style>
    <style:style style:name="ListLabel_20_1483" style:display-name="ListLabel 1483" style:family="text"/>
    <style:style style:name="ListLabel_20_1484" style:display-name="ListLabel 1484" style:family="text"/>
    <style:style style:name="ListLabel_20_1485" style:display-name="ListLabel 1485" style:family="text">
      <style:text-properties style:font-name-complex="Courier New1" style:font-family-complex="'Courier New'" style:font-family-generic-complex="system" style:font-pitch-complex="variable"/>
    </style:style>
    <style:style style:name="ListLabel_20_1486" style:display-name="ListLabel 1486" style:family="text"/>
    <style:style style:name="ListLabel_20_1487" style:display-name="ListLabel 1487" style:family="text"/>
    <style:style style:name="ListLabel_20_1488" style:display-name="ListLabel 1488" style:family="text">
      <style:text-properties style:font-name-complex="Courier New1" style:font-family-complex="'Courier New'" style:font-family-generic-complex="system" style:font-pitch-complex="variable"/>
    </style:style>
    <style:style style:name="ListLabel_20_1489" style:display-name="ListLabel 1489" style:family="text"/>
    <style:style style:name="ListLabel_20_1490" style:display-name="ListLabel 1490" style:family="text"/>
    <style:style style:name="ListLabel_20_1491" style:display-name="ListLabel 1491" style:family="text">
      <style:text-properties style:font-name-complex="Courier New1" style:font-family-complex="'Courier New'" style:font-family-generic-complex="system" style:font-pitch-complex="variable"/>
    </style:style>
    <style:style style:name="ListLabel_20_1492" style:display-name="ListLabel 1492" style:family="text"/>
    <style:style style:name="ListLabel_20_1493" style:display-name="ListLabel 1493" style:family="text"/>
    <style:style style:name="ListLabel_20_1494" style:display-name="ListLabel 1494" style:family="text">
      <style:text-properties style:font-name-complex="Courier New1" style:font-family-complex="'Courier New'" style:font-family-generic-complex="system" style:font-pitch-complex="variable"/>
    </style:style>
    <style:style style:name="ListLabel_20_1495" style:display-name="ListLabel 1495" style:family="text"/>
    <style:style style:name="ListLabel_20_1496" style:display-name="ListLabel 1496" style:family="text"/>
    <style:style style:name="ListLabel_20_1497" style:display-name="ListLabel 1497" style:family="text">
      <style:text-properties style:font-name-complex="Courier New1" style:font-family-complex="'Courier New'" style:font-family-generic-complex="system" style:font-pitch-complex="variable"/>
    </style:style>
    <style:style style:name="ListLabel_20_1498" style:display-name="ListLabel 1498" style:family="text"/>
    <style:style style:name="ListLabel_20_1499" style:display-name="ListLabel 1499" style:family="text"/>
    <style:style style:name="ListLabel_20_1500" style:display-name="ListLabel 1500" style:family="text">
      <style:text-properties style:font-name-complex="Courier New1" style:font-family-complex="'Courier New'" style:font-family-generic-complex="system" style:font-pitch-complex="variable"/>
    </style:style>
    <style:style style:name="ListLabel_20_1501" style:display-name="ListLabel 1501" style:family="text"/>
    <style:style style:name="ListLabel_20_1502" style:display-name="ListLabel 1502" style:family="text"/>
    <style:style style:name="ListLabel_20_1503" style:display-name="ListLabel 1503" style:family="text">
      <style:text-properties style:font-name-complex="Courier New1" style:font-family-complex="'Courier New'" style:font-family-generic-complex="system" style:font-pitch-complex="variable"/>
    </style:style>
    <style:style style:name="ListLabel_20_1504" style:display-name="ListLabel 1504" style:family="text"/>
    <style:style style:name="ListLabel_20_1505" style:display-name="ListLabel 1505" style:family="text"/>
    <style:style style:name="ListLabel_20_1506" style:display-name="ListLabel 1506" style:family="text">
      <style:text-properties style:font-name-complex="Courier New1" style:font-family-complex="'Courier New'" style:font-family-generic-complex="system" style:font-pitch-complex="variable"/>
    </style:style>
    <style:style style:name="ListLabel_20_1507" style:display-name="ListLabel 1507" style:family="text"/>
    <style:style style:name="ListLabel_20_1508" style:display-name="ListLabel 1508" style:family="text"/>
    <style:style style:name="ListLabel_20_1509" style:display-name="ListLabel 1509" style:family="text">
      <style:text-properties style:font-name-complex="Courier New1" style:font-family-complex="'Courier New'" style:font-family-generic-complex="system" style:font-pitch-complex="variable"/>
    </style:style>
    <style:style style:name="ListLabel_20_1510" style:display-name="ListLabel 1510" style:family="text"/>
    <style:style style:name="ListLabel_20_1511" style:display-name="ListLabel 1511" style:family="text"/>
    <style:style style:name="ListLabel_20_1512" style:display-name="ListLabel 1512" style:family="text">
      <style:text-properties style:font-name-complex="Courier New1" style:font-family-complex="'Courier New'" style:font-family-generic-complex="system" style:font-pitch-complex="variable"/>
    </style:style>
    <style:style style:name="ListLabel_20_1513" style:display-name="ListLabel 1513" style:family="text"/>
    <style:style style:name="ListLabel_20_1514" style:display-name="ListLabel 1514" style:family="text"/>
    <style:style style:name="ListLabel_20_1515" style:display-name="ListLabel 1515" style:family="text">
      <style:text-properties style:font-name-complex="Courier New1" style:font-family-complex="'Courier New'" style:font-family-generic-complex="system" style:font-pitch-complex="variable"/>
    </style:style>
    <style:style style:name="ListLabel_20_1516" style:display-name="ListLabel 1516" style:family="text"/>
    <style:style style:name="ListLabel_20_1517" style:display-name="ListLabel 1517" style:family="text"/>
    <style:style style:name="ListLabel_20_1518" style:display-name="ListLabel 1518" style:family="text">
      <style:text-properties style:font-name-complex="Courier New1" style:font-family-complex="'Courier New'" style:font-family-generic-complex="system" style:font-pitch-complex="variable"/>
    </style:style>
    <style:style style:name="ListLabel_20_1519" style:display-name="ListLabel 1519" style:family="text"/>
    <style:style style:name="ListLabel_20_1520" style:display-name="ListLabel 1520" style:family="text"/>
    <style:style style:name="ListLabel_20_1521" style:display-name="ListLabel 1521" style:family="text">
      <style:text-properties style:font-name-complex="Courier New1" style:font-family-complex="'Courier New'" style:font-family-generic-complex="system" style:font-pitch-complex="variable"/>
    </style:style>
    <style:style style:name="ListLabel_20_1522" style:display-name="ListLabel 1522" style:family="text"/>
    <style:style style:name="ListLabel_20_1523" style:display-name="ListLabel 1523" style:family="text"/>
    <style:style style:name="ListLabel_20_1524" style:display-name="ListLabel 1524" style:family="text">
      <style:text-properties style:font-name-complex="Courier New1" style:font-family-complex="'Courier New'" style:font-family-generic-complex="system" style:font-pitch-complex="variable"/>
    </style:style>
    <style:style style:name="ListLabel_20_1525" style:display-name="ListLabel 1525" style:family="text"/>
    <style:style style:name="ListLabel_20_1526" style:display-name="ListLabel 1526" style:family="text"/>
    <style:style style:name="ListLabel_20_1527" style:display-name="ListLabel 1527" style:family="text">
      <style:text-properties style:font-name-complex="Courier New1" style:font-family-complex="'Courier New'" style:font-family-generic-complex="system" style:font-pitch-complex="variable"/>
    </style:style>
    <style:style style:name="ListLabel_20_1528" style:display-name="ListLabel 1528" style:family="text"/>
    <style:style style:name="ListLabel_20_1529" style:display-name="ListLabel 1529" style:family="text"/>
    <style:style style:name="ListLabel_20_1530" style:display-name="ListLabel 1530" style:family="text">
      <style:text-properties style:font-name-complex="Courier New1" style:font-family-complex="'Courier New'" style:font-family-generic-complex="system" style:font-pitch-complex="variable"/>
    </style:style>
    <style:style style:name="ListLabel_20_1531" style:display-name="ListLabel 1531" style:family="text"/>
    <style:style style:name="ListLabel_20_1532" style:display-name="ListLabel 1532" style:family="text"/>
    <style:style style:name="ListLabel_20_1533" style:display-name="ListLabel 1533" style:family="text">
      <style:text-properties style:font-name-complex="Courier New1" style:font-family-complex="'Courier New'" style:font-family-generic-complex="system" style:font-pitch-complex="variable"/>
    </style:style>
    <style:style style:name="ListLabel_20_1534" style:display-name="ListLabel 1534" style:family="text"/>
    <style:style style:name="ListLabel_20_1535" style:display-name="ListLabel 1535" style:family="text"/>
    <style:style style:name="ListLabel_20_1536" style:display-name="ListLabel 1536" style:family="text">
      <style:text-properties style:font-name-complex="Courier New1" style:font-family-complex="'Courier New'" style:font-family-generic-complex="system" style:font-pitch-complex="variable"/>
    </style:style>
    <style:style style:name="ListLabel_20_1537" style:display-name="ListLabel 1537" style:family="text"/>
    <style:style style:name="ListLabel_20_1538" style:display-name="ListLabel 1538" style:family="text"/>
    <style:style style:name="ListLabel_20_1539" style:display-name="ListLabel 1539" style:family="text">
      <style:text-properties style:font-name-complex="Courier New1" style:font-family-complex="'Courier New'" style:font-family-generic-complex="system" style:font-pitch-complex="variable"/>
    </style:style>
    <style:style style:name="ListLabel_20_1540" style:display-name="ListLabel 1540" style:family="text"/>
    <style:style style:name="ListLabel_20_1541" style:display-name="ListLabel 1541" style:family="text"/>
    <style:style style:name="ListLabel_20_1542" style:display-name="ListLabel 1542" style:family="text">
      <style:text-properties style:font-name-complex="Courier New1" style:font-family-complex="'Courier New'" style:font-family-generic-complex="system" style:font-pitch-complex="variable"/>
    </style:style>
    <style:style style:name="ListLabel_20_1543" style:display-name="ListLabel 1543" style:family="text"/>
    <style:style style:name="ListLabel_20_1544" style:display-name="ListLabel 1544" style:family="text"/>
    <style:style style:name="ListLabel_20_1545" style:display-name="ListLabel 1545" style:family="text">
      <style:text-properties style:font-name-complex="Courier New1" style:font-family-complex="'Courier New'" style:font-family-generic-complex="system" style:font-pitch-complex="variable"/>
    </style:style>
    <style:style style:name="ListLabel_20_1546" style:display-name="ListLabel 1546" style:family="text"/>
    <style:style style:name="ListLabel_20_1547" style:display-name="ListLabel 1547" style:family="text"/>
    <style:style style:name="ListLabel_20_1548" style:display-name="ListLabel 1548" style:family="text">
      <style:text-properties style:font-name-complex="Courier New1" style:font-family-complex="'Courier New'" style:font-family-generic-complex="system" style:font-pitch-complex="variable"/>
    </style:style>
    <style:style style:name="ListLabel_20_1549" style:display-name="ListLabel 1549" style:family="text"/>
    <style:style style:name="ListLabel_20_1550" style:display-name="ListLabel 1550" style:family="text"/>
    <style:style style:name="ListLabel_20_1551" style:display-name="ListLabel 1551" style:family="text">
      <style:text-properties style:font-name-complex="Courier New1" style:font-family-complex="'Courier New'" style:font-family-generic-complex="system" style:font-pitch-complex="variable"/>
    </style:style>
    <style:style style:name="ListLabel_20_1552" style:display-name="ListLabel 1552" style:family="text"/>
    <style:style style:name="ListLabel_20_1553" style:display-name="ListLabel 1553" style:family="text"/>
    <style:style style:name="ListLabel_20_1554" style:display-name="ListLabel 1554" style:family="text">
      <style:text-properties style:font-name-complex="Courier New1" style:font-family-complex="'Courier New'" style:font-family-generic-complex="system" style:font-pitch-complex="variable"/>
    </style:style>
    <style:style style:name="ListLabel_20_1555" style:display-name="ListLabel 1555" style:family="text"/>
    <style:style style:name="ListLabel_20_1556" style:display-name="ListLabel 1556" style:family="text"/>
    <style:style style:name="ListLabel_20_1557" style:display-name="ListLabel 1557" style:family="text">
      <style:text-properties style:font-name-complex="Courier New1" style:font-family-complex="'Courier New'" style:font-family-generic-complex="system" style:font-pitch-complex="variable"/>
    </style:style>
    <style:style style:name="ListLabel_20_1558" style:display-name="ListLabel 1558" style:family="text"/>
    <style:style style:name="ListLabel_20_1559" style:display-name="ListLabel 1559" style:family="text"/>
    <style:style style:name="ListLabel_20_1560" style:display-name="ListLabel 1560" style:family="text">
      <style:text-properties style:font-name-complex="Courier New1" style:font-family-complex="'Courier New'" style:font-family-generic-complex="system" style:font-pitch-complex="variable"/>
    </style:style>
    <style:style style:name="ListLabel_20_1561" style:display-name="ListLabel 1561" style:family="text"/>
    <style:style style:name="ListLabel_20_1562" style:display-name="ListLabel 1562" style:family="text"/>
    <style:style style:name="ListLabel_20_1563" style:display-name="ListLabel 1563" style:family="text">
      <style:text-properties style:font-name-complex="Courier New1" style:font-family-complex="'Courier New'" style:font-family-generic-complex="system" style:font-pitch-complex="variable"/>
    </style:style>
    <style:style style:name="ListLabel_20_1564" style:display-name="ListLabel 1564" style:family="text"/>
    <style:style style:name="ListLabel_20_1565" style:display-name="ListLabel 1565" style:family="text"/>
    <style:style style:name="ListLabel_20_1566" style:display-name="ListLabel 1566" style:family="text">
      <style:text-properties style:font-name-complex="Courier New1" style:font-family-complex="'Courier New'" style:font-family-generic-complex="system" style:font-pitch-complex="variable"/>
    </style:style>
    <style:style style:name="ListLabel_20_1567" style:display-name="ListLabel 1567" style:family="text"/>
    <style:style style:name="ListLabel_20_1568" style:display-name="ListLabel 1568" style:family="text"/>
    <style:style style:name="ListLabel_20_1569" style:display-name="ListLabel 1569" style:family="text">
      <style:text-properties style:font-name-complex="Courier New1" style:font-family-complex="'Courier New'" style:font-family-generic-complex="system" style:font-pitch-complex="variable"/>
    </style:style>
    <style:style style:name="ListLabel_20_1570" style:display-name="ListLabel 1570" style:family="text"/>
    <style:style style:name="ListLabel_20_1571" style:display-name="ListLabel 1571" style:family="text"/>
    <style:style style:name="ListLabel_20_1572" style:display-name="ListLabel 1572" style:family="text">
      <style:text-properties style:font-name-complex="Courier New1" style:font-family-complex="'Courier New'" style:font-family-generic-complex="system" style:font-pitch-complex="variable"/>
    </style:style>
    <style:style style:name="ListLabel_20_1573" style:display-name="ListLabel 1573" style:family="text"/>
    <style:style style:name="ListLabel_20_1574" style:display-name="ListLabel 1574" style:family="text"/>
    <style:style style:name="ListLabel_20_1575" style:display-name="ListLabel 1575" style:family="text">
      <style:text-properties style:font-name-complex="Courier New1" style:font-family-complex="'Courier New'" style:font-family-generic-complex="system" style:font-pitch-complex="variable"/>
    </style:style>
    <style:style style:name="ListLabel_20_1576" style:display-name="ListLabel 1576" style:family="text"/>
    <style:style style:name="ListLabel_20_1577" style:display-name="ListLabel 1577" style:family="text"/>
    <style:style style:name="ListLabel_20_1578" style:display-name="ListLabel 1578" style:family="text">
      <style:text-properties style:font-name-complex="Courier New1" style:font-family-complex="'Courier New'" style:font-family-generic-complex="system" style:font-pitch-complex="variable"/>
    </style:style>
    <style:style style:name="ListLabel_20_1579" style:display-name="ListLabel 1579" style:family="text"/>
    <style:style style:name="ListLabel_20_1580" style:display-name="ListLabel 1580" style:family="text"/>
    <style:style style:name="ListLabel_20_1581" style:display-name="ListLabel 1581" style:family="text">
      <style:text-properties style:font-name-complex="Courier New1" style:font-family-complex="'Courier New'" style:font-family-generic-complex="system" style:font-pitch-complex="variable"/>
    </style:style>
    <style:style style:name="ListLabel_20_1582" style:display-name="ListLabel 1582" style:family="text"/>
    <style:style style:name="ListLabel_20_1583" style:display-name="ListLabel 1583" style:family="text"/>
    <style:style style:name="ListLabel_20_1584" style:display-name="ListLabel 1584" style:family="text">
      <style:text-properties style:font-name-complex="Courier New1" style:font-family-complex="'Courier New'" style:font-family-generic-complex="system" style:font-pitch-complex="variable"/>
    </style:style>
    <style:style style:name="ListLabel_20_1585" style:display-name="ListLabel 1585" style:family="text"/>
    <style:style style:name="ListLabel_20_1586" style:display-name="ListLabel 1586" style:family="text"/>
    <style:style style:name="ListLabel_20_1587" style:display-name="ListLabel 1587" style:family="text">
      <style:text-properties style:font-name-complex="Courier New1" style:font-family-complex="'Courier New'" style:font-family-generic-complex="system" style:font-pitch-complex="variable"/>
    </style:style>
    <style:style style:name="ListLabel_20_1588" style:display-name="ListLabel 1588" style:family="text"/>
    <style:style style:name="ListLabel_20_1589" style:display-name="ListLabel 1589" style:family="text"/>
    <style:style style:name="ListLabel_20_1590" style:display-name="ListLabel 1590" style:family="text">
      <style:text-properties style:font-name-complex="Courier New1" style:font-family-complex="'Courier New'" style:font-family-generic-complex="system" style:font-pitch-complex="variable"/>
    </style:style>
    <style:style style:name="ListLabel_20_1591" style:display-name="ListLabel 1591" style:family="text"/>
    <style:style style:name="ListLabel_20_1592" style:display-name="ListLabel 1592" style:family="text"/>
    <style:style style:name="ListLabel_20_1593" style:display-name="ListLabel 1593" style:family="text">
      <style:text-properties style:font-name-complex="Courier New1" style:font-family-complex="'Courier New'" style:font-family-generic-complex="system" style:font-pitch-complex="variable"/>
    </style:style>
    <style:style style:name="ListLabel_20_1594" style:display-name="ListLabel 1594" style:family="text"/>
    <style:style style:name="ListLabel_20_1595" style:display-name="ListLabel 1595" style:family="text"/>
    <style:style style:name="ListLabel_20_1596" style:display-name="ListLabel 1596" style:family="text">
      <style:text-properties style:font-name-complex="Courier New1" style:font-family-complex="'Courier New'" style:font-family-generic-complex="system" style:font-pitch-complex="variable"/>
    </style:style>
    <style:style style:name="ListLabel_20_1597" style:display-name="ListLabel 1597" style:family="text"/>
    <style:style style:name="ListLabel_20_1598" style:display-name="ListLabel 1598" style:family="text"/>
    <style:style style:name="ListLabel_20_1599" style:display-name="ListLabel 1599" style:family="text">
      <style:text-properties style:font-name-complex="Courier New1" style:font-family-complex="'Courier New'" style:font-family-generic-complex="system" style:font-pitch-complex="variable"/>
    </style:style>
    <style:style style:name="ListLabel_20_1600" style:display-name="ListLabel 1600" style:family="text"/>
    <style:style style:name="ListLabel_20_1601" style:display-name="ListLabel 1601" style:family="text"/>
    <style:style style:name="ListLabel_20_1602" style:display-name="ListLabel 1602" style:family="text">
      <style:text-properties style:font-name-complex="Courier New1" style:font-family-complex="'Courier New'" style:font-family-generic-complex="system" style:font-pitch-complex="variable"/>
    </style:style>
    <style:style style:name="ListLabel_20_1603" style:display-name="ListLabel 1603" style:family="text"/>
    <style:style style:name="ListLabel_20_1604" style:display-name="ListLabel 1604" style:family="text"/>
    <style:style style:name="ListLabel_20_1605" style:display-name="ListLabel 1605" style:family="text">
      <style:text-properties style:font-name-complex="Courier New1" style:font-family-complex="'Courier New'" style:font-family-generic-complex="system" style:font-pitch-complex="variable"/>
    </style:style>
    <style:style style:name="ListLabel_20_1606" style:display-name="ListLabel 1606" style:family="text"/>
    <style:style style:name="ListLabel_20_1607" style:display-name="ListLabel 1607" style:family="text"/>
    <style:style style:name="ListLabel_20_1608" style:display-name="ListLabel 1608" style:family="text">
      <style:text-properties style:font-name-complex="Courier New1" style:font-family-complex="'Courier New'" style:font-family-generic-complex="system" style:font-pitch-complex="variable"/>
    </style:style>
    <style:style style:name="ListLabel_20_1609" style:display-name="ListLabel 1609" style:family="text"/>
    <style:style style:name="ListLabel_20_1610" style:display-name="ListLabel 1610" style:family="text"/>
    <style:style style:name="ListLabel_20_1611" style:display-name="ListLabel 1611" style:family="text">
      <style:text-properties style:font-name-complex="Courier New1" style:font-family-complex="'Courier New'" style:font-family-generic-complex="system" style:font-pitch-complex="variable"/>
    </style:style>
    <style:style style:name="ListLabel_20_1612" style:display-name="ListLabel 1612" style:family="text"/>
    <style:style style:name="ListLabel_20_1613" style:display-name="ListLabel 1613" style:family="text"/>
    <style:style style:name="ListLabel_20_1614" style:display-name="ListLabel 1614" style:family="text">
      <style:text-properties style:font-name-complex="Courier New1" style:font-family-complex="'Courier New'" style:font-family-generic-complex="system" style:font-pitch-complex="variable"/>
    </style:style>
    <style:style style:name="ListLabel_20_1615" style:display-name="ListLabel 1615" style:family="text"/>
    <style:style style:name="ListLabel_20_1616" style:display-name="ListLabel 1616" style:family="text"/>
    <style:style style:name="ListLabel_20_1617" style:display-name="ListLabel 1617" style:family="text">
      <style:text-properties style:font-name-complex="Courier New1" style:font-family-complex="'Courier New'" style:font-family-generic-complex="system" style:font-pitch-complex="variable"/>
    </style:style>
    <style:style style:name="ListLabel_20_1618" style:display-name="ListLabel 1618" style:family="text"/>
    <style:style style:name="ListLabel_20_1619" style:display-name="ListLabel 1619" style:family="text"/>
    <style:style style:name="ListLabel_20_1620" style:display-name="ListLabel 1620" style:family="text">
      <style:text-properties style:font-name-complex="Courier New1" style:font-family-complex="'Courier New'" style:font-family-generic-complex="system" style:font-pitch-complex="variable"/>
    </style:style>
    <style:style style:name="ListLabel_20_1621" style:display-name="ListLabel 1621" style:family="text"/>
    <style:style style:name="ListLabel_20_1622" style:display-name="ListLabel 1622" style:family="text"/>
    <style:style style:name="ListLabel_20_1623" style:display-name="ListLabel 1623" style:family="text">
      <style:text-properties style:font-name-complex="Courier New1" style:font-family-complex="'Courier New'" style:font-family-generic-complex="system" style:font-pitch-complex="variable"/>
    </style:style>
    <style:style style:name="ListLabel_20_1624" style:display-name="ListLabel 1624" style:family="text"/>
    <style:style style:name="ListLabel_20_1625" style:display-name="ListLabel 1625" style:family="text"/>
    <style:style style:name="ListLabel_20_1626" style:display-name="ListLabel 1626" style:family="text">
      <style:text-properties style:font-name-complex="Courier New1" style:font-family-complex="'Courier New'" style:font-family-generic-complex="system" style:font-pitch-complex="variable"/>
    </style:style>
    <style:style style:name="ListLabel_20_1627" style:display-name="ListLabel 1627" style:family="text"/>
    <style:style style:name="ListLabel_20_1628" style:display-name="ListLabel 1628" style:family="text"/>
    <style:style style:name="ListLabel_20_1629" style:display-name="ListLabel 1629" style:family="text">
      <style:text-properties style:font-name-complex="Courier New1" style:font-family-complex="'Courier New'" style:font-family-generic-complex="system" style:font-pitch-complex="variable"/>
    </style:style>
    <style:style style:name="ListLabel_20_1630" style:display-name="ListLabel 1630" style:family="text"/>
    <style:style style:name="ListLabel_20_1631" style:display-name="ListLabel 1631" style:family="text"/>
    <style:style style:name="ListLabel_20_1632" style:display-name="ListLabel 1632" style:family="text">
      <style:text-properties style:font-name-complex="Courier New1" style:font-family-complex="'Courier New'" style:font-family-generic-complex="system" style:font-pitch-complex="variable"/>
    </style:style>
    <style:style style:name="ListLabel_20_1633" style:display-name="ListLabel 1633" style:family="text"/>
    <style:style style:name="ListLabel_20_1634" style:display-name="ListLabel 1634" style:family="text"/>
    <style:style style:name="ListLabel_20_1635" style:display-name="ListLabel 1635" style:family="text">
      <style:text-properties style:font-name-complex="Courier New1" style:font-family-complex="'Courier New'" style:font-family-generic-complex="system" style:font-pitch-complex="variable"/>
    </style:style>
    <style:style style:name="ListLabel_20_1636" style:display-name="ListLabel 1636" style:family="text"/>
    <style:style style:name="ListLabel_20_1637" style:display-name="ListLabel 1637" style:family="text"/>
    <style:style style:name="ListLabel_20_1638" style:display-name="ListLabel 1638" style:family="text">
      <style:text-properties style:font-name-complex="Courier New1" style:font-family-complex="'Courier New'" style:font-family-generic-complex="system" style:font-pitch-complex="variable"/>
    </style:style>
    <style:style style:name="ListLabel_20_1639" style:display-name="ListLabel 1639" style:family="text"/>
    <style:style style:name="ListLabel_20_1640" style:display-name="ListLabel 1640" style:family="text"/>
    <style:style style:name="ListLabel_20_1641" style:display-name="ListLabel 1641" style:family="text">
      <style:text-properties style:font-name-complex="Courier New1" style:font-family-complex="'Courier New'" style:font-family-generic-complex="system" style:font-pitch-complex="variable"/>
    </style:style>
    <style:style style:name="ListLabel_20_1642" style:display-name="ListLabel 1642" style:family="text"/>
    <style:style style:name="ListLabel_20_1643" style:display-name="ListLabel 1643" style:family="text"/>
    <style:style style:name="ListLabel_20_1644" style:display-name="ListLabel 1644" style:family="text">
      <style:text-properties style:font-name-complex="Courier New1" style:font-family-complex="'Courier New'" style:font-family-generic-complex="system" style:font-pitch-complex="variable"/>
    </style:style>
    <style:style style:name="ListLabel_20_1645" style:display-name="ListLabel 1645" style:family="text"/>
    <style:style style:name="ListLabel_20_1646" style:display-name="ListLabel 1646" style:family="text"/>
    <style:style style:name="ListLabel_20_1647" style:display-name="ListLabel 1647" style:family="text">
      <style:text-properties style:font-name-complex="Courier New1" style:font-family-complex="'Courier New'" style:font-family-generic-complex="system" style:font-pitch-complex="variable"/>
    </style:style>
    <style:style style:name="ListLabel_20_1648" style:display-name="ListLabel 1648" style:family="text"/>
    <style:style style:name="ListLabel_20_1649" style:display-name="ListLabel 1649" style:family="text"/>
    <style:style style:name="ListLabel_20_1650" style:display-name="ListLabel 1650" style:family="text">
      <style:text-properties style:font-name-complex="Courier New1" style:font-family-complex="'Courier New'" style:font-family-generic-complex="system" style:font-pitch-complex="variable"/>
    </style:style>
    <style:style style:name="ListLabel_20_1651" style:display-name="ListLabel 1651" style:family="text"/>
    <style:style style:name="ListLabel_20_1652" style:display-name="ListLabel 1652" style:family="text"/>
    <style:style style:name="ListLabel_20_1653" style:display-name="ListLabel 1653" style:family="text">
      <style:text-properties style:font-name-complex="Courier New1" style:font-family-complex="'Courier New'" style:font-family-generic-complex="system" style:font-pitch-complex="variable"/>
    </style:style>
    <style:style style:name="ListLabel_20_1654" style:display-name="ListLabel 1654" style:family="text"/>
    <style:style style:name="ListLabel_20_1655" style:display-name="ListLabel 1655" style:family="text"/>
    <style:style style:name="ListLabel_20_1656" style:display-name="ListLabel 1656" style:family="text">
      <style:text-properties style:font-name-complex="Courier New1" style:font-family-complex="'Courier New'" style:font-family-generic-complex="system" style:font-pitch-complex="variable"/>
    </style:style>
    <style:style style:name="ListLabel_20_1657" style:display-name="ListLabel 1657" style:family="text"/>
    <style:style style:name="ListLabel_20_1658" style:display-name="ListLabel 1658" style:family="text"/>
    <style:style style:name="ListLabel_20_1659" style:display-name="ListLabel 1659" style:family="text">
      <style:text-properties style:font-name-complex="Courier New1" style:font-family-complex="'Courier New'" style:font-family-generic-complex="system" style:font-pitch-complex="variable"/>
    </style:style>
    <style:style style:name="ListLabel_20_1660" style:display-name="ListLabel 1660" style:family="text"/>
    <style:style style:name="ListLabel_20_1661" style:display-name="ListLabel 1661" style:family="text"/>
    <style:style style:name="ListLabel_20_1662" style:display-name="ListLabel 1662" style:family="text">
      <style:text-properties style:font-name-complex="Courier New1" style:font-family-complex="'Courier New'" style:font-family-generic-complex="system" style:font-pitch-complex="variable"/>
    </style:style>
    <style:style style:name="ListLabel_20_1663" style:display-name="ListLabel 1663" style:family="text"/>
    <style:style style:name="ListLabel_20_1664" style:display-name="ListLabel 1664" style:family="text"/>
    <style:style style:name="ListLabel_20_1665" style:display-name="ListLabel 1665" style:family="text">
      <style:text-properties style:font-name-complex="Courier New1" style:font-family-complex="'Courier New'" style:font-family-generic-complex="system" style:font-pitch-complex="variable"/>
    </style:style>
    <style:style style:name="ListLabel_20_1666" style:display-name="ListLabel 1666" style:family="text"/>
    <style:style style:name="ListLabel_20_1667" style:display-name="ListLabel 1667" style:family="text"/>
    <style:style style:name="ListLabel_20_1668" style:display-name="ListLabel 1668" style:family="text">
      <style:text-properties style:font-name-complex="Courier New1" style:font-family-complex="'Courier New'" style:font-family-generic-complex="system" style:font-pitch-complex="variable"/>
    </style:style>
    <style:style style:name="ListLabel_20_1669" style:display-name="ListLabel 1669" style:family="text"/>
    <style:style style:name="ListLabel_20_1670" style:display-name="ListLabel 1670" style:family="text"/>
    <style:style style:name="ListLabel_20_1671" style:display-name="ListLabel 1671" style:family="text">
      <style:text-properties style:font-name-complex="Courier New1" style:font-family-complex="'Courier New'" style:font-family-generic-complex="system" style:font-pitch-complex="variable"/>
    </style:style>
    <style:style style:name="ListLabel_20_1672" style:display-name="ListLabel 1672" style:family="text"/>
    <style:style style:name="ListLabel_20_1673" style:display-name="ListLabel 1673" style:family="text"/>
    <style:style style:name="ListLabel_20_1674" style:display-name="ListLabel 1674" style:family="text">
      <style:text-properties style:font-name-complex="Courier New1" style:font-family-complex="'Courier New'" style:font-family-generic-complex="system" style:font-pitch-complex="variable"/>
    </style:style>
    <style:style style:name="ListLabel_20_1675" style:display-name="ListLabel 1675" style:family="text"/>
    <style:style style:name="ListLabel_20_1676" style:display-name="ListLabel 1676" style:family="text"/>
    <style:style style:name="ListLabel_20_1677" style:display-name="ListLabel 1677" style:family="text">
      <style:text-properties style:font-name-complex="Courier New1" style:font-family-complex="'Courier New'" style:font-family-generic-complex="system" style:font-pitch-complex="variable"/>
    </style:style>
    <style:style style:name="ListLabel_20_1678" style:display-name="ListLabel 1678" style:family="text"/>
    <style:style style:name="ListLabel_20_1679" style:display-name="ListLabel 1679" style:family="text"/>
    <style:style style:name="ListLabel_20_1680" style:display-name="ListLabel 1680" style:family="text">
      <style:text-properties style:font-name-complex="Courier New1" style:font-family-complex="'Courier New'" style:font-family-generic-complex="system" style:font-pitch-complex="variable"/>
    </style:style>
    <style:style style:name="ListLabel_20_1681" style:display-name="ListLabel 1681" style:family="text"/>
    <style:style style:name="ListLabel_20_1682" style:display-name="ListLabel 1682" style:family="text"/>
    <style:style style:name="ListLabel_20_1683" style:display-name="ListLabel 1683" style:family="text">
      <style:text-properties style:font-name-complex="Courier New1" style:font-family-complex="'Courier New'" style:font-family-generic-complex="system" style:font-pitch-complex="variable"/>
    </style:style>
    <style:style style:name="ListLabel_20_1684" style:display-name="ListLabel 1684" style:family="text"/>
    <style:style style:name="ListLabel_20_1685" style:display-name="ListLabel 1685" style:family="text"/>
    <style:style style:name="ListLabel_20_1686" style:display-name="ListLabel 1686" style:family="text">
      <style:text-properties style:font-name-complex="Courier New1" style:font-family-complex="'Courier New'" style:font-family-generic-complex="system" style:font-pitch-complex="variable"/>
    </style:style>
    <style:style style:name="ListLabel_20_1687" style:display-name="ListLabel 1687" style:family="text"/>
    <style:style style:name="ListLabel_20_1688" style:display-name="ListLabel 1688" style:family="text"/>
    <style:style style:name="ListLabel_20_1689" style:display-name="ListLabel 1689" style:family="text">
      <style:text-properties style:font-name-complex="Courier New1" style:font-family-complex="'Courier New'" style:font-family-generic-complex="system" style:font-pitch-complex="variable"/>
    </style:style>
    <style:style style:name="ListLabel_20_1690" style:display-name="ListLabel 1690" style:family="text"/>
    <style:style style:name="ListLabel_20_1691" style:display-name="ListLabel 1691" style:family="text"/>
    <style:style style:name="ListLabel_20_1692" style:display-name="ListLabel 1692" style:family="text">
      <style:text-properties style:font-name-complex="Courier New1" style:font-family-complex="'Courier New'" style:font-family-generic-complex="system" style:font-pitch-complex="variable"/>
    </style:style>
    <style:style style:name="ListLabel_20_1693" style:display-name="ListLabel 1693" style:family="text"/>
    <style:style style:name="ListLabel_20_1694" style:display-name="ListLabel 1694" style:family="text"/>
    <style:style style:name="ListLabel_20_1695" style:display-name="ListLabel 1695" style:family="text">
      <style:text-properties style:font-name-complex="Courier New1" style:font-family-complex="'Courier New'" style:font-family-generic-complex="system" style:font-pitch-complex="variable"/>
    </style:style>
    <style:style style:name="ListLabel_20_1696" style:display-name="ListLabel 1696" style:family="text"/>
    <style:style style:name="ListLabel_20_1697" style:display-name="ListLabel 1697" style:family="text"/>
    <style:style style:name="ListLabel_20_1698" style:display-name="ListLabel 1698" style:family="text">
      <style:text-properties style:font-name-complex="Courier New1" style:font-family-complex="'Courier New'" style:font-family-generic-complex="system" style:font-pitch-complex="variable"/>
    </style:style>
    <style:style style:name="ListLabel_20_1699" style:display-name="ListLabel 1699" style:family="text"/>
    <style:style style:name="ListLabel_20_1700" style:display-name="ListLabel 1700" style:family="text"/>
    <style:style style:name="ListLabel_20_1701" style:display-name="ListLabel 1701" style:family="text">
      <style:text-properties style:font-name-complex="Courier New1" style:font-family-complex="'Courier New'" style:font-family-generic-complex="system" style:font-pitch-complex="variable"/>
    </style:style>
    <style:style style:name="ListLabel_20_1702" style:display-name="ListLabel 1702" style:family="text"/>
    <style:style style:name="ListLabel_20_1703" style:display-name="ListLabel 1703" style:family="text"/>
    <style:style style:name="ListLabel_20_1704" style:display-name="ListLabel 1704" style:family="text">
      <style:text-properties style:font-name-complex="Courier New1" style:font-family-complex="'Courier New'" style:font-family-generic-complex="system" style:font-pitch-complex="variable"/>
    </style:style>
    <style:style style:name="ListLabel_20_1705" style:display-name="ListLabel 1705" style:family="text"/>
    <style:style style:name="ListLabel_20_1706" style:display-name="ListLabel 1706" style:family="text"/>
    <style:style style:name="ListLabel_20_1707" style:display-name="ListLabel 1707" style:family="text">
      <style:text-properties style:font-name-complex="Courier New1" style:font-family-complex="'Courier New'" style:font-family-generic-complex="system" style:font-pitch-complex="variable"/>
    </style:style>
    <style:style style:name="ListLabel_20_1708" style:display-name="ListLabel 1708" style:family="text"/>
    <style:style style:name="ListLabel_20_1709" style:display-name="ListLabel 1709" style:family="text"/>
    <style:style style:name="ListLabel_20_1710" style:display-name="ListLabel 1710" style:family="text">
      <style:text-properties style:font-name-complex="Courier New1" style:font-family-complex="'Courier New'" style:font-family-generic-complex="system" style:font-pitch-complex="variable"/>
    </style:style>
    <style:style style:name="ListLabel_20_1711" style:display-name="ListLabel 1711" style:family="text"/>
    <style:style style:name="ListLabel_20_1712" style:display-name="ListLabel 1712" style:family="text"/>
    <style:style style:name="ListLabel_20_1713" style:display-name="ListLabel 1713" style:family="text">
      <style:text-properties style:font-name-complex="Courier New1" style:font-family-complex="'Courier New'" style:font-family-generic-complex="system" style:font-pitch-complex="variable"/>
    </style:style>
    <style:style style:name="ListLabel_20_1714" style:display-name="ListLabel 1714" style:family="text"/>
    <style:style style:name="ListLabel_20_1715" style:display-name="ListLabel 1715" style:family="text"/>
    <style:style style:name="ListLabel_20_1716" style:display-name="ListLabel 1716" style:family="text">
      <style:text-properties style:font-name-complex="Courier New1" style:font-family-complex="'Courier New'" style:font-family-generic-complex="system" style:font-pitch-complex="variable"/>
    </style:style>
    <style:style style:name="ListLabel_20_1717" style:display-name="ListLabel 1717" style:family="text"/>
    <style:style style:name="ListLabel_20_1718" style:display-name="ListLabel 1718" style:family="text"/>
    <style:style style:name="ListLabel_20_1719" style:display-name="ListLabel 1719" style:family="text">
      <style:text-properties style:font-name-complex="Courier New1" style:font-family-complex="'Courier New'" style:font-family-generic-complex="system" style:font-pitch-complex="variable"/>
    </style:style>
    <style:style style:name="ListLabel_20_1720" style:display-name="ListLabel 1720" style:family="text"/>
    <style:style style:name="ListLabel_20_1721" style:display-name="ListLabel 1721" style:family="text"/>
    <style:style style:name="ListLabel_20_1722" style:display-name="ListLabel 1722" style:family="text">
      <style:text-properties style:font-name-complex="Courier New1" style:font-family-complex="'Courier New'" style:font-family-generic-complex="system" style:font-pitch-complex="variable"/>
    </style:style>
    <style:style style:name="ListLabel_20_1723" style:display-name="ListLabel 1723" style:family="text"/>
    <style:style style:name="ListLabel_20_1724" style:display-name="ListLabel 1724" style:family="text"/>
    <style:style style:name="ListLabel_20_1725" style:display-name="ListLabel 1725" style:family="text">
      <style:text-properties style:font-name-complex="Courier New1" style:font-family-complex="'Courier New'" style:font-family-generic-complex="system" style:font-pitch-complex="variable"/>
    </style:style>
    <style:style style:name="ListLabel_20_1726" style:display-name="ListLabel 1726" style:family="text"/>
    <style:style style:name="ListLabel_20_1727" style:display-name="ListLabel 1727" style:family="text"/>
    <style:style style:name="ListLabel_20_1728" style:display-name="ListLabel 1728" style:family="text">
      <style:text-properties style:font-name-complex="Courier New1" style:font-family-complex="'Courier New'" style:font-family-generic-complex="system" style:font-pitch-complex="variable"/>
    </style:style>
    <style:style style:name="ListLabel_20_1729" style:display-name="ListLabel 1729" style:family="text"/>
    <style:style style:name="ListLabel_20_1730" style:display-name="ListLabel 1730" style:family="text"/>
    <style:style style:name="ListLabel_20_1731" style:display-name="ListLabel 1731" style:family="text">
      <style:text-properties style:font-name-complex="Courier New1" style:font-family-complex="'Courier New'" style:font-family-generic-complex="system" style:font-pitch-complex="variable"/>
    </style:style>
    <style:style style:name="ListLabel_20_1732" style:display-name="ListLabel 1732" style:family="text"/>
    <style:style style:name="ListLabel_20_1733" style:display-name="ListLabel 1733" style:family="text"/>
    <style:style style:name="ListLabel_20_1734" style:display-name="ListLabel 1734" style:family="text">
      <style:text-properties style:font-name-complex="Courier New1" style:font-family-complex="'Courier New'" style:font-family-generic-complex="system" style:font-pitch-complex="variable"/>
    </style:style>
    <style:style style:name="ListLabel_20_1735" style:display-name="ListLabel 1735" style:family="text"/>
    <style:style style:name="ListLabel_20_1736" style:display-name="ListLabel 1736" style:family="text"/>
    <style:style style:name="ListLabel_20_1737" style:display-name="ListLabel 1737" style:family="text">
      <style:text-properties style:font-name-complex="Courier New1" style:font-family-complex="'Courier New'" style:font-family-generic-complex="system" style:font-pitch-complex="variable"/>
    </style:style>
    <style:style style:name="ListLabel_20_1738" style:display-name="ListLabel 1738" style:family="text"/>
    <style:style style:name="ListLabel_20_1739" style:display-name="ListLabel 1739" style:family="text"/>
    <style:style style:name="ListLabel_20_1740" style:display-name="ListLabel 1740" style:family="text">
      <style:text-properties style:font-name-complex="Courier New1" style:font-family-complex="'Courier New'" style:font-family-generic-complex="system" style:font-pitch-complex="variable"/>
    </style:style>
    <style:style style:name="ListLabel_20_1741" style:display-name="ListLabel 1741" style:family="text"/>
    <style:style style:name="ListLabel_20_1742" style:display-name="ListLabel 1742" style:family="text"/>
    <style:style style:name="ListLabel_20_1743" style:display-name="ListLabel 1743" style:family="text">
      <style:text-properties style:font-name-complex="Courier New1" style:font-family-complex="'Courier New'" style:font-family-generic-complex="system" style:font-pitch-complex="variable"/>
    </style:style>
    <style:style style:name="ListLabel_20_1744" style:display-name="ListLabel 1744" style:family="text"/>
    <style:style style:name="ListLabel_20_1745" style:display-name="ListLabel 1745" style:family="text"/>
    <style:style style:name="ListLabel_20_1746" style:display-name="ListLabel 1746" style:family="text">
      <style:text-properties style:font-name-complex="Courier New1" style:font-family-complex="'Courier New'" style:font-family-generic-complex="system" style:font-pitch-complex="variable"/>
    </style:style>
    <style:style style:name="ListLabel_20_1747" style:display-name="ListLabel 1747" style:family="text"/>
    <style:style style:name="ListLabel_20_1748" style:display-name="ListLabel 1748" style:family="text"/>
    <style:style style:name="ListLabel_20_1749" style:display-name="ListLabel 1749" style:family="text">
      <style:text-properties style:font-name-complex="Courier New1" style:font-family-complex="'Courier New'" style:font-family-generic-complex="system" style:font-pitch-complex="variable"/>
    </style:style>
    <style:style style:name="ListLabel_20_1750" style:display-name="ListLabel 1750" style:family="text"/>
    <style:style style:name="ListLabel_20_1751" style:display-name="ListLabel 1751" style:family="text"/>
    <style:style style:name="ListLabel_20_1752" style:display-name="ListLabel 1752" style:family="text">
      <style:text-properties style:font-name-complex="Courier New1" style:font-family-complex="'Courier New'" style:font-family-generic-complex="system" style:font-pitch-complex="variable"/>
    </style:style>
    <style:style style:name="ListLabel_20_1753" style:display-name="ListLabel 1753" style:family="text"/>
    <style:style style:name="ListLabel_20_1754" style:display-name="ListLabel 1754" style:family="text"/>
    <style:style style:name="ListLabel_20_1755" style:display-name="ListLabel 1755" style:family="text">
      <style:text-properties style:font-name-complex="Courier New1" style:font-family-complex="'Courier New'" style:font-family-generic-complex="system" style:font-pitch-complex="variable"/>
    </style:style>
    <style:style style:name="ListLabel_20_1756" style:display-name="ListLabel 1756" style:family="text"/>
    <style:style style:name="ListLabel_20_1757" style:display-name="ListLabel 1757" style:family="text"/>
    <style:style style:name="ListLabel_20_1758" style:display-name="ListLabel 1758" style:family="text">
      <style:text-properties style:font-name-complex="Courier New1" style:font-family-complex="'Courier New'" style:font-family-generic-complex="system" style:font-pitch-complex="variable"/>
    </style:style>
    <style:style style:name="ListLabel_20_1759" style:display-name="ListLabel 1759" style:family="text"/>
    <style:style style:name="ListLabel_20_1760" style:display-name="ListLabel 1760" style:family="text"/>
    <style:style style:name="ListLabel_20_1761" style:display-name="ListLabel 1761" style:family="text">
      <style:text-properties style:font-name-complex="Courier New1" style:font-family-complex="'Courier New'" style:font-family-generic-complex="system" style:font-pitch-complex="variable"/>
    </style:style>
    <style:style style:name="ListLabel_20_1762" style:display-name="ListLabel 1762" style:family="text"/>
    <style:style style:name="ListLabel_20_1763" style:display-name="ListLabel 1763" style:family="text"/>
    <style:style style:name="ListLabel_20_1764" style:display-name="ListLabel 1764" style:family="text">
      <style:text-properties style:font-name-complex="Courier New1" style:font-family-complex="'Courier New'" style:font-family-generic-complex="system" style:font-pitch-complex="variable"/>
    </style:style>
    <style:style style:name="ListLabel_20_1765" style:display-name="ListLabel 1765" style:family="text"/>
    <style:style style:name="ListLabel_20_1766" style:display-name="ListLabel 1766" style:family="text"/>
    <style:style style:name="ListLabel_20_1767" style:display-name="ListLabel 1767" style:family="text">
      <style:text-properties style:font-name-complex="Courier New1" style:font-family-complex="'Courier New'" style:font-family-generic-complex="system" style:font-pitch-complex="variable"/>
    </style:style>
    <style:style style:name="ListLabel_20_1768" style:display-name="ListLabel 1768" style:family="text"/>
    <style:style style:name="ListLabel_20_1769" style:display-name="ListLabel 1769" style:family="text"/>
    <style:style style:name="ListLabel_20_1770" style:display-name="ListLabel 1770" style:family="text">
      <style:text-properties style:font-name-complex="Courier New1" style:font-family-complex="'Courier New'" style:font-family-generic-complex="system" style:font-pitch-complex="variable"/>
    </style:style>
    <style:style style:name="ListLabel_20_1771" style:display-name="ListLabel 1771" style:family="text"/>
    <style:style style:name="ListLabel_20_1772" style:display-name="ListLabel 1772" style:family="text">
      <style:text-properties fo:font-size="10pt" style:font-size-asian="10pt"/>
    </style:style>
    <style:style style:name="ListLabel_20_1773" style:display-name="ListLabel 1773" style:family="text">
      <style:text-properties fo:font-size="10pt" style:font-size-asian="10pt"/>
    </style:style>
    <style:style style:name="ListLabel_20_1774" style:display-name="ListLabel 1774" style:family="text">
      <style:text-properties fo:font-size="10pt" style:font-size-asian="10pt"/>
    </style:style>
    <style:style style:name="ListLabel_20_1775" style:display-name="ListLabel 1775" style:family="text">
      <style:text-properties fo:font-size="10pt" style:font-size-asian="10pt"/>
    </style:style>
    <style:style style:name="ListLabel_20_1776" style:display-name="ListLabel 1776" style:family="text">
      <style:text-properties fo:font-size="10pt" style:font-size-asian="10pt"/>
    </style:style>
    <style:style style:name="ListLabel_20_1777" style:display-name="ListLabel 1777" style:family="text">
      <style:text-properties fo:font-size="10pt" style:font-size-asian="10pt"/>
    </style:style>
    <style:style style:name="ListLabel_20_1778" style:display-name="ListLabel 1778" style:family="text">
      <style:text-properties fo:font-size="10pt" style:font-size-asian="10pt"/>
    </style:style>
    <style:style style:name="ListLabel_20_1779" style:display-name="ListLabel 1779" style:family="text">
      <style:text-properties fo:font-size="10pt" style:font-size-asian="10pt"/>
    </style:style>
    <style:style style:name="ListLabel_20_1780" style:display-name="ListLabel 1780" style:family="text">
      <style:text-properties fo:font-size="10pt" style:font-size-asian="10pt"/>
    </style:style>
    <style:style style:name="ListLabel_20_1781" style:display-name="ListLabel 1781" style:family="text">
      <style:text-properties fo:font-size="10pt" style:font-size-asian="10pt"/>
    </style:style>
    <style:style style:name="ListLabel_20_1782" style:display-name="ListLabel 1782" style:family="text">
      <style:text-properties fo:font-size="10pt" style:font-size-asian="10pt"/>
    </style:style>
    <style:style style:name="ListLabel_20_1783" style:display-name="ListLabel 1783" style:family="text">
      <style:text-properties fo:font-size="10pt" style:font-size-asian="10pt"/>
    </style:style>
    <style:style style:name="ListLabel_20_1784" style:display-name="ListLabel 1784" style:family="text">
      <style:text-properties fo:font-size="10pt" style:font-size-asian="10pt"/>
    </style:style>
    <style:style style:name="ListLabel_20_1785" style:display-name="ListLabel 1785" style:family="text">
      <style:text-properties fo:font-size="10pt" style:font-size-asian="10pt"/>
    </style:style>
    <style:style style:name="ListLabel_20_1786" style:display-name="ListLabel 1786" style:family="text">
      <style:text-properties fo:font-size="10pt" style:font-size-asian="10pt"/>
    </style:style>
    <style:style style:name="ListLabel_20_1787" style:display-name="ListLabel 1787" style:family="text">
      <style:text-properties fo:font-size="10pt" style:font-size-asian="10pt"/>
    </style:style>
    <style:style style:name="ListLabel_20_1788" style:display-name="ListLabel 1788" style:family="text">
      <style:text-properties fo:font-size="10pt" style:font-size-asian="10pt"/>
    </style:style>
    <style:style style:name="ListLabel_20_1789" style:display-name="ListLabel 1789" style:family="text">
      <style:text-properties fo:font-size="10pt" style:font-size-asian="10pt"/>
    </style:style>
    <style:style style:name="ListLabel_20_1790" style:display-name="ListLabel 1790" style:family="text">
      <style:text-properties fo:font-size="10pt" style:font-size-asian="10pt"/>
    </style:style>
    <style:style style:name="ListLabel_20_1791" style:display-name="ListLabel 1791" style:family="text">
      <style:text-properties fo:font-size="10pt" style:font-size-asian="10pt"/>
    </style:style>
    <style:style style:name="ListLabel_20_1792" style:display-name="ListLabel 1792" style:family="text">
      <style:text-properties fo:font-size="10pt" style:font-size-asian="10pt"/>
    </style:style>
    <style:style style:name="ListLabel_20_1793" style:display-name="ListLabel 1793" style:family="text">
      <style:text-properties fo:font-size="10pt" style:font-size-asian="10pt"/>
    </style:style>
    <style:style style:name="ListLabel_20_1794" style:display-name="ListLabel 1794" style:family="text">
      <style:text-properties fo:font-size="10pt" style:font-size-asian="10pt"/>
    </style:style>
    <style:style style:name="ListLabel_20_1795" style:display-name="ListLabel 1795" style:family="text">
      <style:text-properties fo:font-size="10pt" style:font-size-asian="10pt"/>
    </style:style>
    <style:style style:name="ListLabel_20_1796" style:display-name="ListLabel 1796" style:family="text">
      <style:text-properties fo:font-size="10pt" style:font-size-asian="10pt"/>
    </style:style>
    <style:style style:name="ListLabel_20_1797" style:display-name="ListLabel 1797" style:family="text">
      <style:text-properties fo:font-size="10pt" style:font-size-asian="10pt"/>
    </style:style>
    <style:style style:name="ListLabel_20_1798" style:display-name="ListLabel 1798" style:family="text">
      <style:text-properties fo:font-size="10pt" style:font-size-asian="10pt"/>
    </style:style>
    <style:style style:name="ListLabel_20_1799" style:display-name="ListLabel 1799" style:family="text">
      <style:text-properties fo:font-size="10pt" style:font-size-asian="10pt"/>
    </style:style>
    <style:style style:name="ListLabel_20_1800" style:display-name="ListLabel 1800" style:family="text">
      <style:text-properties fo:font-size="10pt" style:font-size-asian="10pt"/>
    </style:style>
    <style:style style:name="ListLabel_20_1801" style:display-name="ListLabel 1801" style:family="text">
      <style:text-properties fo:font-size="10pt" style:font-size-asian="10pt"/>
    </style:style>
    <style:style style:name="ListLabel_20_1802" style:display-name="ListLabel 1802" style:family="text">
      <style:text-properties fo:font-size="10pt" style:font-size-asian="10pt"/>
    </style:style>
    <style:style style:name="ListLabel_20_1803" style:display-name="ListLabel 1803" style:family="text">
      <style:text-properties fo:font-size="10pt" style:font-size-asian="10pt"/>
    </style:style>
    <style:style style:name="ListLabel_20_1804" style:display-name="ListLabel 1804" style:family="text">
      <style:text-properties fo:font-size="10pt" style:font-size-asian="10pt"/>
    </style:style>
    <style:style style:name="ListLabel_20_1805" style:display-name="ListLabel 1805" style:family="text">
      <style:text-properties fo:font-size="10pt" style:font-size-asian="10pt"/>
    </style:style>
    <style:style style:name="ListLabel_20_1806" style:display-name="ListLabel 1806" style:family="text">
      <style:text-properties fo:font-size="10pt" style:font-size-asian="10pt"/>
    </style:style>
    <style:style style:name="ListLabel_20_1807" style:display-name="ListLabel 1807" style:family="text">
      <style:text-properties fo:font-size="10pt" style:font-size-asian="10pt"/>
    </style:style>
    <style:style style:name="ListLabel_20_1808" style:display-name="ListLabel 1808" style:family="text"/>
    <style:style style:name="ListLabel_20_1809" style:display-name="ListLabel 1809" style:family="text">
      <style:text-properties style:font-name-complex="Courier New1" style:font-family-complex="'Courier New'" style:font-family-generic-complex="system" style:font-pitch-complex="variable"/>
    </style:style>
    <style:style style:name="ListLabel_20_1810" style:display-name="ListLabel 1810" style:family="text"/>
    <style:style style:name="ListLabel_20_1811" style:display-name="ListLabel 1811" style:family="text"/>
    <style:style style:name="ListLabel_20_1812" style:display-name="ListLabel 1812" style:family="text">
      <style:text-properties style:font-name-complex="Courier New1" style:font-family-complex="'Courier New'" style:font-family-generic-complex="system" style:font-pitch-complex="variable"/>
    </style:style>
    <style:style style:name="ListLabel_20_1813" style:display-name="ListLabel 1813" style:family="text"/>
    <style:style style:name="ListLabel_20_1814" style:display-name="ListLabel 1814" style:family="text"/>
    <style:style style:name="ListLabel_20_1815" style:display-name="ListLabel 1815" style:family="text">
      <style:text-properties style:font-name-complex="Courier New1" style:font-family-complex="'Courier New'" style:font-family-generic-complex="system" style:font-pitch-complex="variable"/>
    </style:style>
    <style:style style:name="ListLabel_20_1816" style:display-name="ListLabel 1816" style:family="text"/>
    <style:style style:name="ListLabel_20_1817" style:display-name="ListLabel 1817" style:family="text"/>
    <style:style style:name="ListLabel_20_1818" style:display-name="ListLabel 1818" style:family="text">
      <style:text-properties style:font-name-complex="Courier New1" style:font-family-complex="'Courier New'" style:font-family-generic-complex="system" style:font-pitch-complex="variable"/>
    </style:style>
    <style:style style:name="ListLabel_20_1819" style:display-name="ListLabel 1819" style:family="text"/>
    <style:style style:name="ListLabel_20_1820" style:display-name="ListLabel 1820" style:family="text"/>
    <style:style style:name="ListLabel_20_1821" style:display-name="ListLabel 1821" style:family="text">
      <style:text-properties style:font-name-complex="Courier New1" style:font-family-complex="'Courier New'" style:font-family-generic-complex="system" style:font-pitch-complex="variable"/>
    </style:style>
    <style:style style:name="ListLabel_20_1822" style:display-name="ListLabel 1822" style:family="text"/>
    <style:style style:name="ListLabel_20_1823" style:display-name="ListLabel 1823" style:family="text"/>
    <style:style style:name="ListLabel_20_1824" style:display-name="ListLabel 1824" style:family="text">
      <style:text-properties style:font-name-complex="Courier New1" style:font-family-complex="'Courier New'" style:font-family-generic-complex="system" style:font-pitch-complex="variable"/>
    </style:style>
    <style:style style:name="ListLabel_20_1825" style:display-name="ListLabel 1825" style:family="text"/>
    <style:style style:name="ListLabel_20_1826" style:display-name="ListLabel 1826" style:family="text"/>
    <style:style style:name="ListLabel_20_1827" style:display-name="ListLabel 1827" style:family="text">
      <style:text-properties style:font-name-complex="Courier New1" style:font-family-complex="'Courier New'" style:font-family-generic-complex="system" style:font-pitch-complex="variable"/>
    </style:style>
    <style:style style:name="ListLabel_20_1828" style:display-name="ListLabel 1828" style:family="text"/>
    <style:style style:name="ListLabel_20_1829" style:display-name="ListLabel 1829" style:family="text"/>
    <style:style style:name="ListLabel_20_1830" style:display-name="ListLabel 1830" style:family="text">
      <style:text-properties style:font-name-complex="Courier New1" style:font-family-complex="'Courier New'" style:font-family-generic-complex="system" style:font-pitch-complex="variable"/>
    </style:style>
    <style:style style:name="ListLabel_20_1831" style:display-name="ListLabel 1831" style:family="text"/>
    <style:style style:name="ListLabel_20_1832" style:display-name="ListLabel 1832" style:family="text"/>
    <style:style style:name="ListLabel_20_1833" style:display-name="ListLabel 1833" style:family="text">
      <style:text-properties style:font-name-complex="Courier New1" style:font-family-complex="'Courier New'" style:font-family-generic-complex="system" style:font-pitch-complex="variable"/>
    </style:style>
    <style:style style:name="ListLabel_20_1834" style:display-name="ListLabel 1834" style:family="text"/>
    <style:style style:name="ListLabel_20_1835" style:display-name="ListLabel 1835" style:family="text"/>
    <style:style style:name="ListLabel_20_1836" style:display-name="ListLabel 1836" style:family="text">
      <style:text-properties style:font-name-complex="Courier New1" style:font-family-complex="'Courier New'" style:font-family-generic-complex="system" style:font-pitch-complex="variable"/>
    </style:style>
    <style:style style:name="ListLabel_20_1837" style:display-name="ListLabel 1837" style:family="text"/>
    <style:style style:name="ListLabel_20_1838" style:display-name="ListLabel 1838" style:family="text"/>
    <style:style style:name="ListLabel_20_1839" style:display-name="ListLabel 1839" style:family="text">
      <style:text-properties style:font-name-complex="Courier New1" style:font-family-complex="'Courier New'" style:font-family-generic-complex="system" style:font-pitch-complex="variable"/>
    </style:style>
    <style:style style:name="ListLabel_20_1840" style:display-name="ListLabel 1840" style:family="text"/>
    <style:style style:name="ListLabel_20_1841" style:display-name="ListLabel 1841" style:family="text"/>
    <style:style style:name="ListLabel_20_1842" style:display-name="ListLabel 1842" style:family="text">
      <style:text-properties style:font-name-complex="Courier New1" style:font-family-complex="'Courier New'" style:font-family-generic-complex="system" style:font-pitch-complex="variable"/>
    </style:style>
    <style:style style:name="ListLabel_20_1843" style:display-name="ListLabel 1843" style:family="text"/>
    <style:style style:name="ListLabel_20_1844" style:display-name="ListLabel 1844" style:family="text"/>
    <style:style style:name="ListLabel_20_1845" style:display-name="ListLabel 1845" style:family="text">
      <style:text-properties style:font-name-complex="Courier New1" style:font-family-complex="'Courier New'" style:font-family-generic-complex="system" style:font-pitch-complex="variable"/>
    </style:style>
    <style:style style:name="ListLabel_20_1846" style:display-name="ListLabel 1846" style:family="text"/>
    <style:style style:name="ListLabel_20_1847" style:display-name="ListLabel 1847" style:family="text"/>
    <style:style style:name="ListLabel_20_1848" style:display-name="ListLabel 1848" style:family="text">
      <style:text-properties style:font-name-complex="Courier New1" style:font-family-complex="'Courier New'" style:font-family-generic-complex="system" style:font-pitch-complex="variable"/>
    </style:style>
    <style:style style:name="ListLabel_20_1849" style:display-name="ListLabel 1849" style:family="text"/>
    <style:style style:name="ListLabel_20_1850" style:display-name="ListLabel 1850" style:family="text"/>
    <style:style style:name="ListLabel_20_1851" style:display-name="ListLabel 1851" style:family="text">
      <style:text-properties style:font-name-complex="Courier New1" style:font-family-complex="'Courier New'" style:font-family-generic-complex="system" style:font-pitch-complex="variable"/>
    </style:style>
    <style:style style:name="ListLabel_20_1852" style:display-name="ListLabel 1852" style:family="text"/>
    <style:style style:name="ListLabel_20_1853" style:display-name="ListLabel 1853" style:family="text"/>
    <style:style style:name="ListLabel_20_1854" style:display-name="ListLabel 1854" style:family="text">
      <style:text-properties style:font-name-complex="Courier New1" style:font-family-complex="'Courier New'" style:font-family-generic-complex="system" style:font-pitch-complex="variable"/>
    </style:style>
    <style:style style:name="ListLabel_20_1855" style:display-name="ListLabel 1855" style:family="text"/>
    <style:style style:name="ListLabel_20_1856" style:display-name="ListLabel 1856" style:family="text"/>
    <style:style style:name="ListLabel_20_1857" style:display-name="ListLabel 1857" style:family="text">
      <style:text-properties style:font-name-complex="Courier New1" style:font-family-complex="'Courier New'" style:font-family-generic-complex="system" style:font-pitch-complex="variable"/>
    </style:style>
    <style:style style:name="ListLabel_20_1858" style:display-name="ListLabel 1858" style:family="text"/>
    <style:style style:name="ListLabel_20_1859" style:display-name="ListLabel 1859" style:family="text"/>
    <style:style style:name="ListLabel_20_1860" style:display-name="ListLabel 1860" style:family="text">
      <style:text-properties style:font-name-complex="Courier New1" style:font-family-complex="'Courier New'" style:font-family-generic-complex="system" style:font-pitch-complex="variable"/>
    </style:style>
    <style:style style:name="ListLabel_20_1861" style:display-name="ListLabel 1861" style:family="text"/>
    <style:style style:name="ListLabel_20_1862" style:display-name="ListLabel 1862" style:family="text"/>
    <style:style style:name="ListLabel_20_1863" style:display-name="ListLabel 1863" style:family="text"/>
    <style:style style:name="ListLabel_20_1864" style:display-name="ListLabel 1864" style:family="text"/>
    <style:style style:name="ListLabel_20_1865" style:display-name="ListLabel 1865" style:family="text"/>
    <style:style style:name="ListLabel_20_1866" style:display-name="ListLabel 1866" style:family="text"/>
    <style:style style:name="ListLabel_20_1867" style:display-name="ListLabel 1867" style:family="text"/>
    <style:style style:name="ListLabel_20_1868" style:display-name="ListLabel 1868" style:family="text"/>
    <style:style style:name="ListLabel_20_1869" style:display-name="ListLabel 1869" style:family="text"/>
    <style:style style:name="ListLabel_20_1870" style:display-name="ListLabel 1870" style:family="text"/>
    <style:style style:name="ListLabel_20_1871" style:display-name="ListLabel 1871" style:family="text"/>
    <style:style style:name="ListLabel_20_1872" style:display-name="ListLabel 1872" style:family="text">
      <style:text-properties style:font-name-complex="Courier New1" style:font-family-complex="'Courier New'" style:font-family-generic-complex="system" style:font-pitch-complex="variable"/>
    </style:style>
    <style:style style:name="ListLabel_20_1873" style:display-name="ListLabel 1873" style:family="text"/>
    <style:style style:name="ListLabel_20_1874" style:display-name="ListLabel 1874" style:family="text"/>
    <style:style style:name="ListLabel_20_1875" style:display-name="ListLabel 1875" style:family="text">
      <style:text-properties style:font-name-complex="Courier New1" style:font-family-complex="'Courier New'" style:font-family-generic-complex="system" style:font-pitch-complex="variable"/>
    </style:style>
    <style:style style:name="ListLabel_20_1876" style:display-name="ListLabel 1876" style:family="text"/>
    <style:style style:name="ListLabel_20_1877" style:display-name="ListLabel 1877" style:family="text"/>
    <style:style style:name="ListLabel_20_1878" style:display-name="ListLabel 1878" style:family="text">
      <style:text-properties style:font-name-complex="Courier New1" style:font-family-complex="'Courier New'" style:font-family-generic-complex="system" style:font-pitch-complex="variable"/>
    </style:style>
    <style:style style:name="ListLabel_20_1879" style:display-name="ListLabel 1879"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space"/>
        </style:list-level-properties>
      </text:outline-level-style>
      <text:outline-level-style text:level="2" text:style-name="ListLabel_20_2" loext:num-list-format="%1%.%2%" style:num-format="">
        <style:list-level-properties text:list-level-position-and-space-mode="label-alignment">
          <style:list-level-label-alignment text:label-followed-by="space"/>
        </style:list-level-properties>
      </text:outline-level-style>
      <text:outline-level-style text:level="3" text:style-name="ListLabel_20_3" loext:num-list-format="%1%.%2%.%3%" style:num-format="">
        <style:list-level-properties text:list-level-position-and-space-mode="label-alignment">
          <style:list-level-label-alignment text:label-followed-by="space"/>
        </style:list-level-properties>
      </text:outline-level-style>
      <text:outline-level-style text:level="4" text:style-name="ListLabel_20_4" loext:num-list-format="%1%.%2%.%3%.%4%" style:num-format="">
        <style:list-level-properties text:list-level-position-and-space-mode="label-alignment">
          <style:list-level-label-alignment text:label-followed-by="space"/>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fo:font-family="OpenSymbol" style:font-charset="x-symbol"/>
      </text:list-level-style-bullet>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51cm" fo:text-indent="-0.499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51cm" fo:text-indent="-0.499cm" fo:margin-left="1.251cm"/>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2.501cm" fo:text-indent="-0.499cm" fo:margin-left="2.501cm"/>
        </style:list-level-properties>
        <style:text-properties style:font-name="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752cm" fo:text-indent="-0.499cm" fo:margin-left="3.752cm"/>
        </style:list-level-properties>
        <style:text-properties style:font-name="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02cm" fo:text-indent="-0.499cm" fo:margin-left="5.002cm"/>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253cm" fo:text-indent="-0.499cm" fo:margin-left="6.253cm"/>
        </style:list-level-properties>
        <style:text-properties style:font-name="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504cm" fo:text-indent="-0.499cm" fo:margin-left="7.504cm"/>
        </style:list-level-properties>
        <style:text-properties style:font-name="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754cm" fo:text-indent="-0.499cm" fo:margin-left="8.754cm"/>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005cm" fo:text-indent="-0.499cm" fo:margin-left="10.005cm"/>
        </style:list-level-properties>
        <style:text-properties style:font-name="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255cm" fo:text-indent="-0.499cm" fo:margin-left="11.25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bullet text:level="1" text:style-name="ListLabel_20_183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1"/>
      </text:list-level-style-bullet>
      <text:list-level-style-bullet text:level="2" text:style-name="ListLabel_20_1836"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pitch="fixed"/>
      </text:list-level-style-bullet>
      <text:list-level-style-bullet text:level="3" text:style-name="ListLabel_20_1837"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Regular" style:font-pitch="variable" style:font-charset="x-symbol"/>
      </text:list-level-style-bullet>
      <text:list-level-style-bullet text:level="4" text:style-name="ListLabel_20_183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1839"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pitch="fixed"/>
      </text:list-level-style-bullet>
      <text:list-level-style-bullet text:level="6" text:style-name="ListLabel_20_1840"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Regular" style:font-pitch="variable" style:font-charset="x-symbol"/>
      </text:list-level-style-bullet>
      <text:list-level-style-bullet text:level="7" text:style-name="ListLabel_20_184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1842"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pitch="fixed"/>
      </text:list-level-style-bullet>
      <text:list-level-style-bullet text:level="9" text:style-name="ListLabel_20_1843"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26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7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7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7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7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7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7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7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bullet text:level="1" text:style-name="ListLabel_20_1142"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43"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144"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145"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146"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147"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148"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149"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150"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25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6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6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26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6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6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26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6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bullet text:level="1" text:style-name="ListLabel_20_116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6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6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6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6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6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6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6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4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date-style style:name="N10119" number:language="en" number:country="GB">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261e9c1"/>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0cm" fo:margin-left="2.499cm" fo:margin-right="1.3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59cm" style:layout-grid-snap-to="true" draw:fill="solid" draw:fill-color="#ffffff" draw:opacity="100%" style:footnote-max-height="0cm" loext:margin-gutter="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5cm" fo:margin-left="0cm" fo:margin-right="0cm" fo:margin-bottom="0.049cm" fo:background-color="transparent" style:dynamic-spacing="false" draw:fill="none" draw:fill-color="#729fcf"/>
      </style:header-style>
      <style:footer-style>
        <style:header-footer-properties fo:min-height="0.501cm" fo:margin-left="0cm" fo:margin-right="0cm" fo:margin-top="0.4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header-left>
        <text:p text:style-name="Header_20_left"/>
      </style:header-left>
      <style:footer>
        <text:p text:style-name="MP2"><text:page-number text:select-page="current">1</text:page-number></text:p>
        <text:p text:style-name="Footer"/>
      </style:footer>
      <style:footer-left>
        <text:p text:style-name="MP2"><text:page-number text:select-page="current">2</text:page-number></text:p>
        <text:p text:style-name="Footer"/>
      </style:footer-left>
    </style:master-page>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ngkwon Lim/5G Standards /SRA/Principal Engineer/Samsung Electronics</meta:initial-creator>
    <meta:editing-cycles>255</meta:editing-cycles>
    <meta:creation-date>2023-07-10T17:06:00</meta:creation-date>
    <dc:date>2024-03-11T21:59:52.711835623</dc:date>
    <dc:language>en-GB</dc:language>
    <meta:editing-duration>P22DT13H48M57S</meta:editing-duration>
    <meta:generator>LibreOffice/7.6.4.1$Linux_X86_64 LibreOffice_project/60$Build-1</meta:generator>
    <meta:print-date>2024-02-08T23:03:15.113889597</meta:print-date>
    <meta:printed-by>PDF files: Liam Quin</meta:printed-by>
    <dc:creator>Liam Quin</dc:creator>
    <meta:document-statistic meta:table-count="1" meta:image-count="0" meta:object-count="0" meta:page-count="3" meta:paragraph-count="47" meta:word-count="894" meta:character-count="5473" meta:non-whitespace-character-count="4625"/>
    <meta:user-defined meta:name="AppVersion">16.0000</meta:user-defined>
    <meta:template xlink:type="simple" xlink:actuate="onRequest" xlink:title="Normal.dotm" xlink:href=""/>
  </office:meta>
</office:document-meta>
</file>